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500000165F1ABFFCDE9EA8BBA.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EB0000001D40B8708902C3DA5D.png" manifest:media-type="image/png"/>
  <manifest:file-entry manifest:full-path="Pictures/1000020100000420000000DE6A4BA872A81FDF5B.png" manifest:media-type="image/png"/>
  <manifest:file-entry manifest:full-path="Pictures/100002010000030B000001F1C156DA723CF7C4F5.png" manifest:media-type="image/png"/>
  <manifest:file-entry manifest:full-path="Pictures/10000000000002040000024B177C1DB248EF0225.png" manifest:media-type="image/png"/>
  <manifest:file-entry manifest:full-path="Pictures/10000000000001D3000000C84791A24114BC0A87.png" manifest:media-type="image/png"/>
  <manifest:file-entry manifest:full-path="Pictures/1000000000000186000001252BB4609308AACE65.png" manifest:media-type="image/png"/>
  <manifest:file-entry manifest:full-path="Pictures/100000000000013B000000F70899D9779740FB84.png" manifest:media-type="image/png"/>
  <manifest:file-entry manifest:full-path="Pictures/100000000000026B000001C10EDDCD91B0C1E28B.png" manifest:media-type="image/png"/>
  <manifest:file-entry manifest:full-path="Pictures/100000000000010E000001622C3D183AF8C47F9E.png" manifest:media-type="image/png"/>
  <manifest:file-entry manifest:full-path="Pictures/10000000000002B00000017D858BD243D45D6544.png" manifest:media-type="image/png"/>
  <manifest:file-entry manifest:full-path="Pictures/1000000000000127000001B82EACA1DE9B16C233.png" manifest:media-type="image/png"/>
  <manifest:file-entry manifest:full-path="Pictures/1000020100000178000000CFEADCC60D2CB5912F.png" manifest:media-type="image/png"/>
  <manifest:file-entry manifest:full-path="Pictures/1000000000000127000000C778039AD2312ED9F7.png" manifest:media-type="image/png"/>
  <manifest:file-entry manifest:full-path="Pictures/100002010000010F000000B620FDD4583E06D613.png" manifest:media-type="image/png"/>
  <manifest:file-entry manifest:full-path="Pictures/10000000000001BD000001B2118D7CB790AF68C1.png" manifest:media-type="image/png"/>
  <manifest:file-entry manifest:full-path="Pictures/10000000000001E8000000EA15E7DA1395EDB218.png" manifest:media-type="image/png"/>
  <manifest:file-entry manifest:full-path="Pictures/10000201000001E7000000AD188E48E2EECA7CBA.png" manifest:media-type="image/png"/>
  <manifest:file-entry manifest:full-path="Pictures/10000000000002E20000023E96116B17FE52BA26.png" manifest:media-type="image/png"/>
  <manifest:file-entry manifest:full-path="Pictures/100000000000012B000000B86E23E4866523AC43.png" manifest:media-type="image/png"/>
  <manifest:file-entry manifest:full-path="Pictures/100000000000026A00000068DB29333BA34C4FE4.png" manifest:media-type="image/png"/>
  <manifest:file-entry manifest:full-path="Pictures/100000000000012E000000A6FB6144D9310873EE.png" manifest:media-type="image/png"/>
  <manifest:file-entry manifest:full-path="Pictures/10000201000000ED0000005647424DA1464AC556.png" manifest:media-type="image/png"/>
  <manifest:file-entry manifest:full-path="Pictures/10000201000001F5000000AF728C3D0FDCB1404C.png" manifest:media-type="image/png"/>
  <manifest:file-entry manifest:full-path="Pictures/100000000000022D000001D279C5D415847824C0.png" manifest:media-type="image/png"/>
  <manifest:file-entry manifest:full-path="Pictures/10000000000001FD0000014D8D7A1CDFFB45F46D.png" manifest:media-type="image/png"/>
  <manifest:file-entry manifest:full-path="Pictures/1000000000000113000000BA87C69207AED8273B.png" manifest:media-type="image/png"/>
  <manifest:file-entry manifest:full-path="Pictures/100000000000015C00000126895C28E23327D5CF.png" manifest:media-type="image/png"/>
  <manifest:file-entry manifest:full-path="Pictures/100000000000021900000156B6766F014166DF3A.png" manifest:media-type="image/png"/>
  <manifest:file-entry manifest:full-path="Pictures/1000000000000127000000ACA035702EA36E1871.png" manifest:media-type="image/png"/>
  <manifest:file-entry manifest:full-path="Pictures/1000000000000127000001ADA7C7C898C32F0AA4.png" manifest:media-type="image/png"/>
  <manifest:file-entry manifest:full-path="Pictures/100000000000030B000002C5CF17E9978A473B57.png" manifest:media-type="image/png"/>
  <manifest:file-entry manifest:full-path="Pictures/100000000000010B000000D32385BAA56CD57081.png" manifest:media-type="image/png"/>
  <manifest:file-entry manifest:full-path="Pictures/10000201000001800000010FD9AB312A2D86CDF8.png" manifest:media-type="image/png"/>
  <manifest:file-entry manifest:full-path="Pictures/10000000000000F20000016DA31C56612646EE68.png" manifest:media-type="image/png"/>
  <manifest:file-entry manifest:full-path="Pictures/100000000000026B0000011F84899F6093B09E8D.png" manifest:media-type="image/png"/>
  <manifest:file-entry manifest:full-path="Pictures/100000000000021100000158ED9FC77D712CA6B6.png" manifest:media-type="image/png"/>
  <manifest:file-entry manifest:full-path="Pictures/1000000000000340000000DC966AE6012CE86464.png" manifest:media-type="image/png"/>
  <manifest:file-entry manifest:full-path="Pictures/10000201000002810000016E741981EA3FD671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Figure">
      <style:text-properties officeooo:paragraph-rsid="01600f20"/>
    </style:style>
    <style:style style:name="P64" style:family="paragraph" style:parent-style-name="Figure">
      <style:paragraph-properties fo:text-align="end" style:justify-single-word="false"/>
      <style:text-properties officeooo:paragraph-rsid="01600f20"/>
    </style:style>
    <style:style style:name="P65" style:family="paragraph" style:parent-style-name="Figure">
      <style:text-properties officeooo:paragraph-rsid="040494b7"/>
    </style:style>
    <style:style style:name="P66" style:family="paragraph" style:parent-style-name="Figure">
      <style:text-properties officeooo:paragraph-rsid="04080a98"/>
    </style:style>
    <style:style style:name="P67" style:family="paragraph" style:parent-style-name="Figure">
      <style:text-properties officeooo:paragraph-rsid="0408c281"/>
    </style:style>
    <style:style style:name="P68" style:family="paragraph" style:parent-style-name="Figure">
      <style:text-properties officeooo:paragraph-rsid="040f47bf"/>
    </style:style>
    <style:style style:name="P69" style:family="paragraph" style:parent-style-name="Figure">
      <style:text-properties officeooo:paragraph-rsid="041c46d1"/>
    </style:style>
    <style:style style:name="P70" style:family="paragraph" style:parent-style-name="Figure">
      <style:text-properties fo:language="en" fo:country="US" officeooo:paragraph-rsid="0420c40b"/>
    </style:style>
    <style:style style:name="P71" style:family="paragraph" style:parent-style-name="Figure">
      <style:text-properties officeooo:paragraph-rsid="04377163"/>
    </style:style>
    <style:style style:name="P72" style:family="paragraph" style:parent-style-name="Figure">
      <style:text-properties officeooo:paragraph-rsid="043a7117"/>
    </style:style>
    <style:style style:name="P73" style:family="paragraph" style:parent-style-name="Figure">
      <style:text-properties officeooo:rsid="01782292" officeooo:paragraph-rsid="04511bed"/>
    </style:style>
    <style:style style:name="P74" style:family="paragraph" style:parent-style-name="Text_20_Note">
      <style:text-properties officeooo:paragraph-rsid="01600f20"/>
    </style:style>
    <style:style style:name="P75" style:family="paragraph" style:parent-style-name="Text_20_Note">
      <style:text-properties officeooo:rsid="00ac1411" officeooo:paragraph-rsid="01600f20"/>
    </style:style>
    <style:style style:name="P76" style:family="paragraph" style:parent-style-name="Text_20_Note">
      <style:text-properties officeooo:paragraph-rsid="03843242"/>
    </style:style>
    <style:style style:name="P77" style:family="paragraph" style:parent-style-name="Text_20_Note">
      <style:paragraph-properties fo:text-align="start" style:justify-single-word="false"/>
      <style:text-properties officeooo:paragraph-rsid="03cf2fa9"/>
    </style:style>
    <style:style style:name="P78" style:family="paragraph" style:parent-style-name="Text_20_Note">
      <style:text-properties officeooo:paragraph-rsid="03d9c83b"/>
    </style:style>
    <style:style style:name="P79" style:family="paragraph" style:parent-style-name="Text_20_Note">
      <style:text-properties officeooo:paragraph-rsid="03dfa7e7"/>
    </style:style>
    <style:style style:name="P80" style:family="paragraph" style:parent-style-name="Text_20_Note">
      <style:text-properties officeooo:paragraph-rsid="03f741c4"/>
    </style:style>
    <style:style style:name="P81" style:family="paragraph" style:parent-style-name="Text_20_Note">
      <style:text-properties officeooo:paragraph-rsid="041a7e4e"/>
    </style:style>
    <style:style style:name="P82" style:family="paragraph" style:parent-style-name="Text_20_Note">
      <style:text-properties officeooo:paragraph-rsid="0421a5f1"/>
    </style:style>
    <style:style style:name="P83" style:family="paragraph" style:parent-style-name="Text_20_Note">
      <style:text-properties officeooo:paragraph-rsid="0422cd87"/>
    </style:style>
    <style:style style:name="P84" style:family="paragraph" style:parent-style-name="Text_20_Note">
      <style:text-properties officeooo:paragraph-rsid="0429460e"/>
    </style:style>
    <style:style style:name="P85" style:family="paragraph" style:parent-style-name="Text_20_Note">
      <style:text-properties officeooo:rsid="04361e02" officeooo:paragraph-rsid="04361e02"/>
    </style:style>
    <style:style style:name="P86" style:family="paragraph" style:parent-style-name="Text_20_Body_20_List_20_Intro">
      <style:text-properties officeooo:paragraph-rsid="01600f20"/>
    </style:style>
    <style:style style:name="P87" style:family="paragraph" style:parent-style-name="Text_20_Body_20_List_20_Intro">
      <style:text-properties officeooo:paragraph-rsid="016442fb"/>
    </style:style>
    <style:style style:name="P88" style:family="paragraph" style:parent-style-name="Text_20_Body_20_List_20_Intro">
      <style:text-properties officeooo:rsid="016c0c86" officeooo:paragraph-rsid="016c14c1"/>
    </style:style>
    <style:style style:name="P89" style:family="paragraph" style:parent-style-name="Text_20_Body_20_List_20_Intro">
      <style:text-properties officeooo:paragraph-rsid="040bd888"/>
    </style:style>
    <style:style style:name="P90" style:family="paragraph" style:parent-style-name="Text_20_Body_20_List_20_Intro">
      <style:text-properties officeooo:paragraph-rsid="016c14c1"/>
    </style:style>
    <style:style style:name="P91" style:family="paragraph" style:parent-style-name="Text_20_Body_20_List_20_Intro">
      <style:text-properties officeooo:paragraph-rsid="043916f6"/>
    </style:style>
    <style:style style:name="P92" style:family="paragraph" style:parent-style-name="Text_20_Body_20_List_20_Intro">
      <style:text-properties officeooo:paragraph-rsid="0444af65"/>
    </style:style>
    <style:style style:name="P93" style:family="paragraph" style:parent-style-name="Text_20_Body_20_List_20_Intro">
      <style:text-properties officeooo:paragraph-rsid="04496c53"/>
    </style:style>
    <style:style style:name="P94" style:family="paragraph" style:parent-style-name="Text_20_Body_20_List_20_Intro">
      <style:text-properties officeooo:paragraph-rsid="044b6637"/>
    </style:style>
    <style:style style:name="P95" style:family="paragraph" style:parent-style-name="Table_20_Contents">
      <style:text-properties officeooo:paragraph-rsid="03843242"/>
    </style:style>
    <style:style style:name="P96" style:family="paragraph" style:parent-style-name="Text_20_body" style:master-page-name="">
      <style:paragraph-properties style:page-number="auto" fo:keep-with-next="always"/>
      <style:text-properties officeooo:paragraph-rsid="01600f20"/>
    </style:style>
    <style:style style:name="P97" style:family="paragraph" style:parent-style-name="Text_20_body" style:master-page-name="">
      <style:paragraph-properties style:page-number="auto" fo:keep-with-next="always"/>
      <style:text-properties officeooo:paragraph-rsid="040da607"/>
    </style:style>
    <style:style style:name="P98" style:family="paragraph" style:parent-style-name="Text_20_body" style:master-page-name="">
      <style:paragraph-properties style:page-number="auto" fo:keep-with-next="always" style:writing-mode="lr-tb"/>
      <style:text-properties officeooo:paragraph-rsid="01600f20"/>
    </style:style>
    <style:style style:name="P99" style:family="paragraph" style:parent-style-name="Definition_20_Term" style:master-page-name="">
      <style:paragraph-properties style:page-number="auto"/>
      <style:text-properties officeooo:paragraph-rsid="03db5147"/>
    </style:style>
    <style:style style:name="P100" style:family="paragraph" style:parent-style-name="Text_20_body" style:master-page-name="">
      <style:paragraph-properties fo:keep-together="always" fo:orphans="0" fo:widows="0" style:page-number="auto"/>
      <style:text-properties officeooo:paragraph-rsid="03de5f21"/>
    </style:style>
    <style:style style:name="P101" style:family="paragraph" style:parent-style-name="Text_20_body" style:master-page-name="">
      <style:paragraph-properties style:page-number="auto"/>
      <style:text-properties officeooo:paragraph-rsid="041c46d1"/>
    </style:style>
    <style:style style:name="P102" style:family="paragraph" style:parent-style-name="Figure" style:master-page-name="">
      <style:paragraph-properties style:page-number="auto"/>
      <style:text-properties officeooo:paragraph-rsid="03f81c2d"/>
    </style:style>
    <style:style style:name="P103" style:family="paragraph" style:parent-style-name="Table_20_Heading">
      <style:text-properties fo:font-size="10.5pt" officeooo:paragraph-rsid="03843242" style:font-size-asian="10.5pt" style:font-size-complex="10.5pt"/>
    </style:style>
    <style:style style:name="P104" style:family="paragraph" style:parent-style-name="Text_20_body">
      <style:paragraph-properties fo:margin-top="0cm" fo:margin-bottom="0cm" loext:contextual-spacing="false"/>
      <style:text-properties officeooo:rsid="01733b99" officeooo:paragraph-rsid="03d199ad"/>
    </style:style>
    <style:style style:name="P105" style:family="paragraph" style:parent-style-name="Text_20_body">
      <style:paragraph-properties fo:margin-top="0cm" fo:margin-bottom="0cm" loext:contextual-spacing="false"/>
      <style:text-properties officeooo:rsid="0379c43f" officeooo:paragraph-rsid="03d199ad"/>
    </style:style>
    <style:style style:name="P106" style:family="paragraph" style:parent-style-name="Text_20_body">
      <style:paragraph-properties fo:margin-top="0cm" fo:margin-bottom="0cm" loext:contextual-spacing="false"/>
      <style:text-properties officeooo:rsid="043dc14e" officeooo:paragraph-rsid="03d199ad"/>
    </style:style>
    <style:style style:name="P107" style:family="paragraph" style:parent-style-name="Guide_20_Name">
      <style:text-properties fo:language="en" fo:country="US" officeooo:rsid="001f0121" officeooo:paragraph-rsid="00a42f53"/>
    </style:style>
    <style:style style:name="P108" style:family="paragraph" style:parent-style-name="Title">
      <style:text-properties fo:language="en" fo:country="US" officeooo:rsid="001f0121" officeooo:paragraph-rsid="00a42f53"/>
    </style:style>
    <style:style style:name="P109" style:family="paragraph" style:parent-style-name="Subtitle">
      <style:text-properties fo:language="en" fo:country="US" officeooo:rsid="008f8613" officeooo:paragraph-rsid="00a42f53"/>
    </style:style>
    <style:style style:name="P110"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1" style:family="paragraph" style:parent-style-name="Caption">
      <style:text-properties officeooo:paragraph-rsid="03baeae4"/>
    </style:style>
    <style:style style:name="P112" style:family="paragraph" style:parent-style-name="Caption">
      <style:text-properties officeooo:paragraph-rsid="03bcbc9f"/>
    </style:style>
    <style:style style:name="P113" style:family="paragraph" style:parent-style-name="Caption">
      <style:text-properties officeooo:paragraph-rsid="03be9e1d"/>
    </style:style>
    <style:style style:name="P114" style:family="paragraph" style:parent-style-name="Caption">
      <style:text-properties officeooo:paragraph-rsid="03c10c63"/>
    </style:style>
    <style:style style:name="P115" style:family="paragraph" style:parent-style-name="Caption">
      <style:text-properties officeooo:paragraph-rsid="03c23e3b"/>
    </style:style>
    <style:style style:name="P116" style:family="paragraph" style:parent-style-name="Caption">
      <style:text-properties fo:language="en" fo:country="US"/>
    </style:style>
    <style:style style:name="P117" style:family="paragraph" style:parent-style-name="Text_20_body" style:master-page-name="">
      <style:paragraph-properties fo:margin-top="0.254cm" fo:margin-bottom="0.203cm" loext:contextual-spacing="false" style:page-number="auto"/>
      <style:text-properties officeooo:paragraph-rsid="01600f20"/>
    </style:style>
    <style:style style:name="P118" style:family="paragraph" style:parent-style-name="Text_20_Note" style:master-page-name="">
      <style:paragraph-properties fo:margin-top="0cm" fo:margin-bottom="0.499cm" loext:contextual-spacing="false" style:page-number="auto"/>
      <style:text-properties officeooo:paragraph-rsid="01600f20"/>
    </style:style>
    <style:style style:name="P119" style:family="paragraph" style:parent-style-name="Standard">
      <style:text-properties officeooo:paragraph-rsid="03843242"/>
    </style:style>
    <style:style style:name="P120" style:family="paragraph" style:parent-style-name="Standard">
      <style:text-properties officeooo:rsid="01782292" officeooo:paragraph-rsid="04511bed"/>
    </style:style>
    <style:style style:name="P12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2" style:family="paragraph" style:parent-style-name="Text_20_body_20_indent">
      <style:text-properties officeooo:paragraph-rsid="03db5147"/>
    </style:style>
    <style:style style:name="P123" style:family="paragraph" style:parent-style-name="Text_20_body_20_indent">
      <style:text-properties officeooo:paragraph-rsid="03fb0cc9"/>
    </style:style>
    <style:style style:name="P124" style:family="paragraph" style:parent-style-name="Text_20_body">
      <style:paragraph-properties fo:margin-top="0.3cm" fo:margin-bottom="0.21cm" loext:contextual-spacing="false"/>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Figure" style:list-style-name="Heading_20_Note">
      <style:text-properties officeooo:paragraph-rsid="0422cd87"/>
    </style:style>
    <style:style style:name="P133" style:family="paragraph" style:parent-style-name="Heading_20_1">
      <style:text-properties officeooo:paragraph-rsid="01629277"/>
    </style:style>
    <style:style style:name="P134" style:family="paragraph" style:parent-style-name="Heading_20_1">
      <style:text-properties officeooo:paragraph-rsid="01600f20"/>
    </style:style>
    <style:style style:name="P135" style:family="paragraph" style:parent-style-name="Heading_20_1">
      <style:text-properties officeooo:paragraph-rsid="040494b7"/>
    </style:style>
    <style:style style:name="P136" style:family="paragraph" style:parent-style-name="Heading_20_1">
      <style:text-properties officeooo:paragraph-rsid="0164c6a4"/>
    </style:style>
    <style:style style:name="P137" style:family="paragraph" style:parent-style-name="Heading_20_1">
      <style:text-properties officeooo:rsid="042bc981" officeooo:paragraph-rsid="042bc981"/>
    </style:style>
    <style:style style:name="P138" style:family="paragraph" style:parent-style-name="Heading_20_1">
      <style:text-properties officeooo:rsid="016dc340" officeooo:paragraph-rsid="0163a32b"/>
    </style:style>
    <style:style style:name="P139" style:family="paragraph" style:parent-style-name="Heading_20_1" style:master-page-name="Front_20_Matter">
      <style:paragraph-properties style:page-number="auto"/>
      <style:text-properties fo:language="en" fo:country="US" officeooo:paragraph-rsid="03843242"/>
    </style:style>
    <style:style style:name="P140" style:family="paragraph" style:parent-style-name="Heading_20_1" style:master-page-name="Standard">
      <style:paragraph-properties style:page-number="auto" fo:break-before="auto" fo:break-after="auto"/>
      <style:text-properties officeooo:paragraph-rsid="01600f20"/>
    </style:style>
    <style:style style:name="P141" style:family="paragraph" style:parent-style-name="Heading_20_1">
      <style:paragraph-properties fo:margin-top="0.499cm" fo:margin-bottom="0.3cm" loext:contextual-spacing="false" fo:keep-with-next="always" style:writing-mode="lr-tb"/>
      <style:text-properties officeooo:paragraph-rsid="0429460e"/>
    </style:style>
    <style:style style:name="P142" style:family="paragraph" style:parent-style-name="Heading_20_1">
      <style:paragraph-properties fo:margin-top="0.457cm" fo:margin-bottom="0.305cm" loext:contextual-spacing="false"/>
      <style:text-properties officeooo:paragraph-rsid="0164c6a4"/>
    </style:style>
    <style:style style:name="P143" style:family="paragraph" style:parent-style-name="Heading_20_1">
      <style:paragraph-properties fo:margin-top="0.7cm" fo:margin-bottom="0.3cm" loext:contextual-spacing="false" style:writing-mode="page"/>
      <style:text-properties officeooo:paragraph-rsid="01600f20"/>
    </style:style>
    <style:style style:name="P144" style:family="paragraph" style:parent-style-name="Heading_20_2">
      <style:text-properties officeooo:paragraph-rsid="03843242"/>
    </style:style>
    <style:style style:name="P145" style:family="paragraph" style:parent-style-name="Heading_20_2">
      <style:text-properties officeooo:paragraph-rsid="03d199ad"/>
    </style:style>
    <style:style style:name="P146" style:family="paragraph" style:parent-style-name="Heading_20_2">
      <style:text-properties officeooo:paragraph-rsid="01629277"/>
    </style:style>
    <style:style style:name="P147" style:family="paragraph" style:parent-style-name="Heading_20_2">
      <style:text-properties officeooo:paragraph-rsid="03f08a3c"/>
    </style:style>
    <style:style style:name="P148" style:family="paragraph" style:parent-style-name="Heading_20_2">
      <style:text-properties officeooo:paragraph-rsid="01600f20"/>
    </style:style>
    <style:style style:name="P149" style:family="paragraph" style:parent-style-name="Heading_20_2">
      <style:text-properties officeooo:paragraph-rsid="016442fb"/>
    </style:style>
    <style:style style:name="P150" style:family="paragraph" style:parent-style-name="Heading_20_2">
      <style:text-properties officeooo:rsid="0429460e" officeooo:paragraph-rsid="0429460e"/>
    </style:style>
    <style:style style:name="P151" style:family="paragraph" style:parent-style-name="Heading_20_2">
      <style:text-properties officeooo:paragraph-rsid="040494b7"/>
    </style:style>
    <style:style style:name="P152" style:family="paragraph" style:parent-style-name="Heading_20_2">
      <style:text-properties officeooo:paragraph-rsid="0421a5f1"/>
    </style:style>
    <style:style style:name="P153" style:family="paragraph" style:parent-style-name="Heading_20_2">
      <style:text-properties officeooo:paragraph-rsid="03eb71cd"/>
    </style:style>
    <style:style style:name="P154" style:family="paragraph" style:parent-style-name="Heading_20_2">
      <style:text-properties officeooo:paragraph-rsid="0164c6a4"/>
    </style:style>
    <style:style style:name="P155" style:family="paragraph" style:parent-style-name="Heading_20_2">
      <style:text-properties officeooo:paragraph-rsid="0422cd87"/>
    </style:style>
    <style:style style:name="P156" style:family="paragraph" style:parent-style-name="Heading_20_2">
      <style:text-properties officeooo:rsid="016330fd" officeooo:paragraph-rsid="016573da"/>
    </style:style>
    <style:style style:name="P157" style:family="paragraph" style:parent-style-name="Heading_20_2">
      <style:text-properties fo:color="#18a303" style:font-name="Liberation Sans3"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8" style:family="paragraph" style:parent-style-name="Heading_20_2">
      <style:paragraph-properties fo:margin-top="0.4cm" fo:margin-bottom="0.101cm" loext:contextual-spacing="false"/>
      <style:text-properties officeooo:paragraph-rsid="01600f20"/>
    </style:style>
    <style:style style:name="P159" style:family="paragraph" style:parent-style-name="Heading_20_2">
      <style:paragraph-properties fo:margin-top="0.3cm" fo:margin-bottom="0.101cm" loext:contextual-spacing="false"/>
      <style:text-properties officeooo:paragraph-rsid="01600f20"/>
    </style:style>
    <style:style style:name="P160" style:family="paragraph" style:parent-style-name="Heading_20_2" style:master-page-name="">
      <style:paragraph-properties style:page-number="auto"/>
      <style:text-properties officeooo:paragraph-rsid="01600f20"/>
    </style:style>
    <style:style style:name="P161" style:family="paragraph" style:parent-style-name="Heading_20_2" style:master-page-name="">
      <style:paragraph-properties style:page-number="auto"/>
      <style:text-properties officeooo:paragraph-rsid="0429460e"/>
    </style:style>
    <style:style style:name="P162" style:family="paragraph" style:parent-style-name="Heading_20_2" style:master-page-name="">
      <style:paragraph-properties style:page-number="auto" fo:keep-with-next="always"/>
      <style:text-properties officeooo:paragraph-rsid="01600f20"/>
    </style:style>
    <style:style style:name="P163" style:family="paragraph" style:parent-style-name="Heading_20_2" style:master-page-name="">
      <style:paragraph-properties fo:margin-top="0.3cm" fo:margin-bottom="0.199cm" loext:contextual-spacing="false" style:page-number="auto"/>
      <style:text-properties officeooo:paragraph-rsid="0429460e"/>
    </style:style>
    <style:style style:name="P164" style:family="paragraph" style:parent-style-name="Heading_20_2">
      <style:paragraph-properties fo:margin-top="0.6cm" fo:margin-bottom="0.199cm" loext:contextual-spacing="false" style:writing-mode="page"/>
      <style:text-properties officeooo:paragraph-rsid="01600f20"/>
    </style:style>
    <style:style style:name="P165" style:family="paragraph" style:parent-style-name="Heading_20_3">
      <style:text-properties officeooo:paragraph-rsid="01600f20"/>
    </style:style>
    <style:style style:name="P166" style:family="paragraph" style:parent-style-name="Heading_20_3">
      <style:text-properties officeooo:rsid="01040c4d" officeooo:paragraph-rsid="03843242"/>
    </style:style>
    <style:style style:name="P167" style:family="paragraph" style:parent-style-name="Heading_20_3">
      <style:text-properties officeooo:rsid="01040c4d" officeooo:paragraph-rsid="03d199ad"/>
    </style:style>
    <style:style style:name="P168" style:family="paragraph" style:parent-style-name="Heading_20_3">
      <style:text-properties officeooo:paragraph-rsid="04191987"/>
    </style:style>
    <style:style style:name="P169" style:family="paragraph" style:parent-style-name="Heading_20_3">
      <style:text-properties officeooo:paragraph-rsid="041c46d1"/>
    </style:style>
    <style:style style:name="P170" style:family="paragraph" style:parent-style-name="Heading_20_3">
      <style:paragraph-properties fo:margin-top="0.4cm" fo:margin-bottom="0.101cm" loext:contextual-spacing="false" style:writing-mode="page"/>
      <style:text-properties officeooo:paragraph-rsid="01600f20"/>
    </style:style>
    <style:style style:name="P171" style:family="paragraph" style:parent-style-name="Heading_20_Caution">
      <style:text-properties officeooo:paragraph-rsid="01600f20"/>
    </style:style>
    <style:style style:name="P172" style:family="paragraph" style:parent-style-name="Heading_20_Note">
      <style:text-properties officeooo:paragraph-rsid="03843242"/>
    </style:style>
    <style:style style:name="P173" style:family="paragraph" style:parent-style-name="Heading_20_Note" style:list-style-name="Heading_20_Note"/>
    <style:style style:name="P174" style:family="paragraph" style:parent-style-name="Heading_20_Note" style:list-style-name="Heading_20_Note">
      <style:text-properties officeooo:paragraph-rsid="0421a5f1"/>
    </style:style>
    <style:style style:name="P175" style:family="paragraph" style:parent-style-name="Heading_20_Note">
      <style:text-properties officeooo:paragraph-rsid="01600f20"/>
    </style:style>
    <style:style style:name="P176" style:family="paragraph" style:parent-style-name="Heading_20_Note">
      <style:text-properties officeooo:rsid="018599bb" officeooo:paragraph-rsid="03cf2fa9"/>
    </style:style>
    <style:style style:name="P177" style:family="paragraph" style:parent-style-name="Heading_20_Tip" style:list-style-name="Heading_20_Tip">
      <style:text-properties officeooo:paragraph-rsid="04191987"/>
    </style:style>
    <style:style style:name="P178" style:family="paragraph" style:parent-style-name="Heading_20_Tip" style:list-style-name="Heading_20_Tip">
      <style:text-properties officeooo:paragraph-rsid="0421a5f1"/>
    </style:style>
    <style:style style:name="P179" style:family="paragraph" style:parent-style-name="Heading_20_Tip">
      <style:text-properties officeooo:paragraph-rsid="041a7e4e"/>
    </style:style>
    <style:style style:name="P180" style:family="paragraph" style:parent-style-name="List_20_1">
      <style:text-properties officeooo:paragraph-rsid="01600f20"/>
    </style:style>
    <style:style style:name="P181" style:family="paragraph" style:parent-style-name="List_20_1" style:list-style-name="List_20_1">
      <style:text-properties officeooo:paragraph-rsid="01629277"/>
    </style:style>
    <style:style style:name="P182" style:family="paragraph" style:parent-style-name="List_20_1" style:list-style-name="List_20_1">
      <style:text-properties officeooo:paragraph-rsid="043fc416"/>
    </style:style>
    <style:style style:name="P183" style:family="paragraph" style:parent-style-name="List_20_1" style:list-style-name="List_20_1">
      <style:text-properties officeooo:paragraph-rsid="04123307"/>
    </style:style>
    <style:style style:name="P184" style:family="paragraph" style:parent-style-name="List_20_1">
      <style:text-properties officeooo:rsid="043ff4df" officeooo:paragraph-rsid="043ff4df"/>
    </style:style>
    <style:style style:name="P185" style:family="paragraph" style:parent-style-name="List_20_1" style:master-page-name="">
      <style:paragraph-properties style:page-number="auto" fo:keep-with-next="always" style:writing-mode="page"/>
      <style:text-properties officeooo:paragraph-rsid="01600f20"/>
    </style:style>
    <style:style style:name="P186"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7" style:family="paragraph" style:parent-style-name="List_20_2">
      <style:text-properties officeooo:paragraph-rsid="01600f20"/>
    </style:style>
    <style:style style:name="P188" style:family="paragraph" style:parent-style-name="List_20_2">
      <style:text-properties officeooo:paragraph-rsid="036cc1fd"/>
    </style:style>
    <style:style style:name="P189" style:family="paragraph" style:parent-style-name="Numbering_20_1" style:list-style-name="Numbering_20_1">
      <style:text-properties officeooo:paragraph-rsid="04273d81"/>
    </style:style>
    <style:style style:name="P190" style:family="paragraph" style:parent-style-name="Numbering_20_1" style:list-style-name="Numbering_20_1">
      <style:text-properties officeooo:paragraph-rsid="01600f20"/>
    </style:style>
    <style:style style:name="P191" style:family="paragraph" style:parent-style-name="Numbering_20_1" style:list-style-name="Numbering_20_1">
      <style:text-properties officeooo:paragraph-rsid="03feaa51"/>
    </style:style>
    <style:style style:name="P192" style:family="paragraph" style:parent-style-name="Numbering_20_1" style:list-style-name="Numbering_20_1">
      <style:text-properties officeooo:paragraph-rsid="0401b800"/>
    </style:style>
    <style:style style:name="P193" style:family="paragraph" style:parent-style-name="Numbering_20_1" style:list-style-name="Numbering_20_1">
      <style:text-properties officeooo:paragraph-rsid="0429460e"/>
    </style:style>
    <style:style style:name="P194" style:family="paragraph" style:parent-style-name="Numbering_20_1" style:list-style-name="Numbering_20_1">
      <style:text-properties officeooo:paragraph-rsid="0408c281"/>
    </style:style>
    <style:style style:name="P195" style:family="paragraph" style:parent-style-name="Numbering_20_1" style:list-style-name="Numbering_20_1">
      <style:text-properties officeooo:paragraph-rsid="040bd888"/>
    </style:style>
    <style:style style:name="P196" style:family="paragraph" style:parent-style-name="Numbering_20_1" style:list-style-name="Numbering_20_1">
      <style:text-properties officeooo:paragraph-rsid="04120a66"/>
    </style:style>
    <style:style style:name="P197" style:family="paragraph" style:parent-style-name="Numbering_20_1" style:list-style-name="Numbering_20_1">
      <style:text-properties officeooo:paragraph-rsid="040da607"/>
    </style:style>
    <style:style style:name="P198" style:family="paragraph" style:parent-style-name="Numbering_20_1" style:list-style-name="Numbering_20_1">
      <style:text-properties officeooo:paragraph-rsid="0456e4d7"/>
    </style:style>
    <style:style style:name="P199" style:family="paragraph" style:parent-style-name="Numbering_20_1" style:list-style-name="Numbering_20_1">
      <style:text-properties officeooo:paragraph-rsid="041efa9a"/>
    </style:style>
    <style:style style:name="P200" style:family="paragraph" style:parent-style-name="Numbering_20_1" style:list-style-name="Numbering_20_1">
      <style:text-properties officeooo:paragraph-rsid="0422cd87"/>
    </style:style>
    <style:style style:name="P201" style:family="paragraph" style:parent-style-name="Numbering_20_1" style:list-style-name="Numbering_20_1">
      <style:text-properties officeooo:paragraph-rsid="043a7117"/>
    </style:style>
    <style:style style:name="P202" style:family="paragraph" style:parent-style-name="Numbering_20_1">
      <style:text-properties officeooo:rsid="044593d3" officeooo:paragraph-rsid="044593d3"/>
    </style:style>
    <style:style style:name="P203" style:family="paragraph" style:parent-style-name="Numbering_20_1">
      <style:text-properties officeooo:paragraph-rsid="01600f20"/>
    </style:style>
    <style:style style:name="P204" style:family="paragraph" style:parent-style-name="Numbering_20_1">
      <loext:graphic-properties draw:fill="none"/>
      <style:paragraph-properties fo:background-color="transparent"/>
      <style:text-properties officeooo:paragraph-rsid="01600f20"/>
    </style:style>
    <style:style style:name="P205" style:family="paragraph" style:parent-style-name="Numbering_20_1">
      <style:text-properties officeooo:paragraph-rsid="0324b3db"/>
    </style:style>
    <style:style style:name="P206" style:family="paragraph" style:parent-style-name="Numbering_20_1">
      <style:text-properties officeooo:paragraph-rsid="035d3786"/>
    </style:style>
    <style:style style:name="P207" style:family="paragraph" style:parent-style-name="Numbering_20_1">
      <style:text-properties officeooo:paragraph-rsid="01823649"/>
    </style:style>
    <style:style style:name="P208" style:family="paragraph" style:parent-style-name="Numbering_20_1">
      <style:text-properties officeooo:paragraph-rsid="040494b7"/>
    </style:style>
    <style:style style:name="P209" style:family="paragraph" style:parent-style-name="Numbering_20_1">
      <style:text-properties officeooo:paragraph-rsid="0421a5f1"/>
    </style:style>
    <style:style style:name="P210" style:family="paragraph" style:parent-style-name="Numbering_20_1">
      <style:text-properties officeooo:paragraph-rsid="03eb71cd"/>
    </style:style>
    <style:style style:name="P211" style:family="paragraph" style:parent-style-name="Numbering_20_1">
      <style:text-properties officeooo:paragraph-rsid="04377163"/>
    </style:style>
    <style:style style:name="P212" style:family="paragraph" style:parent-style-name="Numbering_20_1" style:list-style-name="Numbering_20_1">
      <style:text-properties officeooo:rsid="041efa9a" officeooo:paragraph-rsid="041efa9a"/>
    </style:style>
    <style:style style:name="P213" style:family="paragraph" style:parent-style-name="Numbering_20_1">
      <style:text-properties officeooo:paragraph-rsid="0420c40b"/>
    </style:style>
    <style:style style:name="P214" style:family="paragraph" style:parent-style-name="Numbering_20_1">
      <style:text-properties officeooo:paragraph-rsid="0422cd87"/>
    </style:style>
    <style:style style:name="P215" style:family="paragraph" style:parent-style-name="Numbering_20_1" style:list-style-name="Numbering_20_1">
      <style:text-properties officeooo:rsid="03484ac4" officeooo:paragraph-rsid="03484ac4"/>
    </style:style>
    <style:style style:name="P216" style:family="paragraph" style:parent-style-name="Numbering_20_1">
      <style:text-properties officeooo:paragraph-rsid="043916f6"/>
    </style:style>
    <style:style style:name="P217" style:family="paragraph" style:parent-style-name="Numbering_20_1">
      <style:text-properties officeooo:paragraph-rsid="0164c6a4"/>
    </style:style>
    <style:style style:name="P218" style:family="paragraph" style:parent-style-name="Numbering_20_1">
      <style:paragraph-properties style:writing-mode="lr-tb"/>
      <style:text-properties officeooo:paragraph-rsid="01600f20"/>
    </style:style>
    <style:style style:name="P219" style:family="paragraph" style:parent-style-name="Numbering_20_1" style:master-page-name="">
      <style:paragraph-properties style:page-number="auto" fo:keep-with-next="always"/>
      <style:text-properties officeooo:paragraph-rsid="03e74781"/>
    </style:style>
    <style:style style:name="P220" style:family="paragraph" style:parent-style-name="Numbering_20_1" style:list-style-name="Numbering_20_1" style:master-page-name="">
      <style:paragraph-properties style:page-number="auto" fo:keep-with-next="always"/>
      <style:text-properties officeooo:paragraph-rsid="01600f20"/>
    </style:style>
    <style:style style:name="P221" style:family="paragraph" style:parent-style-name="Numbering_20_1" style:master-page-name="">
      <style:paragraph-properties style:page-number="auto" fo:keep-with-next="always"/>
      <style:text-properties officeooo:paragraph-rsid="01600f20"/>
    </style:style>
    <style:style style:name="P222" style:family="paragraph" style:parent-style-name="Numbering_20_1" style:master-page-name="">
      <style:paragraph-properties style:page-number="auto" fo:keep-with-next="always" style:writing-mode="page"/>
      <style:text-properties officeooo:paragraph-rsid="01600f20"/>
    </style:style>
    <style:style style:name="P223" style:family="paragraph" style:parent-style-name="Numbering_20_1">
      <style:paragraph-properties fo:margin-top="0cm" fo:margin-bottom="0.3cm" loext:contextual-spacing="false" style:writing-mode="page"/>
      <style:text-properties officeooo:paragraph-rsid="01600f20"/>
    </style:style>
    <style:style style:name="P224" style:family="paragraph" style:parent-style-name="Text_20_body">
      <style:text-properties officeooo:paragraph-rsid="0357860b"/>
    </style:style>
    <style:style style:name="P225" style:family="paragraph" style:parent-style-name="Text_20_body">
      <style:paragraph-properties fo:text-align="start" style:justify-single-word="false"/>
      <style:text-properties officeooo:paragraph-rsid="0163a32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text:display="none"/>
    </style:style>
    <style:style style:name="T32" style:family="text">
      <style:text-properties officeooo:rsid="016c14c1"/>
    </style:style>
    <style:style style:name="T33" style:family="text">
      <style:text-properties officeooo:rsid="02912127"/>
    </style:style>
    <style:style style:name="T34" style:family="text">
      <style:text-properties officeooo:rsid="03bdabcd"/>
    </style:style>
    <style:style style:name="T35" style:family="text">
      <style:text-properties officeooo:rsid="03cb4e8d"/>
    </style:style>
    <style:style style:name="T36" style:family="text">
      <style:text-properties officeooo:rsid="03d199ad"/>
    </style:style>
    <style:style style:name="T37" style:family="text">
      <style:text-properties style:font-name="Liberation Sans" fo:font-size="11pt" style:font-size-asian="10.5pt"/>
    </style:style>
    <style:style style:name="T38" style:family="text">
      <style:text-properties style:font-name="Liberation Sans" fo:font-size="11pt" officeooo:rsid="03d199ad" style:font-size-asian="10.5pt"/>
    </style:style>
    <style:style style:name="T39" style:family="text">
      <style:text-properties style:font-name="Liberation Sans" fo:font-size="11pt" officeooo:rsid="03d34083" style:font-size-asian="10.5pt"/>
    </style:style>
    <style:style style:name="T40" style:family="text">
      <style:text-properties style:font-name="Liberation Sans" fo:font-size="11pt" officeooo:rsid="03d526ea" style:font-size-asian="10.5pt"/>
    </style:style>
    <style:style style:name="T41" style:family="text">
      <style:text-properties style:font-name="Liberation Sans" fo:font-size="11pt" officeooo:rsid="03d81a83" style:font-size-asian="10.5pt"/>
    </style:style>
    <style:style style:name="T42" style:family="text">
      <style:text-properties style:font-name="Liberation Sans" fo:font-size="11pt" officeooo:rsid="03dcbde7" style:font-size-asian="10.5pt"/>
    </style:style>
    <style:style style:name="T43" style:family="text">
      <style:text-properties style:font-name="Liberation Sans" fo:font-size="11pt" officeooo:rsid="03dfa7e7" style:font-size-asian="10.5pt"/>
    </style:style>
    <style:style style:name="T44" style:family="text">
      <style:text-properties style:font-name="Liberation Sans" fo:font-size="11pt" officeooo:rsid="03e638a8" style:font-size-asian="10.5pt"/>
    </style:style>
    <style:style style:name="T45" style:family="text">
      <style:text-properties style:font-name="Liberation Sans" fo:font-size="11pt" officeooo:rsid="03e74781" style:font-size-asian="10.5pt"/>
    </style:style>
    <style:style style:name="T46" style:family="text">
      <style:text-properties style:font-name="Liberation Sans" fo:font-size="11pt" officeooo:rsid="03ef88a2" style:font-size-asian="10.5pt"/>
    </style:style>
    <style:style style:name="T47" style:family="text">
      <style:text-properties style:font-name="Liberation Sans" fo:font-size="11pt" officeooo:rsid="03f08a3c" style:font-size-asian="10.5pt"/>
    </style:style>
    <style:style style:name="T48" style:family="text">
      <style:text-properties style:font-name="Liberation Sans" fo:font-size="11pt" officeooo:rsid="03f11125" style:font-size-asian="10.5pt"/>
    </style:style>
    <style:style style:name="T49" style:family="text">
      <style:text-properties style:font-name="Liberation Sans" fo:font-size="11pt" officeooo:rsid="03f25143" style:font-size-asian="10.5pt"/>
    </style:style>
    <style:style style:name="T50" style:family="text">
      <style:text-properties style:font-name="Liberation Sans" fo:font-size="11pt" officeooo:rsid="03f3c2cb" style:font-size-asian="10.5pt"/>
    </style:style>
    <style:style style:name="T51" style:family="text">
      <style:text-properties style:font-name="Liberation Sans" fo:font-size="11pt" officeooo:rsid="03f42a5f" style:font-size-asian="10.5pt"/>
    </style:style>
    <style:style style:name="T52" style:family="text">
      <style:text-properties style:font-name="Liberation Sans" fo:font-size="11pt" officeooo:rsid="03f5bda9" style:font-size-asian="10.5pt"/>
    </style:style>
    <style:style style:name="T53" style:family="text">
      <style:text-properties style:font-name="Liberation Sans" fo:font-size="11pt" officeooo:rsid="03f741c4" style:font-size-asian="10.5pt" style:font-weight-asian="normal" style:font-weight-complex="normal"/>
    </style:style>
    <style:style style:name="T54" style:family="text">
      <style:text-properties style:font-name="Liberation Sans" fo:font-size="11pt" officeooo:rsid="04017a65" style:font-size-asian="10.5pt" style:font-weight-asian="normal" style:font-weight-complex="normal"/>
    </style:style>
    <style:style style:name="T55" style:family="text">
      <style:text-properties style:font-name="Liberation Sans" fo:font-size="11pt" officeooo:rsid="041c46d1" style:font-size-asian="10.5pt" style:font-weight-asian="normal" style:font-weight-complex="normal"/>
    </style:style>
    <style:style style:name="T56" style:family="text">
      <style:text-properties style:font-name="Liberation Sans" fo:font-size="11pt" officeooo:rsid="042e611e" style:font-size-asian="10.5pt" style:font-weight-asian="normal" style:font-weight-complex="normal"/>
    </style:style>
    <style:style style:name="T57" style:family="text">
      <style:text-properties style:font-name="Liberation Sans" fo:font-size="11pt" officeooo:rsid="044593d3" style:font-size-asian="10.5pt" style:font-weight-asian="normal" style:font-weight-complex="normal"/>
    </style:style>
    <style:style style:name="T58" style:family="text">
      <style:text-properties style:font-name="Liberation Sans" fo:font-size="11pt" officeooo:rsid="03f741c4" style:font-size-asian="10.5pt"/>
    </style:style>
    <style:style style:name="T59" style:family="text">
      <style:text-properties style:font-name="Liberation Sans" fo:font-size="11pt" officeooo:rsid="03f81c2d" style:font-size-asian="10.5pt"/>
    </style:style>
    <style:style style:name="T60" style:family="text">
      <style:text-properties style:font-name="Liberation Sans" fo:font-size="11pt" officeooo:rsid="03fc4b16" style:font-size-asian="10.5pt"/>
    </style:style>
    <style:style style:name="T61" style:family="text">
      <style:text-properties style:font-name="Liberation Sans" fo:font-size="11pt" officeooo:rsid="03fd1a75" style:font-size-asian="10.5pt"/>
    </style:style>
    <style:style style:name="T62" style:family="text">
      <style:text-properties style:font-name="Liberation Sans" fo:font-size="11pt" officeooo:rsid="03feaa51" style:font-size-asian="10.5pt"/>
    </style:style>
    <style:style style:name="T63" style:family="text">
      <style:text-properties style:font-name="Liberation Sans" fo:font-size="11pt" officeooo:rsid="0400a943" style:font-size-asian="10.5pt"/>
    </style:style>
    <style:style style:name="T64" style:family="text">
      <style:text-properties style:font-name="Liberation Sans" fo:font-size="11pt" officeooo:rsid="04017a65" style:font-size-asian="10.5pt"/>
    </style:style>
    <style:style style:name="T65" style:family="text">
      <style:text-properties style:font-name="Liberation Sans" fo:font-size="11pt" officeooo:rsid="0401b800" style:font-size-asian="10.5pt"/>
    </style:style>
    <style:style style:name="T66" style:family="text">
      <style:text-properties style:font-name="Liberation Sans" fo:font-size="11pt" officeooo:rsid="0403ab13" style:font-size-asian="10.5pt"/>
    </style:style>
    <style:style style:name="T67" style:family="text">
      <style:text-properties style:font-name="Liberation Sans" fo:font-size="11pt" officeooo:rsid="040494b7" style:font-size-asian="10.5pt"/>
    </style:style>
    <style:style style:name="T68" style:family="text">
      <style:text-properties style:font-name="Liberation Sans" fo:font-size="11pt" officeooo:rsid="04080a98" style:font-size-asian="10.5pt"/>
    </style:style>
    <style:style style:name="T69" style:family="text">
      <style:text-properties style:font-name="Liberation Sans" fo:font-size="11pt" officeooo:rsid="0408c281" style:font-size-asian="10.5pt"/>
    </style:style>
    <style:style style:name="T70" style:family="text">
      <style:text-properties style:font-name="Liberation Sans" fo:font-size="11pt" officeooo:rsid="040a7a6b" style:font-size-asian="10.5pt"/>
    </style:style>
    <style:style style:name="T71" style:family="text">
      <style:text-properties style:font-name="Liberation Sans" fo:font-size="11pt" officeooo:rsid="040bd888" style:font-size-asian="10.5pt"/>
    </style:style>
    <style:style style:name="T72" style:family="text">
      <style:text-properties style:font-name="Liberation Sans" fo:font-size="11pt" officeooo:rsid="040da607" style:font-size-asian="10.5pt"/>
    </style:style>
    <style:style style:name="T73" style:family="text">
      <style:text-properties style:font-name="Liberation Sans" fo:font-size="11pt" officeooo:rsid="04120a66" style:font-size-asian="10.5pt"/>
    </style:style>
    <style:style style:name="T74" style:family="text">
      <style:text-properties style:font-name="Liberation Sans" fo:font-size="11pt" officeooo:rsid="04123307" style:font-size-asian="10.5pt"/>
    </style:style>
    <style:style style:name="T75" style:family="text">
      <style:text-properties style:font-name="Liberation Sans" fo:font-size="11pt" officeooo:rsid="04155a8f" style:font-size-asian="10.5pt"/>
    </style:style>
    <style:style style:name="T76" style:family="text">
      <style:text-properties style:font-name="Liberation Sans" fo:font-size="11pt" officeooo:rsid="041a7e4e" style:font-size-asian="10.5pt"/>
    </style:style>
    <style:style style:name="T77" style:family="text">
      <style:text-properties style:font-name="Liberation Sans" fo:font-size="11pt" officeooo:rsid="041ee8dc" style:font-size-asian="10.5pt"/>
    </style:style>
    <style:style style:name="T78" style:family="text">
      <style:text-properties style:font-name="Liberation Sans" fo:font-size="11pt" officeooo:rsid="041efa9a" style:font-size-asian="10.5pt"/>
    </style:style>
    <style:style style:name="T79" style:family="text">
      <style:text-properties style:font-name="Liberation Sans" fo:font-size="11pt" officeooo:rsid="041f82bc" style:font-size-asian="10.5pt"/>
    </style:style>
    <style:style style:name="T80" style:family="text">
      <style:text-properties style:font-name="Liberation Sans" fo:font-size="11pt" officeooo:rsid="0420c40b" style:font-size-asian="10.5pt"/>
    </style:style>
    <style:style style:name="T81" style:family="text">
      <style:text-properties style:font-name="Liberation Sans" fo:font-size="11pt" officeooo:rsid="0421a5f1" style:font-size-asian="10.5pt"/>
    </style:style>
    <style:style style:name="T82" style:family="text">
      <style:text-properties style:font-name="Liberation Sans" fo:font-size="11pt" officeooo:rsid="042707f4" style:font-size-asian="10.5pt"/>
    </style:style>
    <style:style style:name="T83" style:family="text">
      <style:text-properties style:font-name="Liberation Sans" fo:font-size="11pt" officeooo:rsid="04273d81" style:font-size-asian="10.5pt"/>
    </style:style>
    <style:style style:name="T84" style:family="text">
      <style:text-properties style:font-name="Liberation Sans" fo:font-size="11pt" officeooo:rsid="04277010" style:font-size-asian="10.5pt"/>
    </style:style>
    <style:style style:name="T85" style:family="text">
      <style:text-properties style:font-name="Liberation Sans" fo:font-size="11pt" officeooo:rsid="042bc981" style:font-size-asian="10.5pt"/>
    </style:style>
    <style:style style:name="T86" style:family="text">
      <style:text-properties style:font-name="Liberation Sans" fo:font-size="11pt" officeooo:rsid="042d1917" style:font-size-asian="10.5pt"/>
    </style:style>
    <style:style style:name="T87" style:family="text">
      <style:text-properties style:font-name="Liberation Sans" fo:font-size="11pt" officeooo:rsid="042dfac2" style:font-size-asian="10.5pt"/>
    </style:style>
    <style:style style:name="T88" style:family="text">
      <style:text-properties style:font-name="Liberation Sans" fo:font-size="11pt" officeooo:rsid="04304035" style:font-size-asian="10.5pt"/>
    </style:style>
    <style:style style:name="T89" style:family="text">
      <style:text-properties style:font-name="Liberation Sans" fo:font-size="11pt" officeooo:rsid="04307b28" style:font-size-asian="10.5pt"/>
    </style:style>
    <style:style style:name="T90" style:family="text">
      <style:text-properties style:font-name="Liberation Sans" fo:font-size="11pt" officeooo:rsid="0432b03c" style:font-size-asian="10.5pt"/>
    </style:style>
    <style:style style:name="T91" style:family="text">
      <style:text-properties style:font-name="Liberation Sans" fo:font-size="11pt" officeooo:rsid="0433ac5d" style:font-size-asian="10.5pt"/>
    </style:style>
    <style:style style:name="T92" style:family="text">
      <style:text-properties style:font-name="Liberation Sans" fo:font-size="11pt" officeooo:rsid="04361e02" style:font-size-asian="10.5pt"/>
    </style:style>
    <style:style style:name="T93" style:family="text">
      <style:text-properties style:font-name="Liberation Sans" fo:font-size="11pt" officeooo:rsid="04363a6e" style:font-size-asian="10.5pt"/>
    </style:style>
    <style:style style:name="T94" style:family="text">
      <style:text-properties style:font-name="Liberation Sans" fo:font-size="11pt" officeooo:rsid="043dc14e" style:font-size-asian="10.5pt"/>
    </style:style>
    <style:style style:name="T95" style:family="text">
      <style:text-properties style:font-name="Liberation Sans" fo:font-size="11pt" officeooo:rsid="043ff4df" style:font-size-asian="10.5pt"/>
    </style:style>
    <style:style style:name="T96" style:family="text">
      <style:text-properties style:font-name="Liberation Sans" fo:font-size="11pt" officeooo:rsid="04412e48" style:font-size-asian="10.5pt"/>
    </style:style>
    <style:style style:name="T97" style:family="text">
      <style:text-properties style:font-name="Liberation Sans" fo:font-size="11pt" officeooo:rsid="0442e24f" style:font-size-asian="10.5pt"/>
    </style:style>
    <style:style style:name="T98" style:family="text">
      <style:text-properties style:font-name="Liberation Sans" fo:font-size="11pt" officeooo:rsid="0444af65" style:font-size-asian="10.5pt"/>
    </style:style>
    <style:style style:name="T99" style:family="text">
      <style:text-properties style:font-name="Liberation Sans" fo:font-size="11pt" officeooo:rsid="044593d3" style:font-size-asian="10.5pt"/>
    </style:style>
    <style:style style:name="T100" style:family="text">
      <style:text-properties style:font-name="Liberation Sans" fo:font-size="11pt" officeooo:rsid="044b6637" style:font-size-asian="10.5pt"/>
    </style:style>
    <style:style style:name="T101" style:family="text">
      <style:text-properties style:font-name="Liberation Sans" fo:font-size="11pt" officeooo:rsid="044e8b71" style:font-size-asian="10.5pt"/>
    </style:style>
    <style:style style:name="T102" style:family="text">
      <style:text-properties style:font-name="Liberation Sans" fo:font-size="11pt" officeooo:rsid="04511bed" style:font-size-asian="10.5pt"/>
    </style:style>
    <style:style style:name="T103" style:family="text">
      <style:text-properties style:font-name="Liberation Sans" fo:font-size="11pt" officeooo:rsid="0452fa06" style:font-size-asian="10.5pt"/>
    </style:style>
    <style:style style:name="T104" style:family="text">
      <style:text-properties style:font-name="Liberation Sans" fo:font-size="11pt" officeooo:rsid="0456e4d7" style:font-size-asian="10.5pt"/>
    </style:style>
    <style:style style:name="T105" style:family="text">
      <style:text-properties style:font-name="Liberation Sans" fo:font-size="11pt" officeooo:rsid="04584aa3" style:font-size-asian="10.5pt"/>
    </style:style>
    <style:style style:name="T106" style:family="text">
      <style:text-properties style:font-name="Liberation Sans" fo:font-size="11pt" officeooo:rsid="045bb19d" style:font-size-asian="10.5pt"/>
    </style:style>
    <style:style style:name="T107" style:family="text">
      <style:text-properties style:font-name="Liberation Sans" fo:font-size="11pt" officeooo:rsid="045e01ab" style:font-size-asian="10.5pt"/>
    </style:style>
    <style:style style:name="T108" style:family="text">
      <style:text-properties style:font-name="Liberation Sans" fo:font-size="11pt" officeooo:rsid="0460987b" style:font-size-asian="10.5pt"/>
    </style:style>
    <style:style style:name="T109" style:family="text">
      <style:text-properties style:font-name="Liberation Sans" fo:font-size="11pt" fo:language="en" fo:country="US" officeooo:rsid="03edb9af" style:font-size-asian="10.5pt"/>
    </style:style>
    <style:style style:name="T110" style:family="text">
      <style:text-properties style:font-name="Liberation Sans" fo:font-size="11pt" fo:language="en" fo:country="US" officeooo:rsid="041716df" style:font-size-asian="10.5pt"/>
    </style:style>
    <style:style style:name="T111" style:family="text">
      <style:text-properties style:font-name="Liberation Sans" fo:font-size="11pt" fo:language="en" fo:country="US" officeooo:rsid="0420c40b" style:font-size-asian="10.5pt"/>
    </style:style>
    <style:style style:name="T112" style:family="text">
      <style:text-properties style:font-name="Liberation Sans" fo:font-size="11pt" fo:language="en" fo:country="US" officeooo:rsid="04273d81" style:font-size-asian="10.5pt"/>
    </style:style>
    <style:style style:name="T113" style:family="text">
      <style:text-properties style:font-name="Liberation Sans" fo:font-size="11pt" fo:language="en" fo:country="US" officeooo:rsid="043ff4df" style:font-size-asian="10.5pt"/>
    </style:style>
    <style:style style:name="T114" style:family="text">
      <style:text-properties style:font-name="Liberation Sans" fo:font-size="11pt" fo:language="en" fo:country="US" officeooo:rsid="043ff4df" style:font-size-asian="10.5pt" style:font-weight-asian="normal" style:font-weight-complex="normal"/>
    </style:style>
    <style:style style:name="T115" style:family="text">
      <style:text-properties style:font-name="Liberation Sans" fo:font-size="11pt" fo:language="en" fo:country="US" officeooo:rsid="045e01ab" style:font-size-asian="10.5pt"/>
    </style:style>
    <style:style style:name="T116" style:family="text">
      <style:text-properties style:font-name="Liberation Sans" fo:font-size="11pt" fo:background-color="transparent" loext:char-shading-value="0" style:font-size-asian="10.5pt"/>
    </style:style>
    <style:style style:name="T117" style:family="text">
      <style:text-properties style:font-name="Liberation Sans" fo:font-size="11pt" officeooo:rsid="03d199ad" fo:background-color="transparent" loext:char-shading-value="0" style:font-size-asian="10.5pt"/>
    </style:style>
    <style:style style:name="T118" style:family="text">
      <style:text-properties officeooo:rsid="03d34083"/>
    </style:style>
    <style:style style:name="T119" style:family="text">
      <style:text-properties officeooo:rsid="00c976e3"/>
    </style:style>
    <style:style style:name="T120" style:family="text">
      <style:text-properties officeooo:rsid="03d81a83"/>
    </style:style>
    <style:style style:name="T121" style:family="text">
      <style:text-properties officeooo:rsid="03d9c83b"/>
    </style:style>
    <style:style style:name="T122" style:family="text">
      <style:text-properties officeooo:rsid="03dcbde7"/>
    </style:style>
    <style:style style:name="T123" style:family="text">
      <style:text-properties officeooo:rsid="03de5f21"/>
    </style:style>
    <style:style style:name="T124" style:family="text">
      <style:text-properties officeooo:rsid="03e638a8"/>
    </style:style>
    <style:style style:name="T125" style:family="text">
      <style:text-properties officeooo:rsid="03e74781"/>
    </style:style>
    <style:style style:name="T126" style:family="text">
      <style:text-properties fo:color="#18a303" style:font-name="Liberation Sans3" fo:font-size="14pt" fo:font-style="normal" fo:font-weight="bold" officeooo:rsid="040672e7" style:font-size-asian="10.5pt" style:font-style-asian="italic" style:font-weight-asian="normal" style:font-size-complex="14pt" style:font-style-complex="italic" style:font-weight-complex="normal"/>
    </style:style>
    <style:style style:name="T127" style:family="text">
      <style:text-properties fo:color="#18a303" style:font-name="Liberation Sans3" fo:font-size="14pt" fo:font-style="normal" fo:font-weight="bold" officeooo:rsid="0421a5f1" style:font-size-asian="10.5pt" style:font-style-asian="italic" style:font-weight-asian="normal" style:font-size-complex="14pt" style:font-style-complex="italic" style:font-weight-complex="normal"/>
    </style:style>
    <style:style style:name="T128" style:family="text">
      <style:text-properties fo:color="#18a303" style:font-name="Liberation Sans3" fo:font-size="16pt" fo:font-weight="bold" officeooo:rsid="042bc981" style:font-size-asian="12.0500001907349pt" style:font-weight-asian="bold" style:font-size-complex="13.8000001907349pt" style:font-weight-complex="bold"/>
    </style:style>
    <style:style style:name="T129" style:family="text">
      <style:text-properties officeooo:rsid="035a6ec7"/>
    </style:style>
    <style:style style:name="T130" style:family="text">
      <style:text-properties officeooo:rsid="03eb71cd"/>
    </style:style>
    <style:style style:name="T131" style:family="text">
      <style:text-properties officeooo:rsid="03ec0412"/>
    </style:style>
    <style:style style:name="T132" style:family="text">
      <style:text-properties officeooo:rsid="03edb9af"/>
    </style:style>
    <style:style style:name="T133" style:family="text">
      <style:text-properties officeooo:rsid="03ef88a2"/>
    </style:style>
    <style:style style:name="T134" style:family="text">
      <style:text-properties officeooo:rsid="03f08a3c"/>
    </style:style>
    <style:style style:name="T135" style:family="text">
      <style:text-properties officeooo:rsid="03f11125"/>
    </style:style>
    <style:style style:name="T136" style:family="text">
      <style:text-properties officeooo:rsid="03f25143"/>
    </style:style>
    <style:style style:name="T137" style:family="text">
      <style:text-properties officeooo:rsid="03f3c2cb"/>
    </style:style>
    <style:style style:name="T138" style:family="text">
      <style:text-properties officeooo:rsid="03f42a5f"/>
    </style:style>
    <style:style style:name="T139" style:family="text">
      <style:text-properties officeooo:rsid="03f5bda9"/>
    </style:style>
    <style:style style:name="T140" style:family="text">
      <style:text-properties officeooo:rsid="03f6b7cd"/>
    </style:style>
    <style:style style:name="T141" style:family="text">
      <style:text-properties officeooo:rsid="03f741c4"/>
    </style:style>
    <style:style style:name="T142" style:family="text">
      <style:text-properties officeooo:rsid="03f7e168"/>
    </style:style>
    <style:style style:name="T143" style:family="text">
      <style:text-properties fo:font-size="11pt" officeooo:rsid="03f7e168"/>
    </style:style>
    <style:style style:name="T144" style:family="text">
      <style:text-properties fo:font-size="11pt" officeooo:rsid="03f25143"/>
    </style:style>
    <style:style style:name="T145" style:family="text">
      <style:text-properties fo:font-size="11pt" officeooo:rsid="03f81c2d"/>
    </style:style>
    <style:style style:name="T146" style:family="text">
      <style:text-properties fo:font-size="11pt" officeooo:rsid="0401b800"/>
    </style:style>
    <style:style style:name="T147" style:family="text">
      <style:text-properties fo:font-size="11pt" officeooo:rsid="0403ab13"/>
    </style:style>
    <style:style style:name="T148" style:family="text">
      <style:text-properties fo:font-size="11pt" officeooo:rsid="040da607"/>
    </style:style>
    <style:style style:name="T149" style:family="text">
      <style:text-properties fo:font-size="11pt" officeooo:rsid="041efa9a"/>
    </style:style>
    <style:style style:name="T150" style:family="text">
      <style:text-properties fo:font-size="11pt" officeooo:rsid="04304035"/>
    </style:style>
    <style:style style:name="T151" style:family="text">
      <style:text-properties fo:font-size="11pt" officeooo:rsid="04363a6e"/>
    </style:style>
    <style:style style:name="T152" style:family="text">
      <style:text-properties fo:font-size="11pt" officeooo:rsid="03f11125"/>
    </style:style>
    <style:style style:name="T153" style:family="text">
      <style:text-properties fo:font-size="11pt" officeooo:rsid="043ff4df"/>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3" fo:font-size="11pt" fo:font-weight="bold" officeooo:rsid="044593d3" style:font-size-asian="10.5pt" style:font-weight-asian="bold" style:font-weight-complex="bold"/>
    </style:style>
    <style:style style:name="T165" style:family="text">
      <style:text-properties style:font-name="Liberation Sans3" fo:font-size="11pt" fo:font-weight="bold" officeooo:rsid="04459cff" style:font-size-asian="10.5pt" style:font-weight-asian="bold" style:font-weight-complex="bold"/>
    </style:style>
    <style:style style:name="T166" style:family="text">
      <style:text-properties style:font-name="Liberation Sans3"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2"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2"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2"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2"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2"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7"><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8">Kapitola 5 <text:s/><text:line-break/>Začínáme s programem Calc</text:p>
      <text:p text:style-name="P109">Použití <text:span text:style-name="T36">t</text:span>abulkových sešitů v LibreOffice</text:p>
      <text:section text:style-name="Sect1" text:name="GS6001S01" text:condition="ooow:book eq 1" text:display="condition">
        <text:h text:style-name="P139" text:outline-level="1"><text:bookmark-start text:name="__RefHeading___Toc5587_3935783577"/>Autorská práva<text:bookmark-end text:name="__RefHeading___Toc5587_3935783577"/></text:h>
        <text:p text:style-name="P21">Tento dokument je duševním vlastnictvím skupiny LibreOffice Documentation Team, Copyright ©  20<text:span text:style-name="T3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144" text:outline-level="2"><text:bookmark-start text:name="__RefHeading__5638_15665686441"/>Přispěvatelé<text:bookmark-end text:name="__RefHeading__5638_15665686441"/></text:h>
        <text:p text:style-name="P21">Tato <text:span text:style-name="T38">kapitola</text:span> byla vytvořena úpravami a aktualizacemi knihy<text:span text:style-name="Emphasis">Začínáme s  </text:span><text:span text:style-name="Emphasis"><text:span text:style-name="T116">L</text:span></text:span><text:span text:style-name="Emphasis"><text:span text:style-name="T117">ibre</text:span></text:span><text:span text:style-name="Emphasis">Office </text:span><text:span text:style-name="Emphasis"><text:span text:style-name="T36">6.0</text:span></text:span>.</text:p>
        <text:h text:style-name="P166" text:outline-level="3"><text:bookmark-start text:name="__RefHeading___Toc5589_3935783577"/>Pro <text:span text:style-name="T35">t</text:span>oto <text:span text:style-name="T35">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5">Jean Hollis Weber</text:p>
            </table:table-cell>
            <table:table-cell table:style-name="Table2.A1" office:value-type="string">
              <text:p text:style-name="P106">Steve Fanning</text:p>
            </table:table-cell>
            <table:table-cell table:style-name="Table2.A1" office:value-type="string">
              <text:p text:style-name="P105"/>
            </table:table-cell>
          </table:table-row>
        </table:table>
        <text:h text:style-name="P167" text:outline-level="3"><text:bookmark-start text:name="__RefHeading___Toc5591_3935783577"/>Pro <text:span text:style-name="T35">p</text:span>ředchozí <text:span text:style-name="T35">v</text:span>ydání<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4">Amanda Labby</text:p>
            </table:table-cell>
            <table:table-cell table:style-name="Table1.A1" office:value-type="string">
              <text:p text:style-name="P104">Jorge Rodriguez</text:p>
            </table:table-cell>
            <table:table-cell table:style-name="Table1.A1" office:value-type="string">
              <text:p text:style-name="P104">Olivier Hallot</text:p>
            </table:table-cell>
          </table:table-row>
          <table:table-row>
            <table:table-cell table:style-name="Table1.A1" office:value-type="string">
              <text:p text:style-name="P104">Dave Barton</text:p>
            </table:table-cell>
            <table:table-cell table:style-name="Table1.A1" office:value-type="string">
              <text:p text:style-name="P104">Paul Figueiredo</text:p>
            </table:table-cell>
            <table:table-cell table:style-name="Table1.A1" office:value-type="string">
              <text:p text:style-name="P105">Jean Hollis Weber</text:p>
            </table:table-cell>
          </table:table-row>
        </table:table>
        <text:h text:style-name="P145" text:outline-level="2"><text:bookmark-start text:name="__RefHeading___Toc5593_3935783577"/>Zpětná vazba<text:bookmark-end text:name="__RefHeading___Toc5593_3935783577"/></text:h>
        <text:p text:style-name="P2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48178736" text:style-name="Heading_20_Note">
          <text:list-item>
            <text:p text:style-name="P172">Poznámka</text:p>
          </text:list-item>
        </text:list>
        <text:p text:style-name="P76">Vše, co do e-mailové konference pošlete, včetně e-mailové adresy a dalších osobních informací uvedených ve zprávě, bude veřejně viditelné bez možnosti smazání.</text:p>
        <text:h text:style-name="P144" text:outline-level="2"><text:bookmark-start text:name="__RefHeading__5644_1566568644"/>Datum vydání a verze programu<text:bookmark-end text:name="__RefHeading__5644_1566568644"/></text:h>
        <text:p text:style-name="P21">Anglický originál byl vydán v <text:date style:data-style-name="N34" text:date-value="2020-02-22T09:20:48.533999989">únoru</text:date><text:s/><text:date style:data-style-name="N107" text:date-value="2020-02-22T09:20:48.533999989">2020</text:date>. Kniha je určena pro LibreOffice 6.<text:span text:style-name="T36">4</text:span>.</text:p>
        <text:h text:style-name="Heading_20_2" text:outline-level="2"><text:bookmark-start text:name="__RefHeading___Toc5595_3935783577"/>Používání LibreOffice na systému macOS<text:bookmark-end text:name="__RefHeading___Toc5595_3935783577"/></text:h>
        <text:p text:style-name="P2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3">Windows nebo Linux</text:p>
            </table:table-cell>
            <table:table-cell table:style-name="Table3.A1" office:value-type="string">
              <text:p text:style-name="P103">Ekvivalent pro macOS</text:p>
            </table:table-cell>
            <table:table-cell table:style-name="Table3.A1" office:value-type="string">
              <text:p text:style-name="P103">Výsledek</text:p>
            </table:table-cell>
          </table:table-row>
          <table:table-row table:style-name="Table3.1">
            <table:table-cell table:style-name="Table3.A2" office:value-type="string">
              <text:p text:style-name="P95"><text:span text:style-name="Strong_20_Emphasis">Nástroje &gt; Možnosti</text:span> </text:p>
            </table:table-cell>
            <table:table-cell table:style-name="Table3.B2" office:value-type="string">
              <text:p text:style-name="P95"><text:span text:style-name="Strong_20_Emphasis">LibreOffice &gt; Předvolby</text:span></text:p>
            </table:table-cell>
            <table:table-cell table:style-name="Table3.B2" office:value-type="string">
              <text:p text:style-name="P95">Otevřou se možnosti nastavení</text:p>
            </table:table-cell>
          </table:table-row>
          <table:table-row table:style-name="Table3.1">
            <table:table-cell table:style-name="Table3.A2" office:value-type="string">
              <text:p text:style-name="P95">Klepnutí pravým tlačítkem</text:p>
            </table:table-cell>
            <table:table-cell table:style-name="Table3.A2" office:value-type="string">
              <text:p text:style-name="P95">Ctrl + klepnutí a/nebo klepnutí pravým tlačítkem v závislosti na operačním systému počítače</text:p>
            </table:table-cell>
            <table:table-cell table:style-name="Table3.B2" office:value-type="string">
              <text:p text:style-name="P95">Otevře se místní nabídka</text:p>
            </table:table-cell>
          </table:table-row>
          <table:table-row table:style-name="Table3.1">
            <table:table-cell table:style-name="Table3.A2" office:value-type="string">
              <text:p text:style-name="P95"><text:span text:style-name="Keystroke">Ctrl (Control)</text:span></text:p>
            </table:table-cell>
            <table:table-cell table:style-name="Table3.A2" office:value-type="string">
              <text:p text:style-name="P95"><text:span text:style-name="Keystroke">⌘ (Command)</text:span></text:p>
            </table:table-cell>
            <table:table-cell table:style-name="Table3.A2" office:value-type="string">
              <text:p text:style-name="P95">Používá se také s dalšími klávesami</text:p>
            </table:table-cell>
          </table:table-row>
          <table:table-row table:style-name="Table3.1">
            <table:table-cell table:style-name="Table3.A2" office:value-type="string">
              <text:p text:style-name="P95"><text:span text:style-name="Keystroke">F5</text:span></text:p>
            </table:table-cell>
            <table:table-cell table:style-name="Table3.A2" office:value-type="string">
              <text:p text:style-name="P95"><text:span text:style-name="Keystroke">Shift + ⌘ + F5</text:span></text:p>
            </table:table-cell>
            <table:table-cell table:style-name="Table3.A2" office:value-type="string">
              <text:p text:style-name="P95">Otevře se Navigátor</text:p>
            </table:table-cell>
          </table:table-row>
          <table:table-row table:style-name="Table3.1">
            <table:table-cell table:style-name="Table3.A2" office:value-type="string">
              <text:p text:style-name="P95"><text:span text:style-name="Keystroke">F11</text:span></text:p>
            </table:table-cell>
            <table:table-cell table:style-name="Table3.A2" office:value-type="string">
              <text:p text:style-name="P95"><text:span text:style-name="Keystroke">⌘ + T</text:span></text:p>
            </table:table-cell>
            <table:table-cell table:style-name="Table3.A2" office:value-type="string">
              <text:p text:style-name="P95">Otevře se karta <text:span text:style-name="T249"/>Styly na postranní liště</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125"><text:a xlink:type="simple" xlink:href="#__RefHeading___Toc5587_3935783577" text:style-name="Index_20_Link" text:visited-style-name="Index_20_Link">Autorská práva<text:tab/>2</text:a></text:p>
            <text:p text:style-name="P126"><text:a xlink:type="simple" xlink:href="#__RefHeading__5638_15665686441" text:style-name="Index_20_Link" text:visited-style-name="Index_20_Link">Přispěvatelé<text:tab/>2</text:a></text:p>
            <text:p text:style-name="P127"><text:a xlink:type="simple" xlink:href="#__RefHeading___Toc5589_3935783577" text:style-name="Index_20_Link" text:visited-style-name="Index_20_Link">Pro toto vydání<text:tab/>2</text:a></text:p>
            <text:p text:style-name="P127"><text:a xlink:type="simple" xlink:href="#__RefHeading___Toc5591_3935783577" text:style-name="Index_20_Link" text:visited-style-name="Index_20_Link">Pro předchozí vydání<text:tab/>2</text:a></text:p>
            <text:p text:style-name="P126"><text:a xlink:type="simple" xlink:href="#__RefHeading___Toc5593_3935783577" text:style-name="Index_20_Link" text:visited-style-name="Index_20_Link">Zpětná vazba<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_Toc5595_3935783577" text:style-name="Index_20_Link" text:visited-style-name="Index_20_Link">Používání LibreOffice na systému macOS<text:tab/>2</text:a></text:p>
            <text:p text:style-name="P125"><text:a xlink:type="simple" xlink:href="#__RefHeading___Toc175587_4065674847" text:style-name="Index_20_Link" text:visited-style-name="Index_20_Link">Co je Calc?<text:tab/>6</text:a></text:p>
            <text:p text:style-name="P125"><text:a xlink:type="simple" xlink:href="#__RefHeading___Toc14177_266939973" text:style-name="Index_20_Link" text:visited-style-name="Index_20_Link">Kompatibilita s jinými tabulkovými procesory<text:tab/>6</text:a></text:p>
            <text:p text:style-name="P126"><text:a xlink:type="simple" xlink:href="#__RefHeading___Toc14179_266939973" text:style-name="Index_20_Link" text:visited-style-name="Index_20_Link">Zástupné znaky<text:tab/>6</text:a></text:p>
            <text:p text:style-name="P126"><text:a xlink:type="simple" xlink:href="#__RefHeading___Toc14181_266939973" text:style-name="Index_20_Link" text:visited-style-name="Index_20_Link">Syntaxe vzorců<text:tab/>6</text:a></text:p>
            <text:p text:style-name="P126"><text:a xlink:type="simple" xlink:href="#__RefHeading___Toc14183_266939973" text:style-name="Index_20_Link" text:visited-style-name="Index_20_Link">Makra<text:tab/>6</text:a></text:p>
            <text:p text:style-name="P125"><text:a xlink:type="simple" xlink:href="#__RefHeading__74050_1365249792" text:style-name="Index_20_Link" text:visited-style-name="Index_20_Link">Sešity, listy a buňky<text:tab/>7</text:a></text:p>
            <text:p text:style-name="P125"><text:a xlink:type="simple" xlink:href="#__RefHeading__74052_1365249792" text:style-name="Index_20_Link" text:visited-style-name="Index_20_Link">Hlavní okno programu Calc<text:tab/>7</text:a></text:p>
            <text:p text:style-name="P126"><text:a xlink:type="simple" xlink:href="#__RefHeading__55679_841367368" text:style-name="Index_20_Link" text:visited-style-name="Index_20_Link">Záhlaví okna<text:tab/>7</text:a></text:p>
            <text:p text:style-name="P126"><text:a xlink:type="simple" xlink:href="#__RefHeading___Toc5537_2101809857" text:style-name="Index_20_Link" text:visited-style-name="Index_20_Link">Hlavní nabídka<text:tab/>8</text:a></text:p>
            <text:p text:style-name="P126"><text:a xlink:type="simple" xlink:href="#__RefHeading__74056_1365249792" text:style-name="Index_20_Link" text:visited-style-name="Index_20_Link">Nástrojové lišty<text:tab/>8</text:a></text:p>
            <text:p text:style-name="P126"><text:a xlink:type="simple" xlink:href="#__RefHeading__74058_1365249792" text:style-name="Index_20_Link" text:visited-style-name="Index_20_Link">Lišta vzorců<text:tab/>8</text:a></text:p>
            <text:p text:style-name="P126"><text:a xlink:type="simple" xlink:href="#__RefHeading__89794_462712302" text:style-name="Index_20_Link" text:visited-style-name="Index_20_Link">Stavový řádek<text:tab/>9</text:a></text:p>
            <text:p text:style-name="P126"><text:a xlink:type="simple" xlink:href="#__RefHeading__89796_462712302" text:style-name="Index_20_Link" text:visited-style-name="Index_20_Link">Postranní lišta<text:tab/>9</text:a></text:p>
            <text:p text:style-name="P126"><text:a xlink:type="simple" xlink:href="#__RefHeading___Toc8910_1947340979" text:style-name="Index_20_Link" text:visited-style-name="Index_20_Link">Rozvržení sešitu<text:tab/>10</text:a></text:p>
            <text:p text:style-name="P127"><text:a xlink:type="simple" xlink:href="#__RefHeading__30387_1380607024" text:style-name="Index_20_Link" text:visited-style-name="Index_20_Link">Jednotlivé buňky<text:tab/>10</text:a></text:p>
            <text:p text:style-name="P127"><text:a xlink:type="simple" xlink:href="#__RefHeading__74062_1365249792" text:style-name="Index_20_Link" text:visited-style-name="Index_20_Link">Karty listů<text:tab/>10</text:a></text:p>
            <text:p text:style-name="P125"><text:a xlink:type="simple" xlink:href="#__RefHeading__17109_1267672555" text:style-name="Index_20_Link" text:visited-style-name="Index_20_Link">Otevírání souboru CSV<text:tab/>11</text:a></text:p>
            <text:p text:style-name="P125"><text:a xlink:type="simple" xlink:href="#__RefHeading__30391_1380607024" text:style-name="Index_20_Link" text:visited-style-name="Index_20_Link">Ukládání sešitů<text:tab/>12</text:a></text:p>
            <text:p text:style-name="P126"><text:a xlink:type="simple" xlink:href="#__RefHeading__30393_1380607024" text:style-name="Index_20_Link" text:visited-style-name="Index_20_Link">Ukládání do jiných formátů sešitu<text:tab/>12</text:a></text:p>
            <text:p text:style-name="P126"><text:a xlink:type="simple" xlink:href="#__RefHeading___Toc69071_1034716472" text:style-name="Index_20_Link" text:visited-style-name="Index_20_Link">Export obsahu jako obrázku<text:tab/>14</text:a></text:p>
            <text:p text:style-name="P125"><text:a xlink:type="simple" xlink:href="#__RefHeading__40248_841367368" text:style-name="Index_20_Link" text:visited-style-name="Index_20_Link">Pohyb v sešitech<text:tab/>14</text:a></text:p>
            <text:p text:style-name="P126"><text:a xlink:type="simple" xlink:href="#__RefHeading__74074_1365249792" text:style-name="Index_20_Link" text:visited-style-name="Index_20_Link">Pohyb mezi buňkami<text:tab/>14</text:a></text:p>
            <text:p text:style-name="P126"><text:a xlink:type="simple" xlink:href="#__RefHeading___Toc14984_266939973" text:style-name="Index_20_Link" text:visited-style-name="Index_20_Link">Pohyb mezi listy<text:tab/>15</text:a></text:p>
            <text:p text:style-name="P126"><text:a xlink:type="simple" xlink:href="#__RefHeading__30395_1380607024" text:style-name="Index_20_Link" text:visited-style-name="Index_20_Link">Pohyb pomocí klávesnice<text:tab/>16</text:a></text:p>
            <text:p text:style-name="P126"><text:a xlink:type="simple" xlink:href="#__RefHeading__9127_1266506079" text:style-name="Index_20_Link" text:visited-style-name="Index_20_Link">Přizpůsobení klávesy Enter<text:tab/>16</text:a></text:p>
            <text:p text:style-name="P125"><text:a xlink:type="simple" xlink:href="#__RefHeading__30397_1380607024" text:style-name="Index_20_Link" text:visited-style-name="Index_20_Link">Výběr položek v sešitě<text:tab/>16</text:a></text:p>
            <text:p text:style-name="P126"><text:a xlink:type="simple" xlink:href="#__RefHeading__74082_1365249792" text:style-name="Index_20_Link" text:visited-style-name="Index_20_Link">Výběr buňky<text:tab/>16</text:a></text:p>
            <text:p text:style-name="P126"><text:a xlink:type="simple" xlink:href="#__RefHeading___Toc14986_266939973" text:style-name="Index_20_Link" text:visited-style-name="Index_20_Link">Výběr sloupců a řádků<text:tab/>17</text:a></text:p>
            <text:p text:style-name="P126"><text:a xlink:type="simple" xlink:href="#__RefHeading__30411_1380607024" text:style-name="Index_20_Link" text:visited-style-name="Index_20_Link">Výběr listů<text:tab/>18</text:a></text:p>
            <text:p text:style-name="P125"><text:a xlink:type="simple" xlink:href="#__RefHeading__74088_1365249792" text:style-name="Index_20_Link" text:visited-style-name="Index_20_Link">Práce se sloupci a řádky<text:tab/>18</text:a></text:p>
            <text:p text:style-name="P126"><text:a xlink:type="simple" xlink:href="#__RefHeading__30907_1380607024" text:style-name="Index_20_Link" text:visited-style-name="Index_20_Link">Vkládání sloupců a řádků<text:tab/>18</text:a></text:p>
            <text:p text:style-name="P126"><text:a xlink:type="simple" xlink:href="#__RefHeading___Toc70701_292858400" text:style-name="Index_20_Link" text:visited-style-name="Index_20_Link">Skrývání a zobrazování sloupců a řádků<text:tab/>19</text:a></text:p>
            <text:p text:style-name="P126"><text:a xlink:type="simple" xlink:href="#__RefHeading__30909_1380607024" text:style-name="Index_20_Link" text:visited-style-name="Index_20_Link">Mazání sloupců </text:a><text:a xlink:type="simple" xlink:href="#__RefHeading__30909_1380607024" text:style-name="Index_20_Link" text:visited-style-name="Index_20_Link">nebo</text:a><text:a xlink:type="simple" xlink:href="#__RefHeading__30909_1380607024" text:style-name="Index_20_Link" text:visited-style-name="Index_20_Link"> řádků<text:tab/>19</text:a></text:p>
            <text:p text:style-name="P126"><text:a xlink:type="simple" xlink:href="#__RefHeading___Toc62424_292858400" text:style-name="Index_20_Link" text:visited-style-name="Index_20_Link">Mazání buněk<text:tab/>19</text:a></text:p>
            <text:p text:style-name="P125"><text:soft-page-break/><text:a xlink:type="simple" xlink:href="#__RefHeading__74094_1365249792" text:style-name="Index_20_Link" text:visited-style-name="Index_20_Link">Práce se sešity<text:tab/>20</text:a></text:p>
            <text:p text:style-name="P126"><text:a xlink:type="simple" xlink:href="#__RefHeading__31367_1380607024" text:style-name="Index_20_Link" text:visited-style-name="Index_20_Link">Vkládání nového listu<text:tab/>20</text:a></text:p>
            <text:p text:style-name="P126"><text:a xlink:type="simple" xlink:href="#__RefHeading__31369_1380607024" text:style-name="Index_20_Link" text:visited-style-name="Index_20_Link">Přesouvání a kopírování listů<text:tab/>20</text:a></text:p>
            <text:p text:style-name="P126"><text:a xlink:type="simple" xlink:href="#__RefHeading___Toc70286_292858400" text:style-name="Index_20_Link" text:visited-style-name="Index_20_Link">Skrývání a zobrazování listů<text:tab/>21</text:a></text:p>
            <text:p text:style-name="P126"><text:a xlink:type="simple" xlink:href="#__RefHeading__31377_1380607024" text:style-name="Index_20_Link" text:visited-style-name="Index_20_Link">Přejmenování listů<text:tab/>22</text:a></text:p>
            <text:p text:style-name="P126"><text:a xlink:type="simple" xlink:href="#__RefHeading___Toc70288_292858400" text:style-name="Index_20_Link" text:visited-style-name="Index_20_Link">Mazání listů<text:tab/>22</text:a></text:p>
            <text:p text:style-name="P125"><text:a xlink:type="simple" xlink:href="#__RefHeading__74102_1365249792" text:style-name="Index_20_Link" text:visited-style-name="Index_20_Link">Prohlížení sešitu<text:tab/>22</text:a></text:p>
            <text:p text:style-name="P126"><text:a xlink:type="simple" xlink:href="#__RefHeading__74104_1365249792" text:style-name="Index_20_Link" text:visited-style-name="Index_20_Link">Změna zobrazení dokumentu<text:tab/>22</text:a></text:p>
            <text:p text:style-name="P126"><text:a xlink:type="simple" xlink:href="#__RefHeading__74106_1365249792" text:style-name="Index_20_Link" text:visited-style-name="Index_20_Link">Ukotvení řádků a sloupců<text:tab/>22</text:a></text:p>
            <text:p text:style-name="P127"><text:a xlink:type="simple" xlink:href="#__RefHeading__8569_1705546372" text:style-name="Index_20_Link" text:visited-style-name="Index_20_Link">Zrušení ukotvení<text:tab/>23</text:a></text:p>
            <text:p text:style-name="P126"><text:a xlink:type="simple" xlink:href="#__RefHeading__74108_1365249792" text:style-name="Index_20_Link" text:visited-style-name="Index_20_Link">Rozdělení obrazovky<text:tab/>23</text:a></text:p>
            <text:p text:style-name="P127"><text:a xlink:type="simple" xlink:href="#__RefHeading__89798_462712302" text:style-name="Index_20_Link" text:visited-style-name="Index_20_Link">Vodorovné nebo svislé rozdělení obrazovky<text:tab/>24</text:a></text:p>
            <text:p text:style-name="P127"><text:a xlink:type="simple" xlink:href="#__RefHeading__9137_1266506079" text:style-name="Index_20_Link" text:visited-style-name="Index_20_Link">Odebrání rozdělení obrazovky<text:tab/>24</text:a></text:p>
            <text:p text:style-name="P125"><text:a xlink:type="simple" xlink:href="#__RefHeading__31624_1380607024" text:style-name="Index_20_Link" text:visited-style-name="Index_20_Link">Vkládání dat pomocí klávesnice<text:tab/>24</text:a></text:p>
            <text:p text:style-name="P126"><text:a xlink:type="simple" xlink:href="#__RefHeading__12174_2055606540" text:style-name="Index_20_Link" text:visited-style-name="Index_20_Link">Čísla<text:tab/>24</text:a></text:p>
            <text:p text:style-name="P127"><text:a xlink:type="simple" xlink:href="#__RefHeading__4519_1225246692" text:style-name="Index_20_Link" text:visited-style-name="Index_20_Link">Záporná čísla<text:tab/>25</text:a></text:p>
            <text:p text:style-name="P127"><text:a xlink:type="simple" xlink:href="#__RefHeading__4521_1225246692" text:style-name="Index_20_Link" text:visited-style-name="Index_20_Link">Úvodní nuly<text:tab/>25</text:a></text:p>
            <text:p text:style-name="P127"><text:a xlink:type="simple" xlink:href="#__RefHeading___Toc69862_292858400" text:style-name="Index_20_Link" text:visited-style-name="Index_20_Link">Čísla a text<text:tab/>26</text:a></text:p>
            <text:p text:style-name="P126"><text:a xlink:type="simple" xlink:href="#__RefHeading__12199_2055606540" text:style-name="Index_20_Link" text:visited-style-name="Index_20_Link">Text<text:tab/>27</text:a></text:p>
            <text:p text:style-name="P126"><text:a xlink:type="simple" xlink:href="#__RefHeading___Toc69864_292858400" text:style-name="Index_20_Link" text:visited-style-name="Index_20_Link">Datum a čas<text:tab/>27</text:a></text:p>
            <text:p text:style-name="P126">Pole v <text:a xlink:type="simple" xlink:href="#__RefHeading___Toc69866_292858400" text:style-name="Index_20_Link" text:visited-style-name="Index_20_Link">b</text:a><text:a xlink:type="simple" xlink:href="#__RefHeading___Toc69866_292858400" text:style-name="Index_20_Link" text:visited-style-name="Index_20_Link">uňce<text:tab/>27</text:a></text:p>
            <text:p text:style-name="P126"><text:a xlink:type="simple" xlink:href="#__RefHeading___Toc14990_266939973" text:style-name="Index_20_Link" text:visited-style-name="Index_20_Link">Automatické opravy<text:tab/>28</text:a></text:p>
            <text:p text:style-name="P127"><text:a xlink:type="simple" xlink:href="#__RefHeading___Toc69868_292858400" text:style-name="Index_20_Link" text:visited-style-name="Index_20_Link">Vypnutí automatických oprav<text:tab/>28</text:a></text:p>
            <text:p text:style-name="P125"><text:a xlink:type="simple" xlink:href="#__RefHeading__74122_1365249792" text:style-name="Index_20_Link" text:visited-style-name="Index_20_Link">Urychlení vkládání dat<text:tab/>29</text:a></text:p>
            <text:p text:style-name="P126"><text:a xlink:type="simple" xlink:href="#__RefHeading___Toc38740_292858400" text:style-name="Index_20_Link" text:visited-style-name="Index_20_Link">Nástroje automatického dokončování<text:tab/>29</text:a></text:p>
            <text:p text:style-name="P126"><text:a xlink:type="simple" xlink:href="#__RefHeading__74124_1365249792" text:style-name="Index_20_Link" text:visited-style-name="Index_20_Link">Nástroj Vyplnit<text:tab/>29</text:a></text:p>
            <text:p text:style-name="P127"><text:a xlink:type="simple" xlink:href="#__RefHeading__89806_462712302" text:style-name="Index_20_Link" text:visited-style-name="Index_20_Link">Vyplňování posloupnosti dat<text:tab/>30</text:a></text:p>
            <text:p text:style-name="P127"><text:a xlink:type="simple" xlink:href="#__RefHeading__30429_1380607024" text:style-name="Index_20_Link" text:visited-style-name="Index_20_Link">Definování posloupnosti<text:tab/>30</text:a></text:p>
            <text:p text:style-name="P126"><text:a xlink:type="simple" xlink:href="#__RefHeading___Toc14992_266939973" text:style-name="Index_20_Link" text:visited-style-name="Index_20_Link">Seznamy výběrů<text:tab/>31</text:a></text:p>
            <text:p text:style-name="P125"><text:a xlink:type="simple" xlink:href="#__RefHeading___Toc14994_266939973" text:style-name="Index_20_Link" text:visited-style-name="Index_20_Link">Sdílení obsahu mezi listy<text:tab/>31</text:a></text:p>
            <text:p text:style-name="P125"><text:a xlink:type="simple" xlink:href="#__RefHeading__17113_1267672555" text:style-name="Index_20_Link" text:visited-style-name="Index_20_Link">Ověřování obsahu buněk<text:tab/>32</text:a></text:p>
            <text:p text:style-name="P125"><text:a xlink:type="simple" xlink:href="#__RefHeading__8875_141864493" text:style-name="Index_20_Link" text:visited-style-name="Index_20_Link">Úprava dat<text:tab/>32</text:a></text:p>
            <text:p text:style-name="P126"><text:a xlink:type="simple" xlink:href="#__RefHeading__74132_1365249792" text:style-name="Index_20_Link" text:visited-style-name="Index_20_Link">Mazání dat<text:tab/>32</text:a></text:p>
            <text:p text:style-name="P127"><text:a xlink:type="simple" xlink:href="#__RefHeading__8877_141864493" text:style-name="Index_20_Link" text:visited-style-name="Index_20_Link">Mazání pouze dat<text:tab/>32</text:a></text:p>
            <text:p text:style-name="P127"><text:a xlink:type="simple" xlink:href="#__RefHeading__8879_141864493" text:style-name="Index_20_Link" text:visited-style-name="Index_20_Link">Mazání dat a formátování<text:tab/>32</text:a></text:p>
            <text:p text:style-name="P126"><text:a xlink:type="simple" xlink:href="#__RefHeading___Toc10900_4170719853" text:style-name="Index_20_Link" text:visited-style-name="Index_20_Link">Nahrazování dat<text:tab/>33</text:a></text:p>
            <text:p text:style-name="P126"><text:a xlink:type="simple" xlink:href="#__RefHeading__37453_1700526464" text:style-name="Index_20_Link" text:visited-style-name="Index_20_Link">Změna dat<text:tab/>33</text:a></text:p>
            <text:p text:style-name="P127"><text:a xlink:type="simple" xlink:href="#__RefHeading__16303_141864493" text:style-name="Index_20_Link" text:visited-style-name="Index_20_Link">Pomocí klávesnice<text:tab/>33</text:a></text:p>
            <text:p text:style-name="P127"><text:a xlink:type="simple" xlink:href="#__RefHeading__16305_141864493" text:style-name="Index_20_Link" text:visited-style-name="Index_20_Link">Pomocí myši<text:tab/>33</text:a></text:p>
            <text:p text:style-name="P127"><text:a xlink:type="simple" xlink:href="#__RefHeading___Toc69870_292858400" text:style-name="Index_20_Link" text:visited-style-name="Index_20_Link">Funkce Vložit jinak<text:tab/>33</text:a></text:p>
            <text:p text:style-name="P125"><text:a xlink:type="simple" xlink:href="#__RefHeading__74138_1365249792" text:style-name="Index_20_Link" text:visited-style-name="Index_20_Link">Formátování dat<text:tab/>34</text:a></text:p>
            <text:p text:style-name="P126"><text:a xlink:type="simple" xlink:href="#__RefHeading__74140_1365249792" text:style-name="Index_20_Link" text:visited-style-name="Index_20_Link">Víceřádkový text<text:tab/>34</text:a></text:p>
            <text:p text:style-name="P127"><text:a xlink:type="simple" xlink:href="#__RefHeading__30431_1380607024" text:style-name="Index_20_Link" text:visited-style-name="Index_20_Link">Automatické zalamování<text:tab/>35</text:a></text:p>
            <text:p text:style-name="P127"><text:a xlink:type="simple" xlink:href="#__RefHeading__9373_1843988802" text:style-name="Index_20_Link" text:visited-style-name="Index_20_Link">Ruční zalomení textu<text:tab/>36</text:a></text:p>
            <text:p text:style-name="P126"><text:a xlink:type="simple" xlink:href="#__RefHeading__74142_1365249792" text:style-name="Index_20_Link" text:visited-style-name="Index_20_Link">Zmenšení textu podle velikosti buňky<text:tab/>36</text:a></text:p>
            <text:p text:style-name="P126"><text:a xlink:type="simple" xlink:href="#__RefHeading___Toc69872_292858400" text:style-name="Index_20_Link" text:visited-style-name="Index_20_Link">Sloučení buněk<text:tab/>36</text:a></text:p>
            <text:p text:style-name="P126"><text:soft-page-break/><text:a xlink:type="simple" xlink:href="#__RefHeading___Toc3498_208225428" text:style-name="Index_20_Link" text:visited-style-name="Index_20_Link">Rozdělování buněk<text:tab/>36</text:a></text:p>
            <text:p text:style-name="P126"><text:a xlink:type="simple" xlink:href="#__RefHeading__74144_1365249792" text:style-name="Index_20_Link" text:visited-style-name="Index_20_Link">Formátování čísel<text:tab/>37</text:a></text:p>
            <text:p text:style-name="P126"><text:a xlink:type="simple" xlink:href="#__RefHeading__5592_984566268" text:style-name="Index_20_Link" text:visited-style-name="Index_20_Link">Formátování písma a textu v buňkách<text:tab/>37</text:a></text:p>
            <text:p text:style-name="P126"><text:a xlink:type="simple" xlink:href="#__RefHeading__86660_625523294" text:style-name="Index_20_Link" text:visited-style-name="Index_20_Link">Formátování ohraničení buněk<text:tab/>38</text:a></text:p>
            <text:p text:style-name="P126"><text:a xlink:type="simple" xlink:href="#__RefHeading__86662_625523294" text:style-name="Index_20_Link" text:visited-style-name="Index_20_Link">Formátování pozadí buňky<text:tab/>38</text:a></text:p>
            <text:p text:style-name="P126"><text:a xlink:type="simple" xlink:href="#__RefHeading___Toc14185_266939973" text:style-name="Index_20_Link" text:visited-style-name="Index_20_Link">Formátování výchozího stylu buňky<text:tab/>38</text:a></text:p>
            <text:p text:style-name="P125"><text:a xlink:type="simple" xlink:href="#__RefHeading__74152_1365249792" text:style-name="Index_20_Link" text:visited-style-name="Index_20_Link">Automatické formátování buněk<text:tab/>38</text:a></text:p>
            <text:p text:style-name="P126"><text:a xlink:type="simple" xlink:href="#__RefHeading__10671_1843988802" text:style-name="Index_20_Link" text:visited-style-name="Index_20_Link">Použití automatického formátování<text:tab/>38</text:a></text:p>
            <text:p text:style-name="P126"><text:a xlink:type="simple" xlink:href="#__RefHeading__10673_1843988802" text:style-name="Index_20_Link" text:visited-style-name="Index_20_Link">Definování nového automatického formátování<text:tab/>39</text:a></text:p>
            <text:p text:style-name="P125"><text:a xlink:type="simple" xlink:href="#__RefHeading___Toc14996_266939973" text:style-name="Index_20_Link" text:visited-style-name="Index_20_Link">Používání témat<text:tab/>39</text:a></text:p>
            <text:p text:style-name="P125"><text:a xlink:type="simple" xlink:href="#__RefHeading__10675_1843988802" text:style-name="Index_20_Link" text:visited-style-name="Index_20_Link">Použití podmíněného formátování<text:tab/>40</text:a></text:p>
            <text:p text:style-name="P125"><text:a xlink:type="simple" xlink:href="#__RefHeading___Toc10902_4170719853" text:style-name="Index_20_Link" text:visited-style-name="Index_20_Link">Skrývání a zobrazování dat<text:tab/>41</text:a></text:p>
            <text:p text:style-name="P125"><text:a xlink:type="simple" xlink:href="#__RefHeading___Toc90942_292858400" text:style-name="Index_20_Link" text:visited-style-name="Index_20_Link">Filtrování dat<text:tab/>41</text:a></text:p>
            <text:p text:style-name="P125"><text:a xlink:type="simple" xlink:href="#__RefHeading___Toc21099_244513003" text:style-name="Index_20_Link" text:visited-style-name="Index_20_Link">Ochrana buňky<text:tab/>41</text:a></text:p>
            <text:p text:style-name="P125"><text:a xlink:type="simple" xlink:href="#__RefHeading__74164_1365249792" text:style-name="Index_20_Link" text:visited-style-name="Index_20_Link">Řazení záznamů<text:tab/>42</text:a></text:p>
            <text:p text:style-name="P125"><text:a xlink:type="simple" xlink:href="#__RefHeading___Toc21101_244513003" text:style-name="Index_20_Link" text:visited-style-name="Index_20_Link">Komentáře buňky<text:tab/>43</text:a></text:p>
            <text:p text:style-name="P125"><text:a xlink:type="simple" xlink:href="#__RefHeading__14677_1458129930" text:style-name="Index_20_Link" text:visited-style-name="Index_20_Link">Použití vzorců a funkcí<text:tab/>43</text:a></text:p>
            <text:p text:style-name="P126"><text:a xlink:type="simple" xlink:href="#__RefHeading___Toc14187_266939973" text:style-name="Index_20_Link" text:visited-style-name="Index_20_Link">Tvorba vzorců<text:tab/>44</text:a></text:p>
            <text:p text:style-name="P125"><text:a xlink:type="simple" xlink:href="#__RefHeading__14679_1458129930" text:style-name="Index_20_Link" text:visited-style-name="Index_20_Link">Analýza dat<text:tab/>45</text:a></text:p>
            <text:p text:style-name="P125"><text:a xlink:type="simple" xlink:href="#__RefHeading___Toc14189_266939973" text:style-name="Index_20_Link" text:visited-style-name="Index_20_Link">Kontingenční tabulky a kontingenční grafy<text:tab/>45</text:a></text:p>
            <text:p text:style-name="P126"><text:a xlink:type="simple" xlink:href="#__RefHeading___Toc6319_13048540801111" text:style-name="Index_20_Link" text:visited-style-name="Index_20_Link">Kontingenční grafy<text:tab/>45</text:a></text:p>
            <text:p text:style-name="P125"><text:a xlink:type="simple" xlink:href="#__RefHeading__74166_1365249792" text:style-name="Index_20_Link" text:visited-style-name="Index_20_Link">Tisk<text:tab/>46</text:a></text:p>
            <text:p text:style-name="P126"><text:a xlink:type="simple" xlink:href="#__RefHeading__74172_1365249792" text:style-name="Index_20_Link" text:visited-style-name="Index_20_Link">Oblasti tisku<text:tab/>46</text:a></text:p>
            <text:p text:style-name="P127"><text:a xlink:type="simple" xlink:href="#__RefHeading__30435_1380607024" text:style-name="Index_20_Link" text:visited-style-name="Index_20_Link">Definování oblasti tisku<text:tab/>46</text:a></text:p>
            <text:p text:style-name="P127"><text:a xlink:type="simple" xlink:href="#__RefHeading__74174_1365249792" text:style-name="Index_20_Link" text:visited-style-name="Index_20_Link">Přidávání k oblasti tisku<text:tab/>46</text:a></text:p>
            <text:p text:style-name="P127"><text:a xlink:type="simple" xlink:href="#__RefHeading__30437_1380607024" text:style-name="Index_20_Link" text:visited-style-name="Index_20_Link">Odstranění oblasti tisku<text:tab/>46</text:a></text:p>
            <text:p text:style-name="P127"><text:a xlink:type="simple" xlink:href="#__RefHeading__30439_1380607024" text:style-name="Index_20_Link" text:visited-style-name="Index_20_Link">Úprava oblasti tisku<text:tab/>46</text:a></text:p>
            <text:p text:style-name="P126"><text:a xlink:type="simple" xlink:href="#__RefHeading__21748_508553458" text:style-name="Index_20_Link" text:visited-style-name="Index_20_Link">Možnosti tisku<text:tab/>47</text:a></text:p>
            <text:p text:style-name="P126"><text:a xlink:type="simple" xlink:href="#__RefHeading___Toc10511_233684998" text:style-name="Index_20_Link" text:visited-style-name="Index_20_Link">Zopakování tisku řádků a sloupců<text:tab/>47</text:a></text:p>
            <text:p text:style-name="P126"><text:a xlink:type="simple" xlink:href="#__RefHeading__74178_1365249792" text:style-name="Index_20_Link" text:visited-style-name="Index_20_Link">Zalomení stránky<text:tab/>48</text:a></text:p>
            <text:p text:style-name="P127"><text:a xlink:type="simple" xlink:href="#__RefHeading__30441_1380607024" text:style-name="Index_20_Link" text:visited-style-name="Index_20_Link">Vkládání zalomení stránky<text:tab/>48</text:a></text:p>
            <text:p text:style-name="P127"><text:a xlink:type="simple" xlink:href="#__RefHeading__30443_1380607024" text:style-name="Index_20_Link" text:visited-style-name="Index_20_Link">Mazání odstranění<text:tab/>48</text:a></text:p>
            <text:p text:style-name="P126"><text:a xlink:type="simple" xlink:href="#__RefHeading__74180_1365249792" text:style-name="Index_20_Link" text:visited-style-name="Index_20_Link">Záhlaví a zápatí<text:tab/>48</text:a></text:p>
            <text:p text:style-name="P127"><text:a xlink:type="simple" xlink:href="#__RefHeading__30445_1380607024" text:style-name="Index_20_Link" text:visited-style-name="Index_20_Link">Nastavení záhlaví nebo zápatí<text:tab/>49</text:a></text:p>
          </text:index-body>
        </text:table-of-content>
        <text:p text:style-name="P119"/>
      </text:section>
      <text:h text:style-name="P140" text:outline-level="1"><text:bookmark-start text:name="__RefHeading___Toc175587_4065674847"/>Co je Calc?<text:bookmark-end text:name="__RefHeading___Toc175587_4065674847"/></text:h>
      <text:p text:style-name="P5">Program Calc tabulkový procesor balíku LibreOffice.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86"><text:alphabetical-index-mark text:string-value="vlastnosti"/>Program Calc nabízí mimo jiné následující funkce:</text:p>
      <text:list xml:id="list4262137436" text:style-name="List_20_1">
        <text:list-item>
          <text:p text:style-name="P180">Funkce, které lze použít k vytváření vzorců umožňujících provádět s daty komplexní výpočty.</text:p>
        </text:list-item>
        <text:list-item>
          <text:p text:style-name="P180">Databázové funkce umožňující data řadit, ukládat a filtrovat.</text:p>
        </text:list-item>
        <text:list-item>
          <text:p text:style-name="P180">Dynamické grafy: je možné použít široký rozsah 2D a 3D grafů.</text:p>
        </text:list-item>
        <text:list-item>
          <text:p text:style-name="P180">Makra pro zaznamenávání a spouštění často opakovaných úkolů. Mezi podporované skriptovací jazyky na tvorbu maker patří LibreOffice Basic, Python, BeanShell a JavaScript.</text:p>
        </text:list-item>
        <text:list-item>
          <text:p text:style-name="P180">Schopnost otevírat, upravovat a ukládat sešity programu Microsoft Excel.</text:p>
        </text:list-item>
        <text:list-item>
          <text:p text:style-name="P181">Importovat a exportovat sešity v mnoha formátech včetně HTML, CSV, PDF a PostScriptu.</text:p>
        </text:list-item>
      </text:list>
      <text:h text:style-name="P133" text:outline-level="1"><text:bookmark-start text:name="__RefHeading___Toc14177_266939973"/>Kompatibilita s jinými tabulkovými procesory<text:bookmark-end text:name="__RefHeading___Toc14177_266939973"/></text:h>
      <text:h text:style-name="P146" text:outline-level="2"><text:bookmark-start text:name="__RefHeading___Toc14179_266939973"/>Zástupné znaky<text:bookmark-end text:name="__RefHeading___Toc14179_266939973"/></text:h>
      <text:p text:style-name="P4">Základní zástupné znaky, jako je hvězdička (*), otazník (?) a vlnovka (~) z jiných tabulkových aplikací, dokáže <text:span text:style-name="T222">v zápisu vzorce</text:span> rozpoznat i LibreOffice.</text:p>
      <text:h text:style-name="P146" text:outline-level="2"><text:bookmark-start text:name="__RefHeading___Toc14181_266939973"/>Syntaxe vzorců<text:bookmark-end text:name="__RefHeading___Toc14181_266939973"/></text:h>
      <text:p text:style-name="P58">Ve výchozím nastavení používá LibreOffice Calc svou vlastní syntaxi vzorců označovanou jako Calc <text:span text:style-name="T222">A</text:span>1 namísto syntaxe vzorců  Excel <text:span text:style-name="T222">A</text:span>1, kterou používá Microsoft Excel. LibreOffice dokáže bezproblémově převádět mezi oběma typy syntaxí. I když pokud jsme zvyklí pracovat s Excelem, můžeme si výchozí syntaxi v programu Calc změnit v nabídce<text:span text:style-name="Strong_20_Emphasis"> Nástroje &gt; Možnosti &gt; LibreOffice Calc &gt; Vzorec</text:span>, kde vybereme <text:span text:style-name="Strong_20_Emphasis">Excel </text:span><text:span text:style-name="Strong_20_Emphasis"><text:span text:style-name="T222">A</text:span></text:span><text:span text:style-name="Strong_20_Emphasis">1</text:span> <text:span text:style-name="T222">nebo </text:span><text:span text:style-name="Strong_20_Emphasis"><text:span text:style-name="T222">Excel R1C1</text:span></text:span><text:span text:style-name="T222"> </text:span>v rozevíracím seznamu <text:span text:style-name="Emphasis">Syntaxe </text:span><text:span text:style-name="Emphasis"><text:span text:style-name="T222">v</text:span></text:span><text:span text:style-name="Emphasis">zorců</text:span>.</text:p>
      <text:p text:style-name="P26">Více informací o syntaxi vzorců se nachází v kapitole 7 – <text:span text:style-name="T249">Použití </text:span>vzorců a funkcí, <text:span text:style-name="T118">v</text:span> příručce <text:span text:style-name="Emphasis"><text:span text:style-name="T118">Calc Guide</text:span></text:span>.</text:p>
      <text:h text:style-name="P146" text:outline-level="2"><text:bookmark-start text:name="__RefHeading___Toc14183_266939973"/>Makra<text:bookmark-end text:name="__RefHeading___Toc14183_266939973"/></text:h>
      <text:p text:style-name="P4">Microsoft Office používá jazyk Visual Basic for <text:span text:style-name="T222">A</text:span>pplications (VBA), LibreOffice používá jazyk Basic založený na LibreOffice API. Ačkoliv jsou programovací jazyky stejné, objekty a metody jsou rozdílné, a proto nejsou zcela kompatibilní.</text:p>
      <text:p text:style-name="P4">LibreOffice dokáže spouštět některé <text:span text:style-name="T222">s</text:span>kripty Visual Basic z Excelu, pokud tuto funkcionalitu umožníme v menu <text:span text:style-name="Strong_20_Emphasis">Nástroje &gt; Možnosti &gt; Načíst/Uložit &gt; Vlastnosti VBA</text:span>.</text:p>
      <text:p text:style-name="Text_20_body">Pokud chceme v LibreOffice používat makra vytvořená v jazyce VBA v programu Microsoft Excel, musíme nejprve v editoru LibreOffice Basic IDE upravit jejich kód.</text:p>
      <text:p text:style-name="P26">Více informací se nachází v kapitole 12 – Makra v programu Calc, <text:span text:style-name="T118">v</text:span> příručce <text:span text:style-name="Emphasis"><text:span text:style-name="T118">Calc Guide</text:span></text:span>.</text:p>
      <text:h text:style-name="P134" text:outline-level="1"><text:bookmark-start text:name="__RefHeading__74050_1365249792"/><text:soft-page-break/>Sešity, listy a buňky<text:bookmark-end text:name="__RefHeading__74050_1365249792"/></text:h>
      <text:p text:style-name="P5">Calc pracuje s dokumenty označovanými jako <text:alphabetical-index-mark text:string-value="popis" text:key1="sešitů"/>sešity. Sešit se skládá z několika jednotlivých <text:alphabetical-index-mark text:string-value="popis" text:key1="listů"/>listů, každý list se skládá z buněk, které jsou uspořádány do řádků a sloupců. Určitá buňka se dá identifikovat podle čísla řádku a písmene sloupce.</text:p>
      <text:p text:style-name="P5"><text:alphabetical-index-mark text:string-value="popis" text:key1="buňkami"/>V buňkách jsou uloženy jednotlivé prvky (text, čísla, vzorce atd.), které umožňují zobrazovat a zpracovávat data.</text:p>
      <text:p text:style-name="P26">Každý sešit může mít až <text:span text:style-name="T119"/>10 000 listů a každý list může mít maximálně 1 048 576 řádků a 1024 sloupců. Maximální počet znaků v jedné buňce je 32 767.</text:p>
      <text:h text:style-name="P134" text:outline-level="1"><text:bookmark-start text:name="__RefHeading__74052_1365249792"/>Hlavní okno programu Calc<text:bookmark-end text:name="__RefHeading__74052_1365249792"/></text:h>
      <text:p text:style-name="P26">Po spuštění programu Calc je <text:alphabetical-index-mark text:string-value="hlavní okno, popis"/>otevřeno hlavní okno (obrázek <text:sequence-ref text:reference-format="value" text:ref-name="refFigure1">1</text:sequence-ref>). Jeho hlavní části jsou popsány níže. <text:span text:style-name="T39"/><text:span text:style-name="T222">M</text:span>noho <text:span text:style-name="T118">částí</text:span> můžeme zobrazit nebo skrýt <text:span text:style-name="T118">pomocí nabídky Zobrazit</text:span><text:span text:style-name="T134"> v hlavní nabídce</text:span>.</text:p>
      <text:p text:style-name="Figure"><draw:frame draw:style-name="fr4" draw:name="Frame97" text:anchor-type="as-char" svg:width="16.997cm" draw:z-index="1"><draw:text-box fo:min-height="11.418cm"><text:p text:style-name="Caption"><draw:frame draw:style-name="fr11" draw:name="Image273" text:anchor-type="paragraph" svg:width="17cm" svg:height="10.97cm" draw:z-index="2"><draw:image xlink:href="Pictures/100002010000030B000001F1C156DA723CF7C4F5.png" xlink:type="simple" xlink:show="embed" xlink:actuate="onLoad" loext:mime-type="image/png"/></draw:frame>Obrázek <text:sequence text:ref-name="refFigure1" text:name="Figure" text:formula="ooow:Figure+1" style:num-format="1">1</text:sequence>: Hlavní okno programu programu Calc</text:p></draw:text-box></draw:frame></text:p>
      <text:h text:style-name="P147"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sešit nově vytvořený z šablony nebo prázdného dokument, má jméno <text:span text:style-name="Emphasis">Bez názvu X</text:span>, kde X je číslo. Když sešit ukládáme poprvé, zobrazí se výzva k zadání názvu.</text:p>
      <text:h text:style-name="P148" text:outline-level="2"><text:bookmark-start text:name="__RefHeading___Toc5537_2101809857"/><text:soft-page-break/>Hlavní nabídka<text:bookmark-end text:name="__RefHeading___Toc5537_2101809857"/></text:h>
      <text:p text:style-name="P32">Pod záhlavím okna se nachází <text:alphabetical-index-mark text:string-value="hlavní nabídka"/>hlavní nabídka. Jestliže zvolíme <text:span text:style-name="T40">některou z </text:span><text:span text:style-name="T94">položek</text:span> nabídky, směrem dolů se zobrazí nabídka s příkazy. Hlavní nabídku můžeme přizpůsobit; více informací o tomto tématu se nachází v kapitole 14 – Přizpůsobení LibreOffice.</text:p>
      <text:p text:style-name="P32"><text:span text:style-name="T47">Většina nabídek je podobná jako v jiných komponentách LibreOffice, ačkoliv specifické příkazy a nástroje se mohou lišit. Nabídky specifické pro Calc jsou</text:span><text:span text:style-name="T134"> List a Data; </text:span><text:span text:style-name="T222">navíc </text:span><text:span text:style-name="T134">další důležitá data analytických nástrojů se nacházejí </text:span><text:span text:style-name="T249">v</text:span><text:span text:style-name="T134"> nabídce Nástroje.</text:span></text:p>
      <text:p text:style-name="Definition_20_Term">List</text:p>
      <text:p text:style-name="Text_20_body_20_indent"><text:span text:style-name="T134">N</text:span>ejčastěji používané příkazy pro práci s listy, jako jsou <text:span text:style-name="T223">Vložit a Smazat buňky, Sloupce, Řádky a Listy; </text:span><text:span text:style-name="T225">vybrat </text:span><text:span text:style-name="T223">Typ odkazu na buňku; </text:span><text:span text:style-name="T224"/><text:span text:style-name="T223">Odkaz na externí data</text:span>.</text:p>
      <text:p text:style-name="Definition_20_Term">Data</text:p>
      <text:p text:style-name="Text_20_body_20_indent"><text:span text:style-name="T135">Př</text:span>íkazy pro práci s daty v sešitě; například <text:span text:style-name="T223">Definovat oblast, Řadit, Filtry, Statistiky, Kontingenční tabulky, Konsolidovat, Formuláře, Seskupení a souhrny.</text:span></text:p>
      <text:p text:style-name="Definition_20_Term">Nástroje</text:p>
      <text:p text:style-name="Text_20_body_20_indent"><text:span text:style-name="T135">F</text:span>unkce, které pomáhají kontrolovat a přizpůsobit sešit; například <text:span text:style-name="T223">Kontrola pravopisu, Makra, Hledat řešení, Řešitel, </text:span><text:span text:style-name="T225">Scénáře, </text:span><text:span text:style-name="T223">Detektiv, Uzamknout list</text:span>, <text:span text:style-name="T223">Nastavení XML filtru </text:span><text:span text:style-name="T224">a </text:span><text:span text:style-name="T223">Správce rozšíření</text:span>.</text:p>
      <text:h text:style-name="P148" text:outline-level="2"><text:bookmark-start text:name="__RefHeading__74056_1365249792"/>Nástrojové lišty<text:bookmark-end text:name="__RefHeading__74056_1365249792"/></text:h>
      <text:p text:style-name="P28">Ukotvená nástrojová lišta, která se ve výchozím nastavení nachází v horní části přímo pod hlavní nabídkou, se nazývá Standardní lišta. Je stejná ve všech modulech balíku LibreOffice. Její <text:span text:style-name="T122">umístění a použití a další panely nástrojů </text:span><text:span text:style-name="T42">jsou</text:span><text:span text:style-name="T122"> popsány</text:span> v kapitole 1 – Úvod do LibreOffice.</text:p>
      <text:h text:style-name="P148" text:outline-level="2"><text:bookmark-start text:name="__RefHeading__74058_1365249792"/>Lišta vzorců<text:bookmark-end text:name="__RefHeading__74058_1365249792"/></text:h>
      <text:p text:style-name="P27"><text:alphabetical-index-mark text:string-value="lišta vzorců"/><text:span text:style-name="T94">L</text:span>išta vzorců (obrázek <text:sequence-ref text:reference-format="value" text:ref-name="refFigure2">2</text:sequence-ref>) je umístěna v horní části listu v programu Calc. <text:span text:style-name="T41"/>Na tomto místě je trvale ukotvena a nelze ji změnit na plovoucí lištu. I tato lišta však může být skryta nebo zobrazena pomocí nabídky <text:span text:style-name="Strong_20_Emphasis">Zobrazit &gt; Lišta vzorců</text:span> v hlavní nabídce.</text:p>
      <text:p text:style-name="P64"><draw:frame draw:style-name="fr6" draw:name="Frame49" text:anchor-type="as-char" svg:width="17cm" draw:z-index="3"><draw:text-box fo:min-height="1.251cm"><text:p text:style-name="Caption"><draw:frame draw:style-name="fr17" draw:name="Image36" text:anchor-type="paragraph" svg:width="17cm" svg:height="0.61cm" draw:z-index="4"><draw:image xlink:href="Pictures/10000000000002EB0000001D40B8708902C3DA5D.png" xlink:type="simple" xlink:show="embed" xlink:actuate="onLoad" loext:mime-type="image/png"/></draw:frame>Obrázek <text:sequence text:ref-name="refFigure2" text:name="Figure" text:formula="ooow:Figure+1" style:num-format="1">2</text:sequence>: <text:span text:style-name="T252">L</text:span>išta vzorců</text:p></draw:text-box></draw:frame></text:p>
      <text:p text:style-name="P5"><text:span text:style-name="T252">L</text:span>išta vzorců <text:span text:style-name="T48">zahrnuje</text:span> zleva doprava následující:</text:p>
      <text:p text:style-name="Text_20_body_20_indent"><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text:span text:style-name="Emphasis">Poli názvu</text:span>. Pokud zadáme název oblasti a stisknete tlačítko <text:span text:style-name="Keystroke">Enter</text:span>, pojmenovaná oblast se vybere a zobrazí.</text:p>
      <text:p text:style-name="Text_20_body_20_indent"><text:span text:style-name="Strong_20_Emphasis">Průvodce funkcí</text:span> – <text:alphabetical-index-mark text:string-value="Průvodce funkcí"/>otevře dialogové okno, kde můžeme vyhledávat seznam<text:span text:style-name="T120">y</text:span> dostupných funkcí <text:span text:style-name="T120">a vzorců</text:span>. To může být také velmi užitečné pro zobrazení toho, jak jsou funkce definovány.</text:p>
      <text:p text:style-name="Text_20_body_20_indent"><text:span text:style-name="Strong_20_Emphasis">V</text:span><text:span text:style-name="Strong_20_Emphasis"><text:span text:style-name="T135">ybrat funkci</text:span></text:span> – <text:span text:style-name="T48">tento rozbalovací seznam nabízí pět možností: </text:span><text:span text:style-name="Strong_20_Emphasis"><text:span text:style-name="T152">Suma</text:span></text:span><text:span text:style-name="T48">, </text:span><text:span text:style-name="Strong_20_Emphasis"><text:span text:style-name="T152">Průměr</text:span></text:span><text:span text:style-name="T48">, </text:span><text:span text:style-name="Strong_20_Emphasis"><text:span text:style-name="T152">Minimum</text:span></text:span><text:span text:style-name="T48">, </text:span><text:span text:style-name="Strong_20_Emphasis"><text:span text:style-name="T152">Maximum</text:span></text:span><text:span text:style-name="T48"> a </text:span><text:span text:style-name="Strong_20_Emphasis"><text:span text:style-name="T152">Počet</text:span></text:span><text:span text:style-name="T48"> </text:span><text:span text:style-name="T94">(obrázek </text:span><text:span text:style-name="T94"><text:sequence-ref text:reference-format="value" text:ref-name="refFigure3">3</text:sequence-ref></text:span><text:span text:style-name="T94">)</text:span><text:span text:style-name="T48"/></text:p>
      <text:p text:style-name="Figure"><text:soft-page-break/><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F1ABFFCDE9EA8BBA.png" xlink:type="simple" xlink:show="embed" xlink:actuate="onLoad" loext:mime-type="image/png"/></draw:frame>Obrázek <text:sequence text:ref-name="refFigure3" text:name="Figure" text:formula="ooow:Figure+1" style:num-format="1">3</text:sequence>: <text:span text:style-name="T222">Rozbalovací seznam Vybrat funkci</text:span></text:p></draw:text-box></draw:frame></text:p>
      <text:p text:style-name="Text_20_body_20_indent"><text:span text:style-name="Strong_20_Emphasis">V</text:span><text:span text:style-name="Strong_20_Emphasis"><text:span text:style-name="T144">zorec</text:span></text:span> – vložíme znak rovnosti (=) do vybrané buňky nebo <text:span text:style-name="Emphasis">Vstupního řádku</text:span>, což nám umožní vložit vzorec.  <text:span text:style-name="Emphasis">Pole </text:span><text:span text:style-name="Emphasis"><text:span text:style-name="T222">n</text:span></text:span><text:span text:style-name="Emphasis">ázvu</text:span> nyní zobrazí <text:span text:style-name="T136">rozbalovací seznam s</text:span> nejčastěji používanými funkcemi pro rychlý přístup k názvu funkce a syntaxi.</text:p>
      <text:p text:style-name="Text_20_body_20_indent"><text:span text:style-name="Strong_20_Emphasis">Vstupní řádek</text:span> – zobrazuje obsah vybrané buňky (data, rovnice nebo funkce) a umožňuje jeho úpravu. Pokud chceme <text:span text:style-name="Emphasis">Vstupní řádek</text:span> změnit na <text:span text:style-name="T222">víceřádkový</text:span> pro zadávání velmi dlouhých vzorců, klepneme na tlačítko s <text:span text:style-name="T49">šipkou</text:span> dolů <text:span text:style-name="T136">na </text:span>pravé <text:span text:style-name="T136">straně Vstupního řádku</text:span>.</text:p>
      <text:p text:style-name="P33">Obsah buňky můžeme upravit také <text:span text:style-name="T121">přímo </text:span>poklepáním na buňku. Při zadávání nových dat do buňky se ikony <text:span text:style-name="Strong_20_Emphasis">V</text:span><text:span text:style-name="Strong_20_Emphasis"><text:span text:style-name="T135">ybrat funkci</text:span></text:span> a <text:span text:style-name="Strong_20_Emphasis">V</text:span><text:span text:style-name="Strong_20_Emphasis"><text:span text:style-name="T144">zorec</text:span></text:span> změní na ikony <text:span text:style-name="Strong_20_Emphasis">Zrušit</text:span> a <text:span text:style-name="Strong_20_Emphasis">Přijmout</text:span>.</text:p>
      <text:list xml:id="list92050582669531" text:continue-list="list4048178736" text:style-name="Heading_20_Note">
        <text:list-item>
          <text:p text:style-name="P173">Poznámka</text:p>
        </text:list-item>
      </text:list>
      <text:p text:style-name="P78">Pojem „funkce“ v sešitech zahrnuje mnohem víc než jen matematické funkce. Více informací se nachází <text:span text:style-name="T121">v </text:span>kapitole 7 – Používání vzorců a funkcí v příručce <text:span text:style-name="Emphasis"><text:span text:style-name="T121">Calc Guide</text:span></text:span>.</text:p>
      <text:h text:style-name="P158" text:outline-level="2"><text:bookmark-start text:name="__RefHeading__89794_462712302"/>Stavový <text:span text:style-name="T251">ř</text:span>ádek<text:bookmark-end text:name="__RefHeading__89794_462712302"/></text:h>
      <text:p text:style-name="P5"><text:alphabetical-index-mark text:string-value="stavový řádek"/><text:span text:style-name="T249">S</text:span>tavový <text:span text:style-name="T251">ř</text:span>ádek programu Calc (obrázek <text:sequence-ref text:reference-format="value" text:ref-name="refFigure4">4</text:sequence-ref>) poskytuje informaci o sešitu a také rychlý a pohodlný způsob jak změnit některou z jeho vlastností. Většina z polí je podobná těm v ostatních součástech LibreOffice; více informací se nachází v kapitole 1 – Úvod do LibreOffice.</text:p>
      <text:p text:style-name="P64"><draw:frame draw:style-name="fr3" draw:name="Frame353" text:anchor-type="as-char" svg:width="16.76cm" draw:z-index="5"><draw:text-box fo:min-height="3.916cm"><text:p text:style-name="Caption"><draw:frame draw:style-name="fr10" draw:name="Image278" text:anchor-type="paragraph" svg:x="0cm" svg:y="0cm" svg:width="16.76cm" svg:height="3.35cm" draw:z-index="13"><draw:image xlink:href="Pictures/1000020100000420000000DE6A4BA872A81FDF5B.png" xlink:type="simple" xlink:show="embed" xlink:actuate="onLoad" loext:mime-type="image/png"/></draw:frame>Obrázek <text:sequence text:ref-name="refFigure4" text:name="Figure" text:formula="ooow:Figure+1" style:num-format="1">4</text:sequence>: <text:span text:style-name="T226">S</text:span>tavový <text:span text:style-name="T251">ř</text:span>ádek programu Calc</text:p></draw:text-box></draw:frame></text:p>
      <text:p text:style-name="P11"><text:span text:style-name="T226">S</text:span>tavový <text:span text:style-name="T251">ř</text:span>ádek umožňuje rychlý přistup k některým matematickým operacím s vybranými buňkami v sešitě. Můžeme počítat průměr a součet, počítat prvky a další matematické funkce na vybraných buňkách pomocí klepnutí pravým tlačítkem nad oblastí informací o buňce ve <text:span text:style-name="T226">S</text:span>tavovém <text:span text:style-name="T251">ř</text:span>ádku a následně si vybereme operace, které chceme ve <text:span text:style-name="T226">S</text:span>tavovém <text:span text:style-name="T251">ř</text:span>ádku zobrazit.</text:p>
      <text:h text:style-name="P159" text:outline-level="2"><text:bookmark-start text:name="__RefHeading__89796_462712302"/>Postranní lišta<text:bookmark-end text:name="__RefHeading__89796_462712302"/></text:h>
      <text:p text:style-name="P5">Postranní lišta programu Calc (<text:span text:style-name="Strong_20_Emphasis">Zobrazit &gt; Postranní lišta </text:span><text:span text:style-name="T226">nebo </text:span><text:span text:style-name="Keystroke"><text:span text:style-name="T226">Ctrl + F5</text:span></text:span>) se nachází na pravé straně okna. Jedná se o kombinaci nástrojové lišty a dialogového okna. Je to podobné jako v <text:span text:style-name="T249">p</text:span>ostranní liště programu Writer (viz kapitoly 1 a 4 této příručky) a skládá se z pěti <text:alphabetical-index-mark text:string-value="karty"/>karet: <text:span text:style-name="Strong_20_Emphasis">Vlastnosti</text:span>, <text:span text:style-name="Strong_20_Emphasis">Styly</text:span>, <text:span text:style-name="Strong_20_Emphasis">Galerie</text:span>, <text:span text:style-name="Strong_20_Emphasis">Navigátor</text:span> a <text:span text:style-name="Strong_20_Emphasis">Funkce</text:span>. Každá karta má svou ikonu na <text:alphabetical-index-mark text:string-value="Panel karet"/>panelu karet, nacházejícím se vpravo od postranní lišty, který umožňuje mezi kartami přepínat. Jednotlivé karty jsou popsány níže.</text:p>
      <text:p text:style-name="Definition_20_Term"><text:soft-page-break/>Vlastnosti</text:p>
      <text:p text:style-name="P123">Tato karta obsahuje pět panelů. Tyto panely, s výjimkou panelu Styl, mají tlačítko <text:span text:style-name="T155"/><text:span text:style-name="Strong_20_Emphasis">Další možnost</text:span><text:span text:style-name="Strong_20_Emphasis"><text:span text:style-name="T155">i</text:span></text:span>, které otevír<text:span text:style-name="T155">á</text:span> dialogové okno s doplňujícími informacemi. Tato dialogová okna uzamknou dokument pro úpravy, dokud nebudou uzavřena.</text:p>
      <text:p text:style-name="Text_20_body_20_indent"><text:span text:style-name="Strong_20_Emphasis">Styl:</text:span> Přístup k dostupným stylům buněk, aktualizaci stylů buněk a novým stylům buněk.</text:p>
      <text:p text:style-name="P123"><text:span text:style-name="Strong_20_Emphasis">Znak:</text:span> Ovládací prvky pro formátování textu, jako je například písmo, velikost a barva. Některé ovládací prvky, jako je například horní index, se stanou aktivní pouze tehdy, když je ve <text:span text:style-name="Emphasis">Vstupním řádku</text:span> Lišty vzorců nebo v buňce textový kurzor.</text:p>
      <text:p text:style-name="Text_20_body_20_indent"><text:span text:style-name="Strong_20_Emphasis">Formát čísla:</text:span> Rychlá změna formátu čísel včetně desetinných míst, měny, data, <text:span text:style-name="T155">procent </text:span>nebo číselného textu; <text:span text:style-name="T155">úvodní nuly</text:span>.</text:p>
      <text:p text:style-name="Text_20_body_20_indent"><text:span text:style-name="Strong_20_Emphasis">Zarovnání:</text:span> Ovládací prvky pro zarovnání textu různými způsoby, včetně vodorovného a svislého, dále zalomení, odsazení, slučování, orientace textu a svislé zarovnání.</text:p>
      <text:p text:style-name="Text_20_body_20_indent"><text:span text:style-name="Strong_20_Emphasis">Vzhled buňky:</text:span> Ovládací prvky pro nastavení vzhledu <text:span text:style-name="T60">buněk</text:span>, včetně barvy pozadí buňky, formátu ohraničení buňky (včetně barvy čáry a stylu) a mřížky.</text:p>
      <text:p text:style-name="Definition_20_Term">Styly, <text:span text:style-name="T137">Galerie, Navigátor</text:span></text:p>
      <text:p text:style-name="Text_20_body_20_indent">T<text:span text:style-name="T137">y</text:span>t<text:span text:style-name="T137">o</text:span> kart<text:span text:style-name="T137">y</text:span> <text:span text:style-name="T50">jsou podobné kar</text:span><text:span text:style-name="T104">tám</text:span><text:span text:style-name="T50"> v programu Writer. Jejich použití je detailněji popsáno  příručce </text:span><text:span text:style-name="Emphasis"><text:span text:style-name="T50">Calc Guide</text:span></text:span><text:span text:style-name="T50">.</text:span></text:p>
      <text:p text:style-name="P99">Funkce</text:p>
      <text:p text:style-name="P122">Tato karta obsahuje seznam funkcí uspořádaných do kategorií. Je to zjednodušená verze Průvodce funkcí, který je možné otevřít volbou <text:span text:style-name="Strong_20_Emphasis">Vložit &gt; Funkce</text:span> z hlavní nabídky <text:span text:style-name="T226">klepnutím na </text:span><text:span text:style-name="Strong_20_Emphasis"><text:span text:style-name="T226">ikonu Průvodce funkcí</text:span></text:span><text:span text:style-name="T226"> na </text:span><text:span text:style-name="T252">L</text:span><text:span text:style-name="T226">iště</text:span> vzorců nebo <text:span text:style-name="T156">stisknutím</text:span> <text:span text:style-name="Keystroke">Ctrl</text:span>+<text:span text:style-name="Keystroke">F2</text:span>.</text:p>
      <text:h text:style-name="P148" text:outline-level="2"><text:bookmark-start text:name="__RefHeading___Toc8910_1947340979"/>Rozvržení sešitu<text:bookmark-end text:name="__RefHeading___Toc8910_1947340979"/></text:h>
      <text:h text:style-name="P165" text:outline-level="3"><text:bookmark-start text:name="__RefHeading__30387_1380607024"/>Jednotlivé buňky<text:bookmark-end text:name="__RefHeading__30387_1380607024"/></text:h>
      <text:p text:style-name="P96">Hlavní část pracovní plochy v programu Calc zobrazuje <text:alphabetical-index-mark text:string-value="popis" text:key1="buňkami"/>buňky ve formě mřížky. Každá buňka je tvořena průsečíkem sloupce a řádku v sešitě.</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text:span text:style-name="Emphasis">Poli názvu</text:span> na <text:span text:style-name="T249">L</text:span>iště vzorců (obrázek <text:sequence-ref text:reference-format="value" text:ref-name="refFigure2">2</text:sequence-ref>). V případě, že v sešitě nejsou viditelná záhlaví, <text:span text:style-name="T138">vybereme</text:span> v hlavní nabídce <text:span text:style-name="Strong_20_Emphasis">Zobrazit </text:span><text:span text:style-name="Strong_20_Emphasis"><text:span text:style-name="T138">&gt; Zobrazit záhlaví</text:span></text:span>.</text:p>
      <text:h text:style-name="P165" text:outline-level="3"><text:bookmark-start text:name="__RefHeading__74062_1365249792"/>Karty listů<text:bookmark-end text:name="__RefHeading__74062_1365249792"/></text:h>
      <text:p text:style-name="P5"><text:span text:style-name="T157">Každý </text:span>sešit <text:span text:style-name="T157">programu Calc může obsahovat více</text:span> list<text:span text:style-name="T61">ů</text:span>. V dolní části mřížky buněk <text:alphabetical-index-mark text:string-value="karty listů"/>jsou karty listů, pomocí kterých poznáme, kolik listů je v otevřeném sešitě. Klepnutím na kartu <text:span text:style-name="T157"/> zobrazíme vybraný list. Aktivní list je označen kartou bílé barvy (výchozí nastavení Calcu). Můžeme také vybrat více listů tím, že během klepání na karty podržíme klávesu <text:span text:style-name="Keystroke">Ctrl</text:span>.</text:p>
      <text:p text:style-name="P10">Chceme-li změnit výchozí název listu (List1, List2 a tak dále), klepneme pravým tlačítkem myši na kartu listu a z místní nabídky vybereme <text:span text:style-name="Strong_20_Emphasis">Přejmenovat list</text:span> nebo dvojitým klepnutím na kartu listu otevřeme dialogové okno, <text:span text:style-name="T51">kde</text:span> <text:span text:style-name="T138">můžeme</text:span> zapsat nové jméno listu.</text:p>
      <text:p text:style-name="P5">Chceme-li změnit barvu karty listu, klepneme pravým tlačítkem myši na kartu a vybereme ze zobrazené nabídky <text:span text:style-name="Strong_20_Emphasis">Barva karty</text:span>. Otevře se dialogové okno Barva karty. Vybereme barvu a klepneme na <text:span text:style-name="Strong_20_Emphasis">OK</text:span>. Více informací o přidávání nových barev do palety se nachází v kapitole 14 – Přizpůsobení LibreOffice.</text:p>
      <text:h text:style-name="Heading_20_1" text:outline-level="1"><text:bookmark-start text:name="__RefHeading__17109_1267672555"/><text:soft-page-break/>Otevírání souboru CSV<text:bookmark-end text:name="__RefHeading__17109_1267672555"/></text:h>
      <text:p text:style-name="P5"><text:alphabetical-index-mark text:string-value="hodnoty oddělené čárkami (CSV)"/><text:alphabetical-index-mark text:string-value="soubory CSV"/>Soubory CSV (Comma-separated values) jsou soubory sešitu v textovém formátu, ve kterých je obsah buněk oddělen znakem, například čárkou nebo středníkem. Každý řádek představuje řádek v tabulce. Text je vložen v uvozovkách; čísla se vkládají bez uvozovek.</text:p>
      <text:list xml:id="list92049634447350" text:continue-numbering="true" text:style-name="Heading_20_Note">
        <text:list-item>
          <text:p text:style-name="Heading_20_Note">Poznámka</text:p>
        </text:list-item>
      </text:list>
      <text:p text:style-name="P74">Většina souborů CSV pochází z databázových tabulek, dotazů nebo sestav, kdy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87">Chceme-li otevřít soubor CSV v Calcu:</text:p>
      <text:list xml:id="list537780110" text:style-name="Numbering_20_1">
        <text:list-item text:start-value="1">
          <text:p text:style-name="P191">V hlavní nabídce vybereme <text:span text:style-name="Strong_20_Emphasis">Soubor &gt; Otevřít</text:span> a vyhledáme soubor CSV. <text:span text:style-name="T158">Většina</text:span> soubor<text:span text:style-name="T158">ů</text:span> CSV <text:span text:style-name="T158">má</text:span> příponu .csv. Některé soubory CSV však mohou mít příponu .txt.</text:p>
        </text:list-item>
        <text:list-item>
          <text:p text:style-name="P203">Vybereme soubor a klepneme na tlačítko <text:span text:style-name="Strong_20_Emphasis">Otevřít</text:span>.</text:p>
        </text:list-item>
        <text:list-item>
          <text:p text:style-name="P218"><text:span text:style-name="T158">V</text:span> dialogovém okně Import textu (obrázek <text:sequence-ref text:reference-format="value" text:ref-name="refFigure5">5</text:sequence-ref>), <text:span text:style-name="T158">v</text:span>ybereme <text:span text:style-name="T52">požadované</text:span> možnosti <text:span text:style-name="T52">pro</text:span> import<text:span text:style-name="T52"/> CSV souboru do <text:span text:style-name="T158"/>sešitu programu Calc. <text:span text:style-name="T139">Více informací o těchto možnostech nalezneme v kapitole 1 – </text:span><text:span text:style-name="Emphasis"><text:span text:style-name="T139">Úvod do programu Calc</text:span></text:span><text:span text:style-name="T139">.</text:span></text:p>
        </text:list-item>
        <text:list-item>
          <text:p text:style-name="P203">Klepnutím na tlačítko <text:span text:style-name="Strong_20_Emphasis">OK</text:span> soubor importujeme.</text:p>
        </text:list-item>
      </text:list>
      <text:p text:style-name="Figure"><text:soft-page-break/><draw:frame draw:style-name="fr1" draw:name="Frame5" text:anchor-type="as-char" svg:width="11.848cm" draw:z-index="14"><draw:text-box fo:min-height="13.503cm"><text:p text:style-name="Caption"><draw:frame draw:style-name="fr14" draw:name="Image6" text:anchor-type="paragraph" svg:width="8.659cm" style:rel-width="100%" svg:height="9.85cm" style:rel-height="scale" draw:z-index="15"><draw:image xlink:href="Pictures/10000000000002040000024B177C1DB248EF0225.png" xlink:type="simple" xlink:show="embed" xlink:actuate="onLoad" loext:mime-type="image/png"/></draw:frame>Obrázek <text:sequence text:ref-name="refFigure5" text:name="Figure" text:formula="ooow:Figure+1" style:num-format="1">5</text:sequence>: Dialogové okno Import textu</text:p></draw:text-box></draw:frame></text:p>
      <text:h text:style-name="P134" text:outline-level="1"><text:bookmark-start text:name="__RefHeading__30391_1380607024"/><text:alphabetical-index-mark text:string-value="ukládání" text:key1="sešitů"/><text:alphabetical-index-mark text:string-value="způsoby" text:key1="ukládání sešitů"/>Ukládání sešitů<text:bookmark-end text:name="__RefHeading__30391_1380607024"/></text:h>
      <text:p text:style-name="P100">Více informací o manuálním nebo automatickém ukládání najdeme v kapitole 1 – Představujeme LibreOffice. V programu Calc je možné ukládat sešity v různých formátech a je také možné sešity exportovat do souborů formátu PDF, HTML, XHTML nebo obrázkových formátů JPEG a PNG; více informací se nachází v kapitole 6 – Tisk, exportování, posílání e-mailem <text:span text:style-name="T123">a podepisování v příručce </text:span><text:span text:style-name="Emphasis"><text:span text:style-name="T123">Calc Guide</text:span></text:span>.</text:p>
      <text:h text:style-name="P148" text:outline-level="2"><text:bookmark-start text:name="__RefHeading__30393_1380607024"/><text:alphabetical-index-mark text:string-value="ukládání jako Microsoft Excel" text:key1="sešitů"/>Ukládání do jiných formátů sešitu<text:bookmark-end text:name="__RefHeading__30393_1380607024"/></text:h>
      <text:p text:style-name="P86"><text:span text:style-name="T52"/>Sešit můžeme uložit v různých formátech:</text:p>
      <text:list xml:id="list92049984092365" text:continue-list="list537780110" text:style-name="Numbering_20_1">
        <text:list-item text:start-value="1">
          <text:p text:style-name="Numbering_20_1">Uložíme sešit do souborového formátu Calc (*.ods).</text:p>
        </text:list-item>
        <text:list-item>
          <text:p text:style-name="P205">V hlavní nabídce zvolíme <text:span text:style-name="Strong_20_Emphasis">Soubor &gt; Uložit jako</text:span>, čímž otevřeme dialogové okno Uložit jako.</text:p>
        </text:list-item>
        <text:list-item>
          <text:p text:style-name="P205">Do <text:span text:style-name="T227"/><text:span text:style-name="T251">pole</text:span> <text:span text:style-name="T227">N</text:span>ázev souboru můžeme zadat nový název souboru ukládaného sešitu.</text:p>
        </text:list-item>
        <text:list-item>
          <text:p text:style-name="P203">V rozbalovacím <text:span text:style-name="T251">seznamu</text:span> <text:span text:style-name="T62">T</text:span>yp souboru vybereme typ formátu sešitu, který chceme použít.</text:p>
        </text:list-item>
        <text:list-item>
          <text:p text:style-name="P203">Pokud vybereme <text:span text:style-name="Strong_20_Emphasis">Automatická přípona názvu souborů</text:span>, k názvu souboru se <text:span text:style-name="T249">vybere a přidá </text:span> správná přípona pro zvolený formát sešitu.</text:p>
        </text:list-item>
        <text:list-item>
          <text:p text:style-name="P203">Klikneme na <text:span text:style-name="Strong_20_Emphasis">Uložit</text:span>.</text:p>
        </text:list-item>
      </text:list>
      <text:p text:style-name="Text_20_body"><text:soft-page-break/>Pokud <text:span text:style-name="T123"/>ukládáme <text:span text:style-name="T140">sešit</text:span><text:span text:style-name="T123"/><text:span text:style-name="T123"/> v <text:span text:style-name="T123">jiném formátu než .</text:span><text:span text:style-name="T140">ods</text:span>, zobrazí se dialogové okno Potvrdit formát souboru (obrázek <text:sequence-ref text:reference-format="value" text:ref-name="refFigure6">6</text:sequence-ref>). Klepnutím na tlačítko <text:span text:style-name="Strong_20_Emphasis">Použít formát [xxx]</text:span> budeme v ukládání ve vybraném formátu sešitu pokračovat, klepnutím na tlačítko <text:span text:style-name="Strong_20_Emphasis">Použít formát ODF</text:span> uložíme sešit ve formátu ODS pro Calc.</text:p>
      <text:p text:style-name="Figure"><draw:frame draw:style-name="fr1" draw:name="Frame7" text:anchor-type="as-char" svg:width="10.261cm" draw:z-index="6"><draw:text-box fo:min-height="4.734cm"><text:p text:style-name="Caption"><draw:frame draw:style-name="fr14" draw:name="Image12" text:anchor-type="paragraph" svg:width="8.698cm" style:rel-width="100%" svg:height="3.725cm" style:rel-height="scale" draw:z-index="16"><draw:image xlink:href="Pictures/10000000000001D3000000C84791A24114BC0A87.png" xlink:type="simple" xlink:show="embed" xlink:actuate="onLoad" loext:mime-type="image/png"/></draw:frame>Obrázek <text:sequence text:ref-name="refFigure6" text:name="Figure" text:formula="ooow:Figure+1" style:num-format="1">6</text:sequence>: Dialogové okno <text:span text:style-name="T227">Potvrdit </text:span>formát souboru</text:p></draw:text-box></draw:frame></text:p>
      <text:p text:style-name="Text_20_body">Pokud je vybrán formát <text:span text:style-name="Strong_20_Emphasis">Text CSV (*.csv)</text:span>, otevře se dialogové okno Exportovat textový soubor (obrázek <text:sequence-ref text:reference-format="value" text:ref-name="refFigure7">7</text:sequence-ref>). Zde můžeme vybrat znakovou sadu, oddělovač pole, oddělovač textu a tak dále, které mají být použity pro soubor CSV.</text:p>
      <text:p text:style-name="Figure"><draw:frame draw:style-name="fr1" draw:name="Frame8" text:anchor-type="as-char" svg:width="9.539cm" draw:z-index="17"><draw:text-box fo:min-height="7.262cm"><text:p text:style-name="Caption"><draw:frame draw:style-name="fr14" draw:name="Image13" text:anchor-type="paragraph" svg:width="10.319cm" style:rel-width="100%" svg:height="7.752cm" style:rel-height="scale" draw:z-index="20"><draw:image xlink:href="Pictures/1000000000000186000001252BB4609308AACE65.png" xlink:type="simple" xlink:show="embed" xlink:actuate="onLoad" loext:mime-type="image/png"/></draw:frame>Obrázek <text:sequence text:ref-name="refFigure7" text:name="Figure" text:formula="ooow:Figure+1" style:num-format="1">7</text:sequence>: Dialogové okno pro CSV soubory Exportovat textový soubor</text:p></draw:text-box></draw:frame></text:p>
      <text:list xml:id="list92049699467267" text:continue-list="list92049634447350" text:style-name="Heading_20_Note">
        <text:list-item>
          <text:p text:style-name="Heading_20_Note">Poznámka</text:p>
        </text:list-item>
      </text:list>
      <text:p text:style-name="P79">Jakmile tabulku uložíme v jiném formátu, všechny změny, které v tabulce provedeme, se nyní projeví pouze ve formátu, který používáme. Pokud se chceme vrátit k práci s verzí dokumentu ve formátu *.ods, musíme soubor uložit ve formátu *.ods.</text:p>
      <text:list xml:id="list3671177025" text:style-name="Heading_20_Tip">
        <text:list-item>
          <text:p text:style-name="Heading_20_Tip">Tip</text:p>
        </text:list-item>
      </text:list>
      <text:p text:style-name="P80">Chceme-li, aby Calc ukládal <text:span text:style-name="T53">sešity</text:span> ve výchozím nastavení v jiném formátu než výchozím formátu OD<text:span text:style-name="T141">S</text:span>, přejdeme do nabídky <text:span text:style-name="Strong_20_Emphasis">Nástroje &gt; Možnosti &gt; Načíst/Uložit &gt; Obecné</text:span>. V<text:span text:style-name="T227"/> části <text:span text:style-name="Emphasis">Výchozí </text:span><text:span text:style-name="Emphasis"><text:span text:style-name="T141">f</text:span></text:span><text:span text:style-name="Emphasis">ormát </text:span><text:span text:style-name="Emphasis"><text:span text:style-name="T141">s</text:span></text:span><text:span text:style-name="Emphasis">ouborů a nastavení ODF </text:span><text:span text:style-name="Emphasis"><text:span text:style-name="T141">v</text:span></text:span><text:span text:style-name="Emphasis">ybereme</text:span><text:span text:style-name="Strong_20_Emphasis"> </text:span><text:span text:style-name="T227">volbu</text:span> <text:span text:style-name="Strong_20_Emphasis">Sešit</text:span> <text:span text:style-name="T141">v</text:span> položce <text:span text:style-name="Emphasis"><text:span text:style-name="T141">Typ dokumentu</text:span></text:span> <text:span text:style-name="Emphasis">a</text:span> potom v části <text:span text:style-name="Emphasis">Vždy ukládat jako</text:span> vybereme preferovaný formát souboru.</text:p>
      <text:h text:style-name="Heading_20_2" text:outline-level="2"><text:bookmark-start text:name="__RefHeading___Toc69071_1034716472"/><text:soft-page-break/>Export obsahu jako<text:span text:style-name="T158"/> obrázku<text:bookmark-end text:name="__RefHeading___Toc69071_1034716472"/></text:h>
      <text:p text:style-name="P29"><text:span text:style-name="T58">P</text:span>okud <text:span text:style-name="T129">někomu</text:span> chceme <text:span text:style-name="T45">poslat část </text:span><text:span text:style-name="T129"/><text:span text:style-name="T45">sešitu </text:span><text:span text:style-name="T129">nebo ji publikovat</text:span> <text:span text:style-name="T125">n</text:span><text:span text:style-name="T129">a </text:span><text:span text:style-name="T249">i</text:span><text:span text:style-name="T129">nternetu, </text:span><text:span text:style-name="T62"/><text:span text:style-name="T129">můžeme exportovat oblast výběru nebo vybrat skupinu objektů (obrázků) do grafického formátu PNG nebo JPG:</text:span></text:p>
      <text:list xml:id="list92050045947500" text:continue-list="list92049984092365" text:style-name="Numbering_20_1">
        <text:list-item text:start-value="1">
          <text:p text:style-name="P206">Vybereme rozsah <text:span text:style-name="T125">buněk</text:span> nebo skupinu objektů a <text:span text:style-name="T141">potom z</text:span>volíme <text:span text:style-name="Strong_20_Emphasis">Soubor </text:span><text:span text:style-name="Strong_20_Emphasis"><text:span text:style-name="T125">&gt;</text:span></text:span><text:span text:style-name="Strong_20_Emphasis"> Exportovat</text:span>.</text:p>
        </text:list-item>
        <text:list-item>
          <text:p text:style-name="P219"><text:span text:style-name="T125">V dialogovém okně Exportovat </text:span><text:span text:style-name="T141">n</text:span><text:span text:style-name="T58">apíšeme</text:span> název <text:span text:style-name="T45"/>obrázku, <text:span text:style-name="T141">z</text:span>volíme grafický formát souboru <text:span text:style-name="T141">a o</text:span>značíme zaškrtávací pole <text:span text:style-name="Strong_20_Emphasis">Výběr</text:span>.</text:p>
        </text:list-item>
        <text:list-item>
          <text:p text:style-name="P206">Klepneme na <text:span text:style-name="Strong_20_Emphasis">Export </text:span>nebo <text:span text:style-name="Strong_20_Emphasis"><text:span text:style-name="T227">Uložit</text:span></text:span><text:span text:style-name="T227">, podle toho, co máme zobrazeno</text:span>.</text:p>
        </text:list-item>
      </text:list>
      <text:p text:style-name="Text_20_body">Program Calc může otevřít další dialogové okno pro <text:span text:style-name="T227">konfiguraci</text:span> nastavení souvisejících s vybraným grafickým formátem.</text:p>
      <text:h text:style-name="P134" text:outline-level="1"><text:bookmark-start text:name="__RefHeading__40248_841367368"/><text:alphabetical-index-mark text:string-value="navigace" text:key1="buňky, v Calcu"/>Pohyb v sešitech<text:bookmark-end text:name="__RefHeading__40248_841367368"/></text:h>
      <text:p text:style-name="P5">Program Calc nabízí mnoho způsobů, jak se v sešitě <text:alphabetical-index-mark text:string-value="pohyb" text:key1="sešitů"/>pohybovat z buňky na buňku a z listu na list. Můžeme zvolit ten, který nám nejvíce vyhovuje.</text:p>
      <text:h text:style-name="P148"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92050535975807" text:continue-list="list4262137436" text:style-name="List_20_1">
        <text:list-item>
          <text:p text:style-name="P180"><text:span text:style-name="Strong_20_Emphasis"><text:span text:style-name="T143">M</text:span></text:span><text:span text:style-name="Strong_20_Emphasis">yš</text:span>: umístíme ukazatel myši nad buňku a klepneme levým tlačítkem myši.</text:p>
        </text:list-item>
        <text:list-item>
          <text:p text:style-name="P180"><text:span text:style-name="Strong_20_Emphasis">Odkaz na buňku:</text:span> smažeme existující odkaz na buňku v <text:span text:style-name="Emphasis">Poli názvu</text:span> na Panelu vzorců (obrázek <text:sequence-ref text:reference-format="value" text:ref-name="refFigure2">2</text:sequence-ref><text:s/> na straně <text:sequence-ref text:reference-format="page" text:ref-name="refFigure2">8</text:sequence-ref>). Zadáme nový odkaz na buňku a stiskneme klávesu <text:span text:style-name="Keystroke">Enter</text:span>. V odkazech na buňku nerozlišujeme velikost písmen.</text:p>
        </text:list-item>
        <text:list-item>
          <text:p text:style-name="P180"><text:span text:style-name="Strong_20_Emphasis">Navigátor</text:span>: stiskneme klávesu <text:span text:style-name="Keystroke">F5</text:span> pro otevření dialogového okna Navigátoru (obrázek <text:sequence-ref text:reference-format="value" text:ref-name="refFigure8">8</text:sequence-ref>) nebo klepneme na tlačítko <text:span text:style-name="Strong_20_Emphasis">Navigátor</text:span> v postranní liště.  Zadáme odkaz na buňku do polí <text:span text:style-name="Emphasis">Sloupec</text:span> a <text:span text:style-name="Emphasis">Řádek</text:span> a stiskneme klávesu <text:span text:style-name="Keystroke">Enter</text:span> <text:span text:style-name="T249">nebo tlačítko pro snížení/zvýšení, které najdeme vedle pole</text:span>.</text:p>
        </text:list-item>
      </text:list>
      <text:p text:style-name="Figure"><draw:frame draw:style-name="fr1" draw:name="Frame9" text:anchor-type="as-char" svg:width="6.86cm" draw:z-index="21"><draw:text-box fo:min-height="9.506cm"><text:p text:style-name="Caption"><draw:frame draw:style-name="fr14" draw:name="Image14" text:anchor-type="paragraph" svg:width="5.198cm" style:rel-width="100%" svg:height="6.816cm" style:rel-height="scale" draw:z-index="22"><draw:image xlink:href="Pictures/100000000000010E000001622C3D183AF8C47F9E.png" xlink:type="simple" xlink:show="embed" xlink:actuate="onLoad" loext:mime-type="image/png"/></draw:frame>Obrázek <text:sequence text:ref-name="refFigure8" text:name="Figure" text:formula="ooow:Figure+1" style:num-format="1">8</text:sequence>: Navigátor</text:p></draw:text-box></draw:frame></text:p>
      <text:list xml:id="list92049952062577" text:continue-numbering="true" text:style-name="List_20_1">
        <text:list-item>
          <text:p text:style-name="P180"><text:soft-page-break/><text:span text:style-name="Strong_20_Emphasis">Klávesa Enter:</text:span> přesune zaměření buňky ve stejném sloupci dolů na následující řádek. <text:span text:style-name="Keystroke">Shift + Enter</text:span> přesune zaměření ve sloupci nahoru na předchozí řádek. <text:span text:style-name="T142">Můžeme změnit akci, která se provede po stisknutí klávesy </text:span><text:span text:style-name="Keystroke"><text:span text:style-name="T142">Enter</text:span></text:span><text:span text:style-name="T142">; více informací se nachází v kapitole „</text:span><text:span text:style-name="T142"><text:bookmark-ref text:reference-format="text" text:ref-name="__RefHeading__9127_1266506079">Přizpůsobení klávesy Enter</text:bookmark-ref></text:span><text:span text:style-name="T142">“ na straně </text:span><text:span text:style-name="T142"><text:bookmark-ref text:reference-format="page" text:ref-name="__RefHeading__9127_1266506079">16</text:bookmark-ref></text:span><text:span text:style-name="T142">.</text:span></text:p>
        </text:list-item>
        <text:list-item>
          <text:p text:style-name="P180"><text:span text:style-name="Strong_20_Emphasis">Klávesa tabulátoru</text:span>: přesune zaměření buňky na stejném řádku doprava do následujícího sloupce. <text:span text:style-name="Keystroke">Shift + Tab</text:span> přesune zaměření buňky na stejném řádku doleva do předcházejícího sloupce.</text:p>
        </text:list-item>
        <text:list-item>
          <text:p text:style-name="P180">Klávesy <text:span text:style-name="Strong_20_Emphasis"><text:span text:style-name="T143">s</text:span></text:span><text:span text:style-name="Strong_20_Emphasis">měrových šipek:</text:span> klávesy směrových šipek na klávesnici přesunou zaměření na buňku ve směru, kterým šipka na stisknuté klávese ukazuje.</text:p>
        </text:list-item>
        <text:list-item>
          <text:p text:style-name="P180"><text:span text:style-name="Strong_20_Emphasis">Klávesy</text:span><text:span text:style-name="Strong_20_Emphasis"><text:span text:style-name="T142"> Home, End, Page Up, a Page Down</text:span></text:span><text:span text:style-name="T142">:</text:span></text:p>
        </text:list-item>
      </text:list>
      <text:list xml:id="list4164911978" text:style-name="List_20_2">
        <text:list-item>
          <text:p text:style-name="P187"><text:span text:style-name="Keystroke">Home</text:span> přesune zaměření buňky na začátek řádku.</text:p>
        </text:list-item>
        <text:list-item>
          <text:p text:style-name="P187"><text:span text:style-name="Keystroke">End</text:span> aktivuje úplně poslední buňku zprava, která obsahuje na daném řádku údaje.</text:p>
        </text:list-item>
        <text:list-item>
          <text:p text:style-name="P188"><text:span text:style-name="Keystroke">Page Down</text:span> přesune zaměření buňky o jednu obrazovku dolů.</text:p>
        </text:list-item>
        <text:list-item>
          <text:p text:style-name="P188"><text:span text:style-name="Keystroke">Page Up</text:span> přesune zaměření buňky o jednu obrazovku nahoru.<text:alphabetical-index-mark text:string-value="navigace" text:key1="listů"/><text:alphabetical-index-mark text:string-value="přechod z listu na list"/></text:p>
        </text:list-item>
      </text:list>
      <text:h text:style-name="P149" text:outline-level="2"><text:bookmark-start text:name="__RefHeading___Toc14984_266939973"/>Pohyb mezi listy<text:bookmark-end text:name="__RefHeading___Toc14984_266939973"/></text:h>
      <text:p text:style-name="P5">Každý list v sešitě je nezávislý na ostatních listech, ačkoli odkazy mohou propojovat jeden list s druhým. Jak se pohybovat mezi listy v sešitě:</text:p>
      <text:p text:style-name="Text_20_body_20_indent"><text:span text:style-name="Strong_20_Emphasis">Navigátor</text:span> – dvojklikem na kterýkoliv ze zobrazených listů se na tento list přesuneme.</text:p>
      <text:p text:style-name="Text_20_body_20_indent"><text:span text:style-name="Strong_20_Emphasis"><text:span text:style-name="T145">K</text:span></text:span><text:span text:style-name="Strong_20_Emphasis">lávesnice</text:span> – <text:span text:style-name="Keystroke">Ctrl + Page Down</text:span> nás přesune<text:span text:style-name="T154"/> o jeden list vpravo a <text:span text:style-name="Keystroke">Ctrl + Page Up</text:span> nás přesune<text:span text:style-name="T154"/> o jeden list vlevo od aktivního listu.</text:p>
      <text:p text:style-name="Text_20_body_20_indent"><text:span text:style-name="Strong_20_Emphasis"><text:span text:style-name="T145">M</text:span></text:span><text:span text:style-name="Strong_20_Emphasis">yš</text:span> – klepneme na některou z<text:span text:style-name="T59"/> karet listu v dolní části sešitu a tento list vybereme.</text:p>
      <text:p text:style-name="P86">Pokud sešit obsahuje velké množství listů, některé z karet mohou být skryty za vodorovným posuvníkem v dolní části obrazovky. Je-li tomu tak:</text:p>
      <text:list xml:id="list92049038270994" text:continue-list="list92049952062577" text:style-name="List_20_1">
        <text:list-item>
          <text:p text:style-name="P185">Pomocí čtyř tlačítek vlevo od záložek listů, můžeme skryté karty zobrazit (obrázek <text:sequence-ref text:reference-format="value" text:ref-name="refFigure9">9</text:sequence-ref>).</text:p>
        </text:list-item>
        <text:list-item>
          <text:p text:style-name="P180">Klepnutím pravým tlačítkem myši na některou ze šipek <text:span text:style-name="T249">nebo tlačítko +</text:span> otevřeme místní nabídku, v níž můžeme vybrat list (obrázek <text:sequence-ref text:reference-format="value" text:ref-name="refFigure10">10</text:sequence-ref>).</text:p>
        </text:list-item>
      </text:list>
      <text:list xml:id="list92049745999555" text:continue-list="list92049699467267" text:style-name="Heading_20_Note">
        <text:list-item>
          <text:p text:style-name="Heading_20_Note">Poznámka</text:p>
        </text:list-item>
      </text:list>
      <text:p text:style-name="Text_20_Note">Když do sešitu vložíme nový list, Calc automaticky k jeho pojmenování použije další číslo v pořadí. V závislosti na tom, jaký list máme aktivní, když vkládáme nový list, a jakým způsobem list vkládáme, nemusí mít nový list správnou numerickou pozici. Listy v sešitě se doporučuje přejmenovat tak, aby byly snadněji rozpoznatelné.</text:p>
      <text:p text:style-name="Figure"><draw:frame draw:style-name="fr4" draw:name="Frame156" text:anchor-type="as-char" svg:width="9.095cm" draw:z-index="7"><draw:text-box fo:min-height="5.495cm"><text:p text:style-name="Caption"><draw:frame draw:style-name="fr11" draw:name="graphics143" text:anchor-type="paragraph" svg:width="8.999cm" svg:height="4.953cm" draw:z-index="23"><draw:image xlink:href="Pictures/1000020100000178000000CFEADCC60D2CB5912F.png" xlink:type="simple" xlink:show="embed" xlink:actuate="onLoad" loext:mime-type="image/png"/></draw:frame>Obrázek <text:sequence text:ref-name="refFigure9" text:name="Figure" text:formula="ooow:Figure+1" style:num-format="1">9</text:sequence>: Pohyb mezi záložkami listů</text:p></draw:text-box></draw:frame></text:p>
      <text:p text:style-name="P63"><text:soft-page-break/><draw:frame draw:style-name="fr3" draw:name="Frame334" text:anchor-type="as-char" svg:width="7.163cm" draw:z-index="8"><draw:text-box fo:min-height="5.151cm"><text:p text:style-name="Caption"><draw:frame draw:style-name="fr17" draw:name="Image285" text:anchor-type="paragraph" svg:width="6.999cm" svg:height="4.673cm" draw:z-index="11"><draw:image xlink:href="Pictures/100002010000010F000000B620FDD4583E06D613.png" xlink:type="simple" xlink:show="embed" xlink:actuate="onLoad" loext:mime-type="image/png"/></draw:frame>Obrázek <text:sequence text:ref-name="refFigure10" text:name="Figure" text:formula="ooow:Figure+1" style:num-format="1">10</text:sequence>: Klepnutí pravým tlačítkem myši na některé z tlačítek šipky</text:p></draw:text-box></draw:frame></text:p>
      <text:h text:style-name="P148" text:outline-level="2"><text:bookmark-start text:name="__RefHeading__30395_1380607024"/>Pohyb pomocí klávesnice<text:bookmark-end text:name="__RefHeading__30395_1380607024"/></text:h>
      <text:p text:style-name="P5">V sešitě <text:span text:style-name="T154">se můžeme</text:span> pohybovat pomocí kláves<text:span text:style-name="T154">, a to</text:span> stiskem klávesy nebo kombinací kláves. <text:span text:style-name="T43">V příloze A – Klávesové zkratky, v příručce </text:span><text:span text:style-name="Emphasis"><text:span text:style-name="T43">Calc Guide</text:span></text:span> najdeme více informací o tom, <text:span text:style-name="T43">které</text:span> klávesy a kombinace kláves můžeme používat pro pohyb v sešitě v programu Calc.</text:p>
      <text:h text:style-name="P160"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34">Směr, kterým klávesa <text:span text:style-name="T43">Enter</text:span> přesune zaměření buňky, můžeme <text:span text:style-name="Keystroke">upravit</text:span> v nabídce <text:span text:style-name="Strong_20_Emphasis">Nástroje &gt; Možnosti &gt; LibreOffice Calc &gt; Obecné</text:span>. Pomocí prvních dvou voleb v části <text:span text:style-name="Emphasis">Nastavení </text:span><text:span text:style-name="Emphasis"><text:span text:style-name="T227">v</text:span></text:span><text:span text:style-name="Emphasis">stupu</text:span> <text:span text:style-name="T159">(obrázek </text:span><text:span text:style-name="T159"><text:sequence-ref text:reference-format="value" text:ref-name="refFigure11">11</text:sequence-ref></text:span><text:span text:style-name="T159">)</text:span> změníme nastavení klávesy <text:span text:style-name="Keystroke">Enter</text:span>. Z rozbalovacího seznamu vybereme směr, kterým se zaměření buňky přesune. Klávesu <text:span text:style-name="Keystroke">Enter</text:span> můžeme také použít na přepínání režimu úprav.</text:p>
      <text:p text:style-name="Figure"><draw:frame draw:style-name="fr1" draw:name="Frame10" text:anchor-type="as-char" svg:width="12.07cm" draw:z-index="24"><draw:text-box fo:min-height="6.05cm"><text:p text:style-name="Caption"><draw:frame draw:style-name="fr14" draw:name="Image15" text:anchor-type="paragraph" svg:width="9.521cm" style:rel-width="100%" svg:height="4.565cm" style:rel-height="scale" draw:z-index="25"><draw:image xlink:href="Pictures/10000000000001E8000000EA15E7DA1395EDB218.png" xlink:type="simple" xlink:show="embed" xlink:actuate="onLoad" loext:mime-type="image/png"/></draw:frame>Obrázek <text:sequence text:ref-name="refFigure11" text:name="Figure" text:formula="ooow:Figure+1" style:num-format="1">11</text:sequence>: Přizpůsobení klávesy Enter</text:p></draw:text-box></draw:frame></text:p>
      <text:h text:style-name="P134" text:outline-level="1"><text:bookmark-start text:name="__RefHeading__30397_1380607024"/>Výběr položek v sešitě<text:bookmark-end text:name="__RefHeading__30397_1380607024"/></text:h>
      <text:h text:style-name="P148" text:outline-level="2"><text:bookmark-start text:name="__RefHeading__74082_1365249792"/><text:alphabetical-index-mark text:string-value="buňkami" text:key1="výběr, v Calcu"/><text:alphabetical-index-mark text:string-value="výběr" text:key1="buňky, v Calcu"/>Výběr buňky<text:bookmark-end text:name="__RefHeading__74082_1365249792"/></text:h>
      <text:p text:style-name="Definition_20_Term"><text:bookmark-start text:name="__RefHeading__30399_1380607024"/>Jedna buňka:<text:bookmark-end text:name="__RefHeading__30399_1380607024"/></text:p>
      <text:p text:style-name="P5">Klepneme levým tlačítkem na buňku. Svou volbu si můžeme ověřit v <text:span text:style-name="Emphasis">Poli názvu</text:span> na <text:span text:style-name="T252">P</text:span>anelu vzorců (obrázek <text:sequence-ref text:reference-format="value" text:ref-name="refFigure2">2</text:sequence-ref> <text:s/>na straně <text:sequence-ref text:reference-format="page" text:ref-name="refFigure2">8</text:sequence-ref>).</text:p>
      <text:p text:style-name="Definition_20_Term"><text:bookmark-start text:name="__RefHeading__30401_1380607024"/>Souvislá oblast buněk:<text:bookmark-end text:name="__RefHeading__30401_1380607024"/></text:p>
      <text:p text:style-name="P5"><text:alphabetical-index-mark text:string-value="oblast" text:key1="buňkami"/>Oblast buněk lze vybrat pomocí klávesnice nebo myši.</text:p>
      <text:p text:style-name="P86">Chceme-li vybrat oblast buněk tažením kurzoru myši:</text:p>
      <text:list xml:id="list37658197" text:style-name="Numbering_20_1">
        <text:list-item>
          <text:p text:style-name="P203">Klepneme na buňku.</text:p>
        </text:list-item>
        <text:list-item>
          <text:p text:style-name="P203"><text:soft-page-break/>Stiskneme a podržíme levé tlačítko myši.</text:p>
        </text:list-item>
        <text:list-item>
          <text:p text:style-name="P203">Přesuneme myš <text:span text:style-name="T63">a</text:span> zvýrazníme <text:span text:style-name="T160">požadovanou oblast buněk</text:span> <text:span text:style-name="T160">a potom</text:span> pustíme tlačítko na myši.</text:p>
        </text:list-item>
      </text:list>
      <text:p text:style-name="P86">Chceme-li vybrat oblast buněk bez tažení myší:</text:p>
      <text:list xml:id="list972667052" text:style-name="Numbering_20_1">
        <text:list-item text:start-value="1">
          <text:p text:style-name="P203">Klepneme do buňky, <text:span text:style-name="T64">která</text:span> má být jedním z rohů oblasti.</text:p>
        </text:list-item>
        <text:list-item>
          <text:p text:style-name="Numbering_20_1">Podržíme klávesu <text:span text:style-name="Keystroke">Shift</text:span> a klepneme do <text:span text:style-name="T160">buňky</text:span> <text:span text:style-name="T161">v protilehlém rohu</text:span><text:span text:style-name="T160"/> <text:span text:style-name="T64">oblasti</text:span><text:span text:style-name="T160"> buněk</text:span>, kterou chceme označit.</text:p>
        </text:list-item>
      </text:list>
      <text:list xml:id="list92049867859249" text:continue-list="list3671177025" text:style-name="Heading_20_Tip">
        <text:list-item>
          <text:p text:style-name="Heading_20_Tip">Tip</text:p>
        </text:list-item>
      </text:list>
      <text:p text:style-name="Text_20_Note">Souvislou oblast buněk můžeme vybrat i tak, že nejdříve klepneme do pole Režim výběru ve stavovém <text:span text:style-name="T252">ř</text:span>ádku (obrázek <text:sequence-ref text:reference-format="value" text:ref-name="refFigure4">4</text:sequence-ref><text:s/>na straně <text:sequence-ref text:reference-format="page" text:ref-name="refFigure4">9</text:sequence-ref>), v nabídce zaškrtneme <text:span text:style-name="Strong_20_Emphasis">Rozšířit výběr</text:span> a následně klepneme do opačného rohu oblasti, kterou chceme vybrat. Ujistíme se, že jsme změnili volbu, zpět na <text:span text:style-name="Strong_20_Emphasis">Standardní výběr</text:span>, neboť jinak můžeme nadále výběr buněk neúmyslně rozšiřovat.</text:p>
      <text:p text:style-name="P86">Chceme-li vybrat oblast buněk bez použití myši:</text:p>
      <text:list xml:id="list927523349" text:style-name="Numbering_20_1">
        <text:list-item text:start-value="1">
          <text:p text:style-name="P203">Vybereme buňku, která bude jedním z rohů oblasti buněk.</text:p>
        </text:list-item>
        <text:list-item>
          <text:p text:style-name="P203">Podržíme klávesu <text:span text:style-name="Keystroke">Shift</text:span> a pomocí kurzorových šipek vybereme zbytek oblasti.</text:p>
        </text:list-item>
      </text:list>
      <text:list xml:id="list92050431106072" text:continue-list="list92049867859249" text:style-name="Heading_20_Tip">
        <text:list-item>
          <text:p text:style-name="Heading_20_Tip">Tip</text:p>
        </text:list-item>
      </text:list>
      <text:p text:style-name="P74">Oblast buněk můžeme také vybrat pomocí <text:span text:style-name="Emphasis">Pole názvu</text:span>. Klepneme do <text:span text:style-name="Emphasis">Pole názvu</text:span> na Panelu vzorců (obrázek <text:sequence-ref text:reference-format="value" text:ref-name="refFigure2">2</text:sequence-ref><text:s/>na straně <text:sequence-ref text:reference-format="page" text:ref-name="refFigure2">8</text:sequence-ref>). <text:span text:style-name="T54">Z</text:span>adáme odkaz na levou horní buňku následovaný dvojtečkou (:) a odkazem na pravou dolní buňku. Chceme-li například vybrat oblast, která se bude rozkládat od buňky A3 až po buňku C6, zadáme <text:span text:style-name="User_20_Entry">A3:C6</text:span>.</text:p>
      <text:p text:style-name="Definition_20_Term"><text:bookmark-start text:name="__RefHeading__30403_1380607024"/>Nesouvislá oblast buněk:<text:bookmark-end text:name="__RefHeading__30403_1380607024"/></text:p>
      <text:list xml:id="list92048842386156" text:continue-list="list92050045947500" text:style-name="Numbering_20_1">
        <text:list-item text:start-value="1">
          <text:p text:style-name="P203">Vybereme buňku nebo oblast buněk pomocí jedné z výše uvedených metod.</text:p>
        </text:list-item>
        <text:list-item>
          <text:p text:style-name="P203">Přesuneme ukazatel myši na začátek následující oblasti nebo jediné buňky.</text:p>
        </text:list-item>
        <text:list-item>
          <text:p text:style-name="P203">Podržíme klávesu <text:span text:style-name="Keystroke">Ctrl</text:span> a klepnutím nebo přetažením vybereme jinou oblast buněk, kterou chceme přidat k první oblasti.</text:p>
        </text:list-item>
        <text:list-item>
          <text:p text:style-name="P207">Opakujeme podle potřeby.</text:p>
        </text:list-item>
      </text:list>
      <text:h text:style-name="P149" text:outline-level="2"><text:bookmark-start text:name="__RefHeading___Toc14986_266939973"/>Výběr<text:alphabetical-index-mark text:string-value="výběr" text:key1="řádky, v Calcu"/> sloupců a řádků<text:bookmark-end text:name="__RefHeading___Toc14986_266939973"/></text:h>
      <text:p text:style-name="Definition_20_Term"><text:bookmark-start text:name="__RefHeading__30405_1380607024"/>Jediný sloupec nebo řádek:<text:bookmark-end text:name="__RefHeading__30405_1380607024"/></text:p>
      <text:p text:style-name="P5">Když chceme vybrat jeden sloupec, klepneme na jeho záhlaví (obrázek <text:sequence-ref text:reference-format="value" text:ref-name="refFigure1">1</text:sequence-ref><text:s/>na straně <text:sequence-ref text:reference-format="page" text:ref-name="refFigure1">7</text:sequence-ref>). Chceme-li vybrat jediný řádek, klepneme na záhlaví řádku.</text:p>
      <text:p text:style-name="Definition_20_Term"><text:bookmark-start text:name="__RefHeading__30407_1380607024"/>Více sloupců nebo řádků:<text:bookmark-end text:name="__RefHeading__30407_1380607024"/></text:p>
      <text:p text:style-name="P86">Chceme-li vybrat více sloupců nebo řádků, které jsou souvisle vedle sebe:</text:p>
      <text:list xml:id="list687662039" text:style-name="Numbering_20_1">
        <text:list-item>
          <text:p text:style-name="P203">Klepneme na první sloupec nebo řádek ve skupině.</text:p>
        </text:list-item>
        <text:list-item>
          <text:p text:style-name="P203">Podržíme klávesu <text:span text:style-name="Keystroke">Shift</text:span>.</text:p>
        </text:list-item>
        <text:list-item>
          <text:p text:style-name="P203">Klepneme na poslední sloupec nebo řádek ve skupině.</text:p>
        </text:list-item>
      </text:list>
      <text:p text:style-name="P86">Chceme-li vybrat více sloupců nebo řádků, které nejsou souvisle vedle sebe:</text:p>
      <text:list xml:id="list92048812806661" text:continue-list="list687662039" text:style-name="Numbering_20_1">
        <text:list-item text:start-value="1">
          <text:p text:style-name="P203">Klepneme na první sloupec nebo řádek ve skupině.</text:p>
        </text:list-item>
        <text:list-item>
          <text:p text:style-name="P203">Podržíme klávesu <text:span text:style-name="Keystroke">Ctrl</text:span>.</text:p>
        </text:list-item>
        <text:list-item>
          <text:p text:style-name="P203">Klepneme na všechny další sloupce nebo řádky, zatímco držíme klávesu <text:span text:style-name="Keystroke">Ctrl</text:span>.</text:p>
        </text:list-item>
      </text:list>
      <text:p text:style-name="Definition_20_Term"><text:bookmark-start text:name="__RefHeading__30409_1380607024"/><text:soft-page-break/>Celý list:<text:bookmark-end text:name="__RefHeading__30409_1380607024"/></text:p>
      <text:p text:style-name="P5">Chceme-li vybrat celý list, klepneme na obdélníček v rohu mezi záhlavím sloupce A a záhlavím řádku 1 (obrázek <text:sequence-ref text:reference-format="value" text:ref-name="refFigure12">12</text:sequence-ref>) nebo použijeme kombinaci kláves <text:span text:style-name="Keystroke">Ctrl +</text:span><text:span text:style-name="Keystroke"><text:span text:style-name="T228">Shift + Mezerník</text:span></text:span> nebo <text:span text:style-name="T65">zvolíme</text:span> v hlavní nabídce <text:span text:style-name="Strong_20_Emphasis">Úpravy </text:span><text:span text:style-name="Strong_20_Emphasis"><text:span text:style-name="T146">&gt; Vybrat vše</text:span></text:span><text:span text:style-name="T65"/>.</text:p>
      <text:p text:style-name="P63"><draw:frame draw:style-name="fr4" draw:name="Frame65" text:anchor-type="as-char" svg:width="7.779cm" draw:z-index="12"><draw:text-box fo:min-height="3.3cm"><text:p text:style-name="Caption"><draw:frame draw:style-name="fr11" draw:name="Image11" text:anchor-type="paragraph" svg:width="7.999cm" svg:height="2.84cm" draw:z-index="26"><draw:image xlink:href="Pictures/10000201000001E7000000AD188E48E2EECA7CBA.png" xlink:type="simple" xlink:show="embed" xlink:actuate="onLoad" loext:mime-type="image/png"/></draw:frame>Obrázek <text:sequence text:ref-name="refFigure12" text:name="Figure" text:formula="ooow:Figure+1" style:num-format="1">12</text:sequence>: Obdélník pro výběr celého listu</text:p></draw:text-box></draw:frame></text:p>
      <text:h text:style-name="P148" text:outline-level="2"><text:bookmark-start text:name="__RefHeading__30411_1380607024"/><text:alphabetical-index-mark text:string-value="listů"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p text:style-name="Definition_20_Term"><text:bookmark-start text:name="__RefHeading__30413_1380607024"/>Jeden list:<text:bookmark-end text:name="__RefHeading__30413_1380607024"/></text:p>
      <text:p text:style-name="P5">Klepneme na kartu listu, který chceme vybrat. Karta vybraného listu zbělá (ve výchozím nastavení Calcu).</text:p>
      <text:p text:style-name="Definition_20_Term"><text:bookmark-start text:name="__RefHeading__30415_1380607024"/>Několik sousedících listů:<text:bookmark-end text:name="__RefHeading__30415_1380607024"/></text:p>
      <text:p text:style-name="P86">Chceme-li vybrat několik sousedících listů:</text:p>
      <text:list xml:id="list1255404207" text:style-name="Numbering_20_1">
        <text:list-item text:start-value="1">
          <text:p text:style-name="P203">Klepneme na kartu prvního požadovaného listu.</text:p>
        </text:list-item>
        <text:list-item>
          <text:p text:style-name="Numbering_20_1">Podržíme klávesu <text:span text:style-name="Keystroke">Shift</text:span> a klepneme na záložku posledního požadovaného listu výběru. </text:p>
        </text:list-item>
        <text:list-item>
          <text:p text:style-name="P192">Všechny karty mezi těmito dvěma výběry zbělají (ve výchozím nastavení programu Calc). Všechny akce, které nyní provedeme, ovlivní všechny <text:span text:style-name="T65">zvýrazněné</text:span> listy.</text:p>
        </text:list-item>
      </text:list>
      <text:p text:style-name="Definition_20_Term"><text:bookmark-start text:name="__RefHeading__6585_1826898278"/>Několik nesousedících listů:<text:bookmark-end text:name="__RefHeading__6585_1826898278"/></text:p>
      <text:p text:style-name="P86">Chceme-li vybrat několik nesousedících listů:</text:p>
      <text:list xml:id="list1537528153" text:style-name="Numbering_20_1">
        <text:list-item text:start-value="1">
          <text:p text:style-name="P203">Klepneme na kartu prvního požadovaného listu.</text:p>
        </text:list-item>
        <text:list-item>
          <text:p text:style-name="P203">Podržíme klávesu <text:span text:style-name="Keystroke">Ctrl</text:span> a klepneme na karty listů, <text:span text:style-name="T162">které</text:span> <text:span text:style-name="T66">chceme přidat</text:span> <text:span text:style-name="T162">do výběru</text:span>.</text:p>
        </text:list-item>
        <text:list-item>
          <text:p text:style-name="P203">Vybrané karty zbělají (ve výchozím nastavení programu Calc).</text:p>
        </text:list-item>
      </text:list>
      <text:p text:style-name="Definition_20_Term"><text:bookmark-start text:name="__RefHeading__6587_1826898278"/>Všechny listy:<text:bookmark-end text:name="__RefHeading__6587_1826898278"/></text:p>
      <text:p text:style-name="P5">Klepneme pravým tlačítkem myši na kartu libovolného listu a z místní nabídky zvolíme <text:span text:style-name="Strong_20_Emphasis">Vybrat všechny listy</text:span> <text:span text:style-name="T249">nebo vybereme</text:span> z hlavní nabídky volbu <text:span text:style-name="Strong_20_Emphasis"><text:span text:style-name="T249">Úpravy &gt; Vybrat &gt; Vybrat všechny listy</text:span></text:span><text:span text:style-name="T249"/><text:span text:style-name="T106"/><text:span text:style-name="T249"/>.</text:p>
      <text:h text:style-name="P134" text:outline-level="1"><text:bookmark-start text:name="__RefHeading__74088_1365249792"/>Práce se sloupci a řádky<text:bookmark-end text:name="__RefHeading__74088_1365249792"/></text:h>
      <text:h text:style-name="P148" text:outline-level="2"><text:bookmark-start text:name="__RefHeading__30907_1380607024"/><text:alphabetical-index-mark text:string-value="sloupce a řádky" text:key1="vkládání"/><text:alphabetical-index-mark text:string-value="vkládání" text:key1="řádků"/><text:alphabetical-index-mark text:string-value="vkládání" text:key1="sloupců"/>Vkládání sloupců a řádků<text:bookmark-end text:name="__RefHeading__30907_1380607024"/></text:h>
      <text:p text:style-name="Definition_20_Term"><text:bookmark-start text:name="__RefHeading__6589_1826898278"/><text:span text:style-name="Strong_20_Emphasis">Jediný sloupec nebo řádek:</text:span><text:bookmark-end text:name="__RefHeading__6589_1826898278"/></text:p>
      <text:p text:style-name="P86">Pomocí nabídky List:</text:p>
      <text:list xml:id="list1117907267" text:style-name="Numbering_20_1">
        <text:list-item text:start-value="1">
          <text:p text:style-name="P203">Vybereme buňku, sloupec nebo řádek podle toho, kam chceme nový sloupec nebo řádek vložit.</text:p>
        </text:list-item>
        <text:list-item>
          <text:p text:style-name="P203">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list-item>
      </text:list>
      <text:p text:style-name="P86"><text:soft-page-break/>Pomocí myši:</text:p>
      <text:list xml:id="list92049833299020" text:continue-list="list1117907267" text:style-name="Numbering_20_1">
        <text:list-item text:start-value="1">
          <text:p text:style-name="P222">Vybereme sloupec nebo řádek podle toho, kam chceme nový sloupec nebo řádek vložit.</text:p>
        </text:list-item>
        <text:list-item>
          <text:p text:style-name="P203">Klepneme pravým tlačítkem myši na záhlaví sloupce nebo řádku.</text:p>
        </text:list-item>
        <text:list-item>
          <text:p text:style-name="P203">Z kontextové nabídky zvolíme <text:span text:style-name="Strong_20_Emphasis">Vložit sloupce </text:span><text:span text:style-name="Strong_20_Emphasis"><text:span text:style-name="T147">před</text:span></text:span>, <text:span text:style-name="Strong_20_Emphasis">Vložit sloupce </text:span><text:span text:style-name="Strong_20_Emphasis"><text:span text:style-name="T147">za</text:span></text:span>, <text:span text:style-name="Strong_20_Emphasis">Vložit řádky nad</text:span> nebo <text:span text:style-name="Strong_20_Emphasis">Vložit řádky pod</text:span>.</text:p>
        </text:list-item>
      </text:list>
      <text:p text:style-name="Definition_20_Term"><text:bookmark-start text:name="__RefHeading__6591_1826898278"/><text:span text:style-name="Strong_20_Emphasis">Více sloupců nebo řádků:</text:span><text:bookmark-end text:name="__RefHeading__6591_1826898278"/></text:p>
      <text:p text:style-name="P86">Je vhodnější vložit více sloupců nebo řádků najednou než vkládat jeden po druhém.</text:p>
      <text:list xml:id="list785559592" text:style-name="Numbering_20_1">
        <text:list-item text:start-value="1">
          <text:p text:style-name="P203">Vybereme požadovaný počet sloupců nebo řádků tím, že podržíme levé tlačítko myši na prvním z nich a táhneme přes jejich záhlaví.</text:p>
        </text:list-item>
        <text:list-item>
          <text:p text:style-name="P203">Dále postupujeme stejně jako u vkládání jednoho sloupce nebo řádku popisovaného výše.</text:p>
        </text:list-item>
      </text:list>
      <text:h text:style-name="P150" text:outline-level="2"><text:bookmark-start text:name="__RefHeading___Toc70701_292858400"/>Skrývání a zobrazování sloupců a řádků<text:bookmark-end text:name="__RefHeading___Toc70701_292858400"/></text:h>
      <text:p text:style-name="P49">Skrytí sloupců nebo řádků:</text:p>
      <text:list xml:id="list92049344305128" text:continue-list="list92048842386156" text:style-name="Numbering_20_1">
        <text:list-item text:start-value="1">
          <text:p text:style-name="P193">Vybereme řádek nebo sloupec, který chceme skrýt.</text:p>
        </text:list-item>
        <text:list-item>
          <text:p text:style-name="P193">V <text:span text:style-name="Strong_20_Emphasis">h</text:span>lavní nabídce přejdeme do položky <text:span text:style-name="T184">Formát</text:span> a zvolíme <text:span text:style-name="Strong_20_Emphasis">Řádk</text:span><text:span text:style-name="Strong_20_Emphasis"><text:span text:style-name="T227">y</text:span></text:span> nebo <text:span text:style-name="Strong_20_Emphasis">Sloupc</text:span><text:span text:style-name="Strong_20_Emphasis"><text:span text:style-name="T227">e</text:span></text:span>.</text:p>
        </text:list-item>
        <text:list-item>
          <text:p text:style-name="P193">Z nabídky vybereme volbu <text:span text:style-name="Strong_20_Emphasis">Skrýt</text:span>. Jinou možností je klepnout pravým tlačítkem myši na záhlaví řádku nebo sloupce a z místní nabídky vybereme volbu <text:span text:style-name="Strong_20_Emphasis">Skrýt </text:span><text:span text:style-name="Strong_20_Emphasis"><text:span text:style-name="T197">řádk</text:span></text:span><text:span text:style-name="Strong_20_Emphasis"><text:span text:style-name="T227">y</text:span></text:span><text:span text:style-name="T197"> nebo </text:span><text:span text:style-name="Strong_20_Emphasis"><text:span text:style-name="T197">Skrýt sloupc</text:span></text:span><text:span text:style-name="Strong_20_Emphasis"><text:span text:style-name="T227">e</text:span></text:span>. </text:p>
        </text:list-item>
      </text:list>
      <text:p text:style-name="P49">Zobrazení skrytých sloupců a řádků:</text:p>
      <text:list xml:id="list92049310339629" text:continue-list="list92049344305128" text:style-name="Numbering_20_1">
        <text:list-item text:start-value="1">
          <text:p text:style-name="P193">Vybereme řádky nebo sloupce <text:span text:style-name="T199">na</text:span> obou stranách skrytého řádku nebo sloupce.</text:p>
        </text:list-item>
        <text:list-item>
          <text:p text:style-name="P193">V hlavní nabídce přejdeme do položky <text:span text:style-name="Strong_20_Emphasis">Formát</text:span> a zvolíme <text:span text:style-name="Strong_20_Emphasis">Řádky</text:span> nebo <text:span text:style-name="Strong_20_Emphasis">Sloupce</text:span>.</text:p>
        </text:list-item>
        <text:list-item>
          <text:p text:style-name="P193">Z nabídky vybereme volbu <text:span text:style-name="Strong_20_Emphasis">Zobrazit</text:span>. <text:span text:style-name="T196">Jinou možností je klepnout pravým tlačítkem myši na </text:span><text:span text:style-name="T198"/><text:span text:style-name="T196">záhlaví řádku nebo sloupce a z místní nabídky vybereme</text:span><text:span text:style-name="Strong_20_Emphasis"><text:span text:style-name="T196"> Zobrazit řádky</text:span></text:span><text:span text:style-name="T197"> nebo </text:span><text:span text:style-name="Strong_20_Emphasis"><text:span text:style-name="T196">Zobrazit sloupce</text:span></text:span><text:span text:style-name="T196"/>.</text:p>
        </text:list-item>
      </text:list>
      <text:h text:style-name="P151" text:outline-level="2"><text:bookmark-start text:name="__RefHeading__30909_1380607024"/><text:alphabetical-index-mark text:string-value="sloupce a řádky" text:key1="mazání"/><text:alphabetical-index-mark text:string-value="mazání" text:key1="řádků"/>Mazání<text:alphabetical-index-mark text:string-value="mazání" text:key1="sloupců"/> sloupců <text:span text:style-name="T126">nebo</text:span> řádků<text:bookmark-end text:name="__RefHeading__30909_1380607024"/></text:h>
      <text:list xml:id="list3323844261" text:style-name="Numbering_20_1">
        <text:list-item text:start-value="1">
          <text:p text:style-name="P203"><text:span text:style-name="T67">Vybereme</text:span> sloupc<text:span text:style-name="T167">e</text:span> nebo řádk<text:span text:style-name="T167">y</text:span>, které chceme smazat.</text:p>
        </text:list-item>
        <text:list-item>
          <text:p text:style-name="Numbering_20_1">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151" text:outline-level="2"><text:bookmark-start text:name="__RefHeading___Toc62424_292858400"/>Mazání <text:span text:style-name="T168">b</text:span>uněk<text:bookmark-end text:name="__RefHeading___Toc62424_292858400"/></text:h>
      <text:list xml:id="list92050681155177" text:continue-list="list92049310339629" text:style-name="Numbering_20_1">
        <text:list-item text:start-value="1">
          <text:p text:style-name="P208">Vybereme buňky, které chceme smazat.</text:p>
        </text:list-item>
        <text:list-item>
          <text:p text:style-name="P208">Z hlavní nabídky zvolíme <text:span text:style-name="Strong_20_Emphasis">List &gt; Smazat buňky</text:span> <text:span text:style-name="T249">nebo stiskneme </text:span><text:span text:style-name="Keystroke"><text:span text:style-name="T249">Ctrl + -</text:span></text:span>. Nebo klepneme pravým tlačítkem na <text:span text:style-name="T67"/>buňku a z lokální nabídky zvolíme <text:span text:style-name="Strong_20_Emphasis">Smazat</text:span>.</text:p>
        </text:list-item>
        <text:list-item>
          <text:p text:style-name="P208">Vybereme požadovanou volbu z dialogového okna Smazat buňky (<text:span text:style-name="T169">obrázek </text:span><text:span text:style-name="T169"><text:sequence-ref text:reference-format="value" text:ref-name="refFigure13">13</text:sequence-ref></text:span>) <text:span text:style-name="T170">a klepneme na </text:span><text:span text:style-name="Strong_20_Emphasis"><text:span text:style-name="T170">OK</text:span></text:span><text:span text:style-name="T170">.</text:span></text:p>
        </text:list-item>
      </text:list>
      <text:p text:style-name="P65"><draw:frame draw:style-name="fr1" draw:name="Frame11" text:anchor-type="as-char" svg:width="6.969cm" draw:z-index="27"><draw:text-box fo:min-height="3.078cm"><text:p text:style-name="Caption"><draw:frame draw:style-name="fr14" draw:name="Image16" text:anchor-type="paragraph" svg:width="5.994cm" style:rel-width="100%" svg:height="4.043cm" style:rel-height="scale" draw:z-index="28"><draw:image xlink:href="Pictures/1000000000000127000000C778039AD2312ED9F7.png" xlink:type="simple" xlink:show="embed" xlink:actuate="onLoad" loext:mime-type="image/png"/></draw:frame>Obrázek <text:sequence text:ref-name="refFigure13" text:name="Figure" text:formula="ooow:Figure+1" style:num-format="1">13</text:sequence>: Dialogové okno Smazat buňky</text:p></draw:text-box></draw:frame></text:p>
      <text:h text:style-name="P135" text:outline-level="1"><text:bookmark-start text:name="__RefHeading__74094_1365249792"/><text:soft-page-break/>Práce se sešity<text:bookmark-end text:name="__RefHeading__74094_1365249792"/></text:h>
      <text:h text:style-name="P148" text:outline-level="2"><text:bookmark-start text:name="__RefHeading__31367_1380607024"/><text:alphabetical-index-mark text:string-value="listů" text:key1="vkládání"/><text:alphabetical-index-mark text:string-value="vkládání" text:key1="listů"/>Vkládání nového listu<text:bookmark-end text:name="__RefHeading__31367_1380607024"/></text:h>
      <text:p text:style-name="P35">Klepnutím na ikonu <text:span text:style-name="Strong_20_Emphasis">Přidat List</text:span> <text:span text:style-name="T171">(+)</text:span>, kterou najdeme <text:span text:style-name="T68">vedle karet listů</text:span>, přidáme nový za poslední list v sešitě bez otevření dialogového okna Vložit list.</text:p>
      <text:p text:style-name="P35">Následujícím způsobem se otevírá dialogové okno Vložit list (obrázek <text:sequence-ref text:reference-format="value" text:ref-name="refFigure14">14</text:sequence-ref>), ve kterém můžeme určit umístění nového listu, vytvořit více listů, zadat název nového listu nebo vybrat list ze souboru.</text:p>
      <text:p text:style-name="P66"><draw:frame draw:style-name="fr1" draw:name="Frame6" text:anchor-type="as-char" svg:width="8.918cm" draw:z-index="29"><draw:text-box fo:min-height="6.556cm"><text:p text:style-name="Caption"><draw:frame draw:style-name="fr14" draw:name="Image24" text:anchor-type="paragraph" svg:width="6.768cm" style:rel-width="100%" svg:height="6.6cm" style:rel-height="scale" draw:z-index="30"><draw:image xlink:href="Pictures/10000000000001BD000001B2118D7CB790AF68C1.png" xlink:type="simple" xlink:show="embed" xlink:actuate="onLoad" loext:mime-type="image/png"/></draw:frame>Obrázek <text:sequence text:ref-name="refFigure14" text:name="Figure" text:formula="ooow:Figure+1" style:num-format="1">14</text:sequence>: Dialogové okno Vložit list</text:p></draw:text-box></draw:frame></text:p>
      <text:list xml:id="list92050831844491" text:continue-list="list92049038270994" text:style-name="List_20_1">
        <text:list-item>
          <text:p text:style-name="List_20_1">Vybereme list na místě, kam chceme vložit nový list, a poté zvolíme v hlavní nabídce <text:span text:style-name="Strong_20_Emphasis">List &gt; Vložit list</text:span>.</text:p>
        </text:list-item>
        <text:list-item>
          <text:p text:style-name="List_20_1">Klepneme pravým tlačítkem myši na kartu, kam chceme vložit nový list, a vybereme v místní nabídce <text:span text:style-name="Strong_20_Emphasis">Vložit list</text:span>.</text:p>
        </text:list-item>
        <text:list-item>
          <text:p text:style-name="List_20_1">Klepneme v prázdném prostoru na konci karet listů.</text:p>
        </text:list-item>
        <text:list-item>
          <text:p text:style-name="List_20_1">Klepneme pravým tlačítkem myši do prázdného místa na konci karet listů a vybereme v místní nabídce <text:span text:style-name="Strong_20_Emphasis">Vložit list</text:span>.</text:p>
        </text:list-item>
      </text:list>
      <text:h text:style-name="P148" text:outline-level="2"><text:bookmark-start text:name="__RefHeading__31369_1380607024"/>Přesouvání a <text:alphabetical-index-mark text:string-value="kopírování listů" text:key1="listů"/>kopírování listů<text:bookmark-end text:name="__RefHeading__31369_1380607024"/></text:h>
      <text:p text:style-name="P5">Listy můžeme v rámci téhož sešitu přesouvat nebo kopírovat přetahováním nebo pomocí dialogového okna Přesunout/kopírovat list. Chceme-li list přesunout nebo zkopírovat do jiného sešitu, je třeba použít dialogové okno Přesunout/kopírovat list.</text:p>
      <text:p text:style-name="P5"><text:span text:style-name="T172">V</text:span> dialogovém okně Přesunout/kopírovat list (obrázek <text:sequence-ref text:reference-format="value" text:ref-name="refFigure15">15</text:sequence-ref>) <text:span text:style-name="T172">můžeme</text:span> přesně určit, jestli se má list přesunout nebo zkopírovat do stejného, nebo jiného sešitu, kde má být v rámci sešitu umístěn, a jaký má být <text:span text:style-name="T69">jeho</text:span> název.</text:p>
      <text:p text:style-name="P67"><text:soft-page-break/><draw:frame draw:style-name="fr1" draw:name="Frame13" text:anchor-type="as-char" svg:width="6.731cm" draw:z-index="31"><draw:text-box fo:min-height="10.061cm"><text:p text:style-name="Caption"><draw:frame draw:style-name="fr14" draw:name="Image18" text:anchor-type="paragraph" svg:width="5.577cm" style:rel-width="100%" svg:height="8.317cm" style:rel-height="scale" draw:z-index="32"><draw:image xlink:href="Pictures/1000000000000127000001B82EACA1DE9B16C233.png" xlink:type="simple" xlink:show="embed" xlink:actuate="onLoad" loext:mime-type="image/png"/></draw:frame>Obrázek <text:sequence text:ref-name="refFigure15" text:name="Figure" text:formula="ooow:Figure+1" style:num-format="1">15</text:sequence>: Dialogové okno Přesunout/kopírovat list</text:p></draw:text-box></draw:frame></text:p>
      <text:list xml:id="list92049680869668" text:continue-list="list3323844261" text:style-name="Numbering_20_1">
        <text:list-item text:start-value="1">
          <text:p text:style-name="P203">V aktuálním dokumentu klepneme pravým tlačítkem myši na kartu listu, který chceme přesunout nebo zkopírovat, a vybereme z místní nabídky <text:span text:style-name="Strong_20_Emphasis">Přesunout</text:span> <text:span text:style-name="Strong_20_Emphasis"><text:span text:style-name="T172">nebo</text:span></text:span> <text:span text:style-name="Strong_20_Emphasis">kopírovat list</text:span> nebo zvolíme v hlavní nabídce <text:span text:style-name="Strong_20_Emphasis">List &gt; Přesunout nebo kopírovat list</text:span>.</text:p>
        </text:list-item>
        <text:list-item>
          <text:p text:style-name="P194"><text:span text:style-name="T172">V</text:span> oblasti <text:span text:style-name="Emphasis">činnosti</text:span> <text:span text:style-name="T172">v</text:span>ybereme <text:span text:style-name="Strong_20_Emphasis">Přesunout</text:span>, pokud chceme list přesunout, nebo <text:span text:style-name="Strong_20_Emphasis">Kopírovat</text:span>, pokud jej chceme zkopírovat.</text:p>
        </text:list-item>
        <text:list-item>
          <text:p text:style-name="P203">Z rozbalovacího seznamu <text:span text:style-name="Emphasis">Do dokumentu</text:span> vybereme sešit, do kterého chceme list umístit. Může to být stejný sešit, jiný již otevřený, nebo nový.</text:p>
        </text:list-item>
        <text:list-item>
          <text:p text:style-name="P203">V poli <text:span text:style-name="Emphasis">Vložit před</text:span> vybereme, kam chceme list umístit.</text:p>
        </text:list-item>
        <text:list-item>
          <text:p text:style-name="P203">Pokud chceme při přesouvání nebo kopírování list přejmenovat, napíšeme název do textového pole <text:span text:style-name="Emphasis">Nový název</text:span>. Jestliže nezadáme název, vytvoří Calc výchozí název (List 1, List 2 atd.).</text:p>
        </text:list-item>
        <text:list-item>
          <text:p text:style-name="P203">Klepnutím na tlačítko <text:span text:style-name="Strong_20_Emphasis">OK</text:span> přesun nebo kopírování potvrdíme a dialogové okno se zavře.</text:p>
        </text:list-item>
      </text:list>
      <text:list xml:id="list1207726429" text:style-name="Heading_20_Caution">
        <text:list-item>
          <text:p text:style-name="P171">Upozornění</text:p>
        </text:list-item>
      </text:list>
      <text:p text:style-name="P118">Pokud přesouváme nebo kopírujeme do jiného nebo nového sešitu, může nastat konflikt se vzorci odkazujícími na jiné listy z původního umístění.</text:p>
      <text:h text:style-name="P161" text:outline-level="2"><text:bookmark-start text:name="__RefHeading___Toc70286_292858400"/>Skrývání a zobrazování listů<text:bookmark-end text:name="__RefHeading___Toc70286_292858400"/></text:h>
      <text:p text:style-name="P36">Někdy můžeme chtít skrýt obsah listu, abychom ochránili data proti náhodným změnám nebo proto, že obsah listu není nutné zobrazit.</text:p>
      <text:p text:style-name="P48"><text:span text:style-name="T163">Chceme-li skrýt list nebo více listů, vybereme list nebo listy (jak je uvedeno výše), klepneme pravým tlačítkem myši, otevřeme lokální nabídku a vybereme </text:span><text:span text:style-name="Strong_20_Emphasis"><text:span text:style-name="T163">Skrýt list</text:span></text:span><text:span text:style-name="T163">.</text:span></text:p>
      <text:p text:style-name="P48"><text:span text:style-name="T163">Chceme-li zobrazit skryté listy, klepneme pravým tlačítkem na kartu listu a zvolíme </text:span><text:span text:style-name="Strong_20_Emphasis"><text:span text:style-name="T163">Zobrazit list</text:span></text:span><text:span text:style-name="T163"> v místní nabídce. </text:span><text:span text:style-name="T66">Zobrazí se</text:span><text:span text:style-name="T163"> dialogové okno se seznamem všech skrytých listů. </text:span><text:span text:style-name="T104">Vybereme</text:span><text:span text:style-name="T163"> požadované list</text:span><text:span text:style-name="T227">y</text:span><text:span text:style-name="T163"> a klepneme na </text:span><text:span text:style-name="Strong_20_Emphasis"><text:span text:style-name="T163">OK</text:span></text:span><text:span text:style-name="T163">.</text:span></text:p>
      <text:list xml:id="list92050184290646" text:continue-list="list92050431106072" text:style-name="Heading_20_Tip">
        <text:list-item>
          <text:p text:style-name="Heading_20_Tip"><text:soft-page-break/>Tip</text:p>
        </text:list-item>
      </text:list>
      <text:p text:style-name="P84">LibreOffice Calc neumožňuje skrýt poslední viditelný list.</text:p>
      <text:h text:style-name="P148" text:outline-level="2"><text:bookmark-start text:name="__RefHeading__31377_1380607024"/><text:alphabetical-index-mark text:string-value="listů" text:key1="přejmenování"/><text:alphabetical-index-mark text:string-value="přejmenování" text:key1="listů"/>Přejmenování listů<text:bookmark-end text:name="__RefHeading__31377_1380607024"/></text:h>
      <text:p text:style-name="P5">Výchozí název přidaného listu je List X, kde X je číslo přidaného listu. Takové názvy jsou vhodné pro malý počet listů, ale při velkých počtech jsou nepřehledné a je lepší listy pojmenovat jinak.</text:p>
      <text:p text:style-name="P86"><text:span text:style-name="T172">Ch</text:span>ceme-li list přejmenovat, použijem<text:span text:style-name="T172">e</text:span> jeden z těch<text:span text:style-name="T69">to</text:span> postupů:</text:p>
      <text:list xml:id="list92049769372902" text:continue-list="list92050831844491" text:style-name="List_20_1">
        <text:list-item>
          <text:p text:style-name="P182">Zadáme název do textového pole <text:span text:style-name="Emphasis">Název</text:span> při jeho vytváření, pomocí dialogového okna Vložit list (obrázek <text:sequence-ref text:reference-format="value" text:ref-name="refFigure14">14</text:sequence-ref> <text:s/>na straně <text:sequence-ref text:reference-format="page" text:ref-name="refFigure14">20</text:sequence-ref>).</text:p>
        </text:list-item>
        <text:list-item>
          <text:p text:style-name="P180">Klepneme pravým tlačítkem myši na kartu listu, v místní nabídce zvolíme <text:span text:style-name="Strong_20_Emphasis">Přejmenovat list</text:span> a nahradíme současný název novým.</text:p>
        </text:list-item>
        <text:list-item>
          <text:p text:style-name="P180">Poklepeme na kartu listu, čímž otevřeme dialogové okno Přejmenovat list.</text:p>
        </text:list-item>
      </text:list>
      <text:list xml:id="list92049061115775" text:continue-list="list92049745999555" text:style-name="Heading_20_Note">
        <text:list-item>
          <text:p text:style-name="Heading_20_Note">Poznámka</text:p>
        </text:list-item>
      </text:list>
      <text:p text:style-name="P74">Název listu musí začínat písmenem nebo číslem, jiné znaky včetně mezery nejsou povoleny. Ostatní znaky mohou být písmena, číslice, mezera nebo podtržítko. Při pokusu o přejmenování na neplatný název se zobrazí chybová zpráva.</text:p>
      <text:h text:style-name="P163" text:outline-level="2"><text:bookmark-start text:name="__RefHeading___Toc70288_292858400"/><text:alphabetical-index-mark text:string-value="listů" text:key1="mazání"/>Mazání listů<text:bookmark-end text:name="__RefHeading___Toc70288_292858400"/></text:h>
      <text:p text:style-name="P48">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48">Pokud chceme smazat více listů, vybereme je (viz „<text:bookmark-ref text:reference-format="text" text:ref-name="__RefHeading__30411_1380607024">Výběr listů</text:bookmark-ref>“ na straně <text:bookmark-ref text:reference-format="page" text:ref-name="__RefHeading__30411_1380607024">18</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141" text:outline-level="1"><text:bookmark-start text:name="__RefHeading__74102_1365249792"/><text:alphabetical-index-mark text:string-value="zobrazení" text:key1="Calc"/>Prohlížení <text:span text:style-name="T128">sešitu</text:span><text:bookmark-end text:name="__RefHeading__74102_1365249792"/></text:h>
      <text:h text:style-name="P162" text:outline-level="2"><text:bookmark-start text:name="__RefHeading__74104_1365249792"/>Změna zobrazení dokumentu<text:bookmark-end text:name="__RefHeading__74104_1365249792"/></text:h>
      <text:p text:style-name="P5">Funkci <text:alphabetical-index-mark text:string-value="přiblížení"/>přiblížení <text:span text:style-name="T249">(</text:span><text:span text:style-name="Strong_20_Emphasis"><text:span text:style-name="T249">Zobrazit &gt; Přiblížení</text:span></text:span><text:span text:style-name="T249">)</text:span> použijeme při práci v sešitě pro zobrazení více nebo méně buněk v okně. Více informací o přiblížení najdeme v kapitole 1– Představujeme LibreOffice.</text:p>
      <text:h text:style-name="P148"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37">Ukotvení se používá k uzamčení řádků v horní části listu nebo k uzamčení sloupců v levé části listu. Když se potom pohybujeme v listě, ukotvené sloupce a řádky zůstávají stále zobrazené.</text:p>
      <text:p text:style-name="P37">Obrázek <text:sequence-ref text:reference-format="value" text:ref-name="refFigure16">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Figure"><text:soft-page-break/><draw:frame draw:style-name="fr1" draw:name="Frame1" text:anchor-type="as-char" svg:width="16.404cm" draw:z-index="33"><draw:text-box fo:min-height="3.366cm"><text:p text:style-name="Caption"><draw:frame draw:style-name="fr17" draw:name="Image2" text:anchor-type="paragraph" svg:width="16.349cm" svg:height="2.75cm" draw:z-index="34"><draw:image xlink:href="Pictures/100000000000026A00000068DB29333BA34C4FE4.png" xlink:type="simple" xlink:show="embed" xlink:actuate="onLoad" loext:mime-type="image/png"/></draw:frame>Obrázek <text:sequence text:ref-name="refFigure16" text:name="Figure" text:formula="ooow:Figure+1" style:num-format="1">16</text:sequence>: <text:span text:style-name="T219">Ukotvené řádky a sloupce</text:span></text:p></draw:text-box></draw:frame></text:p>
      <text:p text:style-name="P38"><text:span text:style-name="T71">Často</text:span><text:span text:style-name="T174"> první řádek nebo sloupec obsahují záhlaví, které chceme mít viditelné při procházení dlouhé nebo široké tabulky. Chceme-li rychle ukotvit řádky, sloupce nebo obojí, použijeme příkazy z rozbalovacího seznamu, který se zobrazí po klepnutí na ikonu </text:span><text:span text:style-name="Strong_20_Emphasis"><text:span text:style-name="T174">Ukotvit řádky a sloupce</text:span></text:span> (ikonu najdeme na <text:span text:style-name="T174"/><text:span text:style-name="T95">standardní</text:span> <text:span text:style-name="T174">nástrojové liště: </text:span><text:span text:style-name="Strong_20_Emphasis"><text:span text:style-name="T174">Ukotvit první řádek</text:span></text:span><text:span text:style-name="T174"> a </text:span><text:span text:style-name="Strong_20_Emphasis"><text:span text:style-name="T174">Ukotvit první sloupec</text:span></text:span><text:span text:style-name="T174">).</text:span></text:p>
      <text:p text:style-name="P89"><text:bookmark-start text:name="__RefHeading__31622_1380607024"/><text:span text:style-name="T124">U</text:span><text:bookmark-start text:name="freeze rows"/>kotven<text:span text:style-name="T44">í</text:span> <text:span text:style-name="Emphasis"><text:span text:style-name="T173"/></text:span><text:span text:style-name="T173"/>řádků nebo sloupc<text:bookmark-end text:name="freeze rows"/>ů <text:span text:style-name="T174">(jednoho nebo více)</text:span>:<text:bookmark-end text:name="__RefHeading__31622_1380607024"/></text:p>
      <text:list xml:id="list301499702" text:style-name="Numbering_20_1">
        <text:list-item text:start-value="1">
          <text:p text:style-name="Numbering_20_1">Klepneme na záhlaví řádku, <text:span text:style-name="Emphasis">nad</text:span> který chceme vložit bod ukotvení nebo na záhlaví sloupce, <text:span text:style-name="Emphasis">před</text:span> který chceme vložit bod ukotvení.</text:p>
        </text:list-item>
        <text:list-item>
          <text:p text:style-name="P195">Klepneme pravým tlačítkem myši a vybereme <text:span text:style-name="Strong_20_Emphasis">Ukotvit řádky a sloupce</text:span> z lokální nabídky <text:span text:style-name="T173">nebo v</text:span><text:span text:style-name="T70">ybereme </text:span><text:span text:style-name="T173"/><text:span text:style-name="Strong_20_Emphasis"><text:span text:style-name="T173">Zobrazit &gt; Ukotvit řádky a sloupce</text:span></text:span><text:span text:style-name="T173"> v hlavní nabídce </text:span><text:span text:style-name="T174">nebo klepneme </text:span>na ikonu <text:span text:style-name="Strong_20_Emphasis"><text:span text:style-name="T174">Ukotvit řádky a sloupce</text:span></text:span>, kterou najdeme na <text:span text:style-name="T174"/><text:span text:style-name="T95">standardní</text:span><text:span text:style-name="T174"> nástrojové liště.</text:span></text:p>
        </text:list-item>
      </text:list>
      <text:p text:style-name="P89"><text:span text:style-name="T124">U</text:span><text:bookmark-start text:name="freeze rows1"/>kotven<text:span text:style-name="T44">í</text:span> <text:span text:style-name="Emphasis"><text:span text:style-name="T70"/></text:span><text:span text:style-name="T173"/>řádků <text:span text:style-name="T70">i</text:span> sloupc<text:bookmark-end text:name="freeze rows1"/>ů <text:span text:style-name="T174">(jednoho nebo více)</text:span>:</text:p>
      <text:list xml:id="list92049590052825" text:continue-list="list301499702" text:style-name="Numbering_20_1">
        <text:list-item text:start-value="1">
          <text:p text:style-name="Numbering_20_1">Klepneme na buňku, která má být těsně pod vodorovným ukotvením a zároveň těsně před svislým ukotvením.</text:p>
        </text:list-item>
        <text:list-item>
          <text:p text:style-name="Numbering_20_1">V hlavní nabídce v<text:span text:style-name="T70">ybereme</text:span> <text:span text:style-name="Strong_20_Emphasis">Zobrazit &gt; Ukotvit řádky a sloupce</text:span>  <text:span text:style-name="T174">nebo klepneme na ikonu </text:span><text:span text:style-name="Strong_20_Emphasis"><text:span text:style-name="T174">Ukotvit řádky a sloupce</text:span></text:span><text:span text:style-name="T174"> na standardní nástrojové liště.</text:span></text:p>
        </text:list-item>
      </text:list>
      <text:h text:style-name="P165" text:outline-level="3"><text:bookmark-start text:name="__RefHeading__8569_1705546372"/>Zrušení ukotvení<text:bookmark-end text:name="__RefHeading__8569_1705546372"/></text:h>
      <text:p text:style-name="P39">Chceme-li ukotvení řádků a sloupců zrušit, můžeme buď <text:span text:style-name="T72">použít</text:span> v hlavní nabídce volbu <text:span text:style-name="Strong_20_Emphasis">Zobrazit &gt; Ukotvit řádky a sloupce</text:span>, nebo můžeme klepnout na ikonu <text:span text:style-name="Strong_20_Emphasis">Ukotvit řádky a sloupce</text:span> na <text:span text:style-name="T95">standardní</text:span> nástrojové liště. Silnější čáry indikující ukotvení zmizí.</text:p>
      <text:h text:style-name="P148" text:outline-level="2"><text:bookmark-start text:name="__RefHeading__74108_1365249792"/>Rozdělení obrazovky<text:bookmark-end text:name="__RefHeading__74108_1365249792"/></text:h>
      <text:p text:style-name="P5">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value" text:ref-name="refFigure17">17</text:sequence-ref>, přičemž rozdělení je označeno zvýrazněným okrajem buněk.</text:p>
      <text:p text:style-name="P39"><text:span text:style-name="T72">Tento způsob se může hodit n</text:span>apříklad tehdy, když máme v jedné části velkého listu buňku<text:span text:style-name="T175"> s</text:span> číslem používaným třemi vzorci v jiných buňkách.  Pomocí techniky rozdělení obrazovky můžeme umístit buňku obsahující číslo do jedné části <text:span text:style-name="T175">zobrazení</text:span> a buňky se vzorci do jiných částí zobrazení. Tato možnost nám umožňuje jednoduše sledovat, jaký vliv má změna čísla v buňce na výsledky vzorců.</text:p>
      <text:p text:style-name="P110"><draw:frame draw:style-name="fr3" draw:name="Frame810" text:anchor-type="as-char" svg:width="7.317cm" draw:z-index="18"><draw:text-box fo:min-height="4.586cm"><text:p text:style-name="Caption"><draw:frame draw:style-name="fr17" draw:name="Image292" text:anchor-type="paragraph" svg:width="7.23cm" svg:height="4.129cm" draw:z-index="19"><draw:image xlink:href="Pictures/100000000000012E000000A6FB6144D9310873EE.png" xlink:type="simple" xlink:show="embed" xlink:actuate="onLoad" loext:mime-type="image/png"/></draw:frame>Obrázek <text:sequence text:ref-name="refFigure17" text:name="Figure" text:formula="ooow:Figure+1" style:num-format="1">17</text:sequence>: Příklad rozdělení obrazovky</text:p></draw:text-box></draw:frame></text:p>
      <text:h text:style-name="P165" text:outline-level="3"><text:bookmark-start text:name="__RefHeading__89798_462712302"/><text:soft-page-break/>Vodorovné nebo svislé rozdělení obrazovky<text:bookmark-end text:name="__RefHeading__89798_462712302"/></text:h>
      <text:p text:style-name="P97">Máme dva způsoby, jak rozdělit obrazovku vodorovně nebo svisle.</text:p>
      <text:p text:style-name="Text_20_body"><text:span text:style-name="Strong_20_Emphasis">Způsob 1</text:span></text:p>
      <text:p text:style-name="P41">Rozdělení <text:span text:style-name="Emphasis"/> buď vodorovně, nebo svisle:</text:p>
      <text:list xml:id="list92049817233042" text:continue-list="list92049590052825" text:style-name="Numbering_20_1">
        <text:list-item text:start-value="1">
          <text:p text:style-name="P196">Klepneme na záhlaví řádku, <text:span text:style-name="Emphasis">nad</text:span> který chceme vložit bod rozdělení nebo na záhlaví sloupce, <text:span text:style-name="Emphasis">před</text:span> který chceme vložit bod rozdělení<text:span text:style-name="T177">.</text:span></text:p>
        </text:list-item>
        <text:list-item>
          <text:p text:style-name="P197"><text:span text:style-name="T72">Klepneme pravým tlačítkem myši</text:span> a z lokální nabídky vybereme <text:span text:style-name="Strong_20_Emphasis"><text:span text:style-name="T148">Rozdělit o</text:span></text:span><text:span text:style-name="Strong_20_Emphasis"><text:span text:style-name="T153">k</text:span></text:span><text:span text:style-name="Strong_20_Emphasis"><text:span text:style-name="T148">no</text:span></text:span> <text:span text:style-name="T72"/>nebo v hlavní nabídce zvolíme <text:span text:style-name="Strong_20_Emphasis">Zobrazit </text:span><text:span text:style-name="Strong_20_Emphasis"><text:span text:style-name="T175">&gt; Rozdělit okno</text:span></text:span><text:span text:style-name="T175"/>. Mezi řádky a sloupci se zvýrazní okraje buněk, označující polohu rozdělení (obrázek <text:sequence-ref text:reference-format="value" text:ref-name="refFigure17">17</text:sequence-ref>).</text:p>
        </text:list-item>
      </text:list>
      <text:p text:style-name="P41">Rozdělení <text:span text:style-name="Emphasis"/>vodorovně a svisle současně:</text:p>
      <text:list xml:id="list92050356919615" text:continue-list="list92050681155177" text:style-name="Numbering_20_1">
        <text:list-item text:start-value="1">
          <text:p text:style-name="Numbering_20_1"><text:span text:style-name="T73">Klepneme</text:span><text:span text:style-name="T177"> na </text:span><text:span text:style-name="T73"/><text:span text:style-name="T177">buňku, která má být těsně pod vodorovným a zároveň těsně za svislým rozdělením.</text:span></text:p>
        </text:list-item>
        <text:list-item>
          <text:p text:style-name="P196">V hlavní nabídce <text:span text:style-name="T73">v</text:span><text:span text:style-name="T72">ybereme</text:span> <text:span text:style-name="Strong_20_Emphasis">Zobrazit </text:span><text:span text:style-name="Strong_20_Emphasis"><text:span text:style-name="T175">&gt; Rozdělit okno</text:span></text:span><text:span text:style-name="T175"/>.</text:p>
        </text:list-item>
      </text:list>
      <text:p text:style-name="P124"><text:span text:style-name="Strong_20_Emphasis">Způsob 2</text:span></text:p>
      <text:p text:style-name="P40">Chceme-li okno rozdělit <text:span text:style-name="Emphasis">vodorovně</text:span>, uchopíme myší obdélníček s vodorovnou čárkou, který se nachází nad svislým posuvníkem (<text:span text:style-name="T169">obrázek </text:span><text:sequence-ref text:reference-format="value" text:ref-name="refFigure18">18</text:sequence-ref>), a přetáhneme jej pod řádek, pod kterým chceme okno rozdělit.</text:p>
      <text:p text:style-name="P40">Podobně pro <text:span text:style-name="Emphasis">vertikální</text:span> rozdělení uchopíme myší obdélníček se svislou čárkou, který se nachází na pravé straně za vodorovným posuvníkem, a přetáhneme jej za sloupec, za kterým chceme okno rozdělit.</text:p>
      <text:p text:style-name="P68"><draw:frame draw:style-name="fr4" draw:name="Frame102" text:anchor-type="as-char" svg:width="9.999cm" draw:z-index="35"><draw:text-box fo:min-height="4.115cm"><text:p text:style-name="Caption"><draw:frame draw:style-name="fr11" draw:name="graphics16" text:anchor-type="paragraph" svg:width="9.999cm" svg:height="3.491cm" draw:z-index="36"><draw:image xlink:href="Pictures/10000201000001F5000000AF728C3D0FDCB1404C.png" xlink:type="simple" xlink:show="embed" xlink:actuate="onLoad" loext:mime-type="image/png"/></draw:frame>Obrázek <text:sequence text:ref-name="refFigure18" text:name="Figure" text:formula="ooow:Figure+1" style:num-format="1">18</text:sequence>:  Rozdělené <text:span text:style-name="T176">části</text:span> obrazovky</text:p></draw:text-box></draw:frame></text:p>
      <text:h text:style-name="P165" text:outline-level="3"><text:bookmark-start text:name="__RefHeading__9137_1266506079"/>Odebrání rozdělení obrazovky<text:bookmark-end text:name="__RefHeading__9137_1266506079"/></text:h>
      <text:p text:style-name="P86">Rozdělení obrazovky odebereme jedním z následujících způsobů:</text:p>
      <text:list xml:id="list60746913" text:style-name="List_20_1">
        <text:list-item>
          <text:p text:style-name="P183">Poklepeme na každou rozdělovací čáru.</text:p>
        </text:list-item>
        <text:list-item>
          <text:p text:style-name="P183"><text:span text:style-name="T178">Uchopíme</text:span><text:span text:style-name="T233"/> myší rozdělovací <text:span text:style-name="T178"/><text:span text:style-name="T74">čár</text:span>y a přetáhneme je zpět do jejich <text:span text:style-name="T104">výchozích pozic</text:span> na koncích posuvníků.</text:p>
        </text:list-item>
        <text:list-item>
          <text:p text:style-name="P180">V hlavní nabídce zvolíme <text:span text:style-name="Strong_20_Emphasis">Zobrazit</text:span> a zrušíme zaškrtnutí položky <text:span text:style-name="Strong_20_Emphasis">Rozdělit okno</text:span>.</text:p>
        </text:list-item>
        <text:list-item>
          <text:p text:style-name="P184">Klepneme pravým tlačítkem myši na záhlaví sloupce nebo řádku a <text:span text:style-name="T253">v lokální nabídce</text:span> <text:span text:style-name="Strong_20_Emphasis">zrušíme</text:span> označení volby <text:span text:style-name="T37">Rozdělit okno</text:span>.</text:p>
        </text:list-item>
      </text:list>
      <text:h text:style-name="P134" text:outline-level="1"><text:bookmark-start text:name="__RefHeading__31624_1380607024"/><text:span text:style-name="T125">Vkládání dat p</text:span>omocí klávesnice<text:bookmark-end text:name="__RefHeading__31624_1380607024"/></text:h>
      <text:p text:style-name="P5">Většinu dat je možné v programu Calc <text:span text:style-name="T45">zadávat</text:span> pomocí klávesnice. </text:p>
      <text:h text:style-name="P148"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text:soft-page-break/>Záporná čísla<text:bookmark-end text:name="__RefHeading__4519_1225246692"/></text:h>
      <text:p text:style-name="P42">Když chceme zadat záporné číslo, buď napíšeme před číslo znaménko minus (−), nebo číslo uzavřeme do závorky (), jako například: (1234). Výsledek je v obou případech stejný: <text:span text:style-name="T8">−</text:span>1234.</text:p>
      <text:h text:style-name="P165" text:outline-level="3"><text:bookmark-start text:name="__RefHeading__4521_1225246692"/>Úvodní nuly<text:bookmark-end text:name="__RefHeading__4521_1225246692"/></text:h>
      <text:p text:style-name="P42"><text:span text:style-name="T8">Pokud číslo zadáme s úvodními nulami, například 01481, tyto nuly Calc ve výchozím nastavení odstraní. </text:span>Pokud chceme při zadávání čísel v buňce zachovat minimální počet číslic<text:span text:style-name="T75"/>, například 1234 a 0012, <text:span text:style-name="T179">použijeme</text:span> <text:span text:style-name="T76">jeden</text:span><text:span text:style-name="T179"> z následujících způsobů a přidáme </text:span>úvodní počet nul<text:span text:style-name="T221"/>.</text:p>
      <text:p text:style-name="P96"><text:span text:style-name="Strong_20_Emphasis">Způsob 1</text:span></text:p>
      <text:list xml:id="list92050344952380" text:continue-list="list92049680869668" text:style-name="Numbering_20_1">
        <text:list-item text:start-value="1">
          <text:p text:style-name="P203">Vybereme buňku a následně na ni buď klepneme pravým tlačítkem myši a v místní nabídce zvolíme <text:span text:style-name="Strong_20_Emphasis">Formát buněk</text:span>, nebo v hlavní nabídce vybereme <text:span text:style-name="Strong_20_Emphasis">Formát &gt; Buňky</text:span>, nebo použijeme klávesovou zkratku <text:span text:style-name="Keystroke">Ctrl + 1</text:span>. Ve všech případech se otevře dialogové okno Formát buněk (obrázek <text:sequence-ref text:reference-format="value" text:ref-name="refFigure19">19</text:sequence-ref>).</text:p>
        </text:list-item>
      </text:list>
      <text:p text:style-name="P102"><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79C5D415847824C0.png" xlink:type="simple" xlink:show="embed" xlink:actuate="onLoad" loext:mime-type="image/png"/></draw:frame>Obrázek <text:sequence text:ref-name="refFigure19" text:name="Figure" text:formula="ooow:Figure+1" style:num-format="1">19</text:sequence>: Dialogové okno Formát buněk - <text:span text:style-name="T229">karta</text:span> Čísla</text:p></draw:text-box></draw:frame></text:p>
      <text:list xml:id="list92050699630364" text:continue-numbering="true" text:style-name="Numbering_20_1">
        <text:list-item>
          <text:p text:style-name="P203">Zvolíme kartu <text:span text:style-name="Emphasis">Čísla</text:span> a vybereme položku <text:span text:style-name="Strong_20_Emphasis">Číslo</text:span> v seznamu <text:span text:style-name="Emphasis">Kategorie</text:span>.</text:p>
        </text:list-item>
        <text:list-item>
          <text:p text:style-name="P203">Do pole u položky <text:span text:style-name="T233"/><text:span text:style-name="Emphasis">Úvodní </text:span><text:span text:style-name="Emphasis"><text:span text:style-name="T233">n</text:span></text:span><text:span text:style-name="Emphasis">ul</text:span><text:span text:style-name="Emphasis"><text:span text:style-name="T179">y</text:span></text:span><text:span text:style-name="Emphasis"/> v <text:span text:style-name="T233"/>části <text:span text:style-name="Emphasis"><text:span text:style-name="T233">Možnosti</text:span></text:span><text:span text:style-name="T233"/> zadáme minimální počet úvodních nul. Pokud požadujeme například minimálně čtyři znaky, zadáme 4. Čísla s menším počtem znaků než 4 se potom zobrazí s úvodními nula<text:span text:style-name="T221">m</text:span>i, například z 12 se stane 0012.</text:p>
        </text:list-item>
        <text:list-item>
          <text:p text:style-name="P203">Klikneme na <text:span text:style-name="Strong_20_Emphasis">OK</text:span>. Číslo si však interně zachová svůj běžný formát a tak ho i bude program vyhodnocovat, pokud bude použito jako argument ve funkcích nebo vzorcích.</text:p>
        </text:list-item>
      </text:list>
      <text:p text:style-name="P117"><text:span text:style-name="Strong_20_Emphasis">Způsob 2</text:span></text:p>
      <text:list xml:id="list92049654475729" text:continue-list="list92050699630364" text:style-name="Numbering_20_1">
        <text:list-item text:start-value="1">
          <text:p text:style-name="P203">Vybereme buňku.</text:p>
        </text:list-item>
        <text:list-item>
          <text:p text:style-name="P203"><text:span text:style-name="T179">V</text:span> postranní liště <text:span text:style-name="T179">přejdeme na </text:span><text:span text:style-name="T104">část</text:span> Vlastnosti<text:span text:style-name="T179">. Pokud je potřeba, </text:span>klepneme na ikonu <text:span text:style-name="T223">Otevřít panel</text:span> <text:span text:style-name="T180">(+ nebo šipka)</text:span> panelu <text:span text:style-name="Emphasis">Formát čísla</text:span>, abychom zobrazili možnosti <text:span text:style-name="T180">tohoto panelu (obrázek </text:span><text:span text:style-name="T180"><text:sequence-ref text:reference-format="value" text:ref-name="refFigure20">20</text:sequence-ref></text:span><text:span text:style-name="T180">)</text:span>.</text:p>
        </text:list-item>
        <text:list-item>
          <text:p text:style-name="P203">Vybereme <text:span text:style-name="Strong_20_Emphasis">Číslo</text:span> v rozbalovacím seznamu <text:span text:style-name="T95">K</text:span>ategorie.<text:span text:style-name="T180"/></text:p>
        </text:list-item>
        <text:list-item>
          <text:p text:style-name="P203"><text:soft-page-break/>Nastavíme hodnotu pole <text:span text:style-name="Emphasis">Úvodní nuly</text:span> na 4. Změna formátování se projeví okamžitě.</text:p>
        </text:list-item>
      </text:list>
      <text:p text:style-name="Figure"><draw:frame draw:style-name="fr1" draw:name="Frame15" text:anchor-type="as-char" svg:width="6.288cm" draw:z-index="41"><draw:text-box fo:min-height="4.029cm"><text:p text:style-name="Caption"><draw:frame draw:style-name="fr9" draw:name="Image22" text:anchor-type="paragraph" svg:width="5.096cm" style:rel-width="100%" svg:height="3.136cm" style:rel-height="scale" draw:z-index="42"><draw:image xlink:href="Pictures/100000000000012B000000B86E23E4866523AC43.png" xlink:type="simple" xlink:show="embed" xlink:actuate="onLoad" loext:mime-type="image/png"/></draw:frame>Obrázek <text:sequence text:ref-name="refFigure20" text:name="Figure" text:formula="ooow:Figure+1" style:num-format="1">20</text:sequence>: Nastavení <text:span text:style-name="T249">ú</text:span>vodních nul <text:span text:style-name="T249">v postranní liště</text:span></text:p></draw:text-box></draw:frame></text:p>
      <text:list xml:id="list92050073734417" text:continue-list="list92050184290646" text:style-name="Heading_20_Tip">
        <text:list-item>
          <text:p text:style-name="P177">Tip</text:p>
        </text:list-item>
      </text:list>
      <text:p text:style-name="Text_20_Note"><text:bookmark-start text:name="__RefHeading__4523_1225246692"/><text:span text:style-name="T8">Abychom naformátovali čísla tak, aby zobrazovala pouze desetinná místa bez úvodních nul </text:span><text:span text:style-name="T13">(například 019 místo 0,019)</text:span><text:span text:style-name="T8">,tak v  </text:span>poli <text:span text:style-name="Emphasis"><text:span text:style-name="T8">Formátovací kód</text:span></text:span><text:span text:style-name="T8"/> <text:span text:style-name="T13">(obrázek </text:span><text:span text:style-name="T13"><text:sequence-ref text:reference-format="value" text:ref-name="refFigure19">19</text:sequence-ref></text:span><text:span text:style-name="T13">)</text:span><text:span text:style-name="T8"> zapíšeme . (</text:span><text:span text:style-name="T12">tečka</text:span><text:span text:style-name="T8">) následovanou ? (otazník</text:span><text:span text:style-name="T12">y</text:span><text:span text:style-name="T8">) představujícími počet požadovaných desetinných míst. Například pro 3 desetinná místa zadáme .??? a klepneme na </text:span><text:span text:style-name="Strong_20_Emphasis"><text:span text:style-name="T8">OK</text:span></text:span><text:span text:style-name="T8">. Jakékoliv číslo, které bude mít pouze desetinná místa, </text:span><text:span text:style-name="T12">nebude</text:span><text:span text:style-name="T8"> uvozeno nulami.</text:span><text:bookmark-end text:name="__RefHeading__4523_1225246692"/></text:p>
      <text:list xml:id="list92050586116488" text:continue-numbering="true" text:style-name="Heading_20_Tip">
        <text:list-item>
          <text:p text:style-name="P179">Tip</text:p>
        </text:list-item>
      </text:list>
      <text:p text:style-name="P81"><text:span text:style-name="T8">Pokud </text:span><text:span text:style-name="T14">číselné znaky nemusejí být </text:span><text:span text:style-name="T110">ve</text:span><text:span text:style-name="T14"> výpočtech </text:span>považovány za čísla <text:span text:style-name="T13">(</text:span><text:span text:style-name="T15">například když zadáváme poštovní směrovací číslo)</text:span><text:span text:style-name="T14">, můžeme </text:span><text:span text:style-name="T15">n</text:span><text:span text:style-name="T14">apsa</text:span><text:span text:style-name="T13">t</text:span><text:span text:style-name="T14"> před číslo apostrof ('), například '01481. </text:span><text:span text:style-name="T15">Když p</text:span><text:span text:style-name="T14">řesuneme zaměření buňky, </text:span><text:span text:style-name="T15"/><text:span text:style-name="T14">apostrof je odstraněn, uvozující nuly jsou zachovány a číslo je převedeno na text zarovnaný vlevo.</text:span></text:p>
      <text:h text:style-name="P168" text:outline-level="3"><text:bookmark-start text:name="__RefHeading___Toc69862_292858400"/><text:alphabetical-index-mark text:string-value=" "/>Čísla a text<text:bookmark-end text:name="__RefHeading___Toc69862_292858400"/></text:h>
      <text:p text:style-name="P5">Čísla můžeme jako text zadat jedním z následujících způsobů:</text:p>
      <text:p text:style-name="Text_20_body"><text:span text:style-name="Strong_20_Emphasis">Způsob 1</text:span></text:p>
      <text:list xml:id="list92049452204188" text:continue-list="list92049654475729" text:style-name="Numbering_20_1">
        <text:list-item text:start-value="1">
          <text:p text:style-name="P203">Vybereme buňku a následně na ni buď  klepneme pravým tlačítkem myši a v místní nabídce zvolíme <text:span text:style-name="Strong_20_Emphasis">Formát buněk</text:span> nebo v hlavní nabídce zvolíme <text:span text:style-name="Strong_20_Emphasis">Formát &gt; Buňky</text:span>, nebo použijeme klávesovou zkratku <text:span text:style-name="Keystroke">Ctrl + 1</text:span>. Ve všech případech otevřeme dialogové okno Formát buněk (obrázek <text:sequence-ref text:reference-format="value" text:ref-name="refFigure19">19</text:sequence-ref>).</text:p>
        </text:list-item>
        <text:list-item>
          <text:p text:style-name="P203">Ověříme si, zda je zobrazena <text:span text:style-name="Emphasis">karta</text:span> <text:span text:style-name="T95">Čísla</text:span>, v ní pak zvolíme <text:span text:style-name="Strong_20_Emphasis">Text</text:span> ze seznamu Kategorie.</text:p>
        </text:list-item>
        <text:list-item>
          <text:p text:style-name="P203">Klikneme na <text:span text:style-name="Strong_20_Emphasis">OK</text:span>. <text:span text:style-name="T181">Č</text:span>íslo je převedeno na text, který je ve výchozím nastavení zarovnaný doleva.</text:p>
        </text:list-item>
      </text:list>
      <text:p text:style-name="Text_20_body"><text:span text:style-name="Strong_20_Emphasis">Způsob 2</text:span></text:p>
      <text:list xml:id="list92049262826864" text:continue-list="list92049452204188" text:style-name="Numbering_20_1">
        <text:list-item text:start-value="1">
          <text:p text:style-name="P203">Vybereme buňku.</text:p>
        </text:list-item>
        <text:list-item>
          <text:p text:style-name="P198"><text:span text:style-name="T181">V</text:span> postranní liště <text:span text:style-name="T181">přejdeme</text:span> na <text:span text:style-name="T95">část</text:span> Vlastnosti<text:span text:style-name="T181">. Pokud je potřeba,</text:span> klepneme na ikonu <text:span text:style-name="T223">Otevřít panel</text:span> <text:span text:style-name="T181">(+ nebo šipka)</text:span> panelu<text:span text:style-name="T181"/> <text:span text:style-name="Emphasis">Formát čísla</text:span>, <text:span text:style-name="T181">abychom zobrazili</text:span> možnosti tohoto panelu<text:span text:style-name="T180"> (obrázek </text:span><text:span text:style-name="T180"><text:sequence-ref text:reference-format="value" text:ref-name="refFigure20">20</text:sequence-ref></text:span><text:span text:style-name="T180">).</text:span></text:p>
        </text:list-item>
        <text:list-item>
          <text:p text:style-name="P203">Vybereme <text:span text:style-name="Strong_20_Emphasis">Text</text:span> v <text:span text:style-name="T249"/><text:span text:style-name="T181">rozbalovacím seznamu</text:span> Kategorie. Změna formátování se projeví okamžitě.</text:p>
        </text:list-item>
      </text:list>
      <text:list xml:id="list92048910274505" text:continue-list="list92049061115775" text:style-name="Heading_20_Note">
        <text:list-item>
          <text:p text:style-name="Heading_20_Note"><text:soft-page-break/>Poznámka</text:p>
        </text:list-item>
      </text:list>
      <text:p text:style-name="P74">Ve výchozím nastavení čísla, která byla převedena na text, budou ve všech vzorcích sešitu vyhodnocena jako nula. Funkce ve vzorcích textové položky ignorují. Tuto funkci můžeme změnit v hlavní nabídce v položce <text:span text:style-name="Strong_20_Emphasis">Nástroje </text:span><text:span text:style-name="Strong_20_Emphasis"><text:span text:style-name="T182">&gt;</text:span></text:span><text:span text:style-name="Strong_20_Emphasis"> Možnosti </text:span><text:span text:style-name="Strong_20_Emphasis"><text:span text:style-name="T182">&gt;</text:span></text:span><text:span text:style-name="Strong_20_Emphasis"> LibreOffice Calc </text:span><text:span text:style-name="Strong_20_Emphasis"><text:span text:style-name="T182">&gt;</text:span></text:span><text:span text:style-name="Strong_20_Emphasis"> Vzorec</text:span>.<text:span text:style-name="T253"> V</text:span> části <text:span text:style-name="Emphasis">Podrobné nastavení výpočtů</text:span> vybereme volbu <text:span text:style-name="Strong_20_Emphasis">Vlastní (převod textu na čísla a další)</text:span><text:span text:style-name="T253">. Klepneme na tlačítko </text:span><text:span text:style-name="Strong_20_Emphasis"><text:span text:style-name="T253">Podrobnosti</text:span></text:span><text:span text:style-name="T253"> a</text:span> zvolíme odpovídající nastavení v <text:span text:style-name="T182">zobrazeném dialogovém okně (</text:span>rozbalovací seznam <text:span text:style-name="Emphasis">Pře</text:span><text:span text:style-name="Emphasis"><text:span text:style-name="T182">vod</text:span></text:span><text:span text:style-name="Emphasis"> textu na číslo</text:span><text:span text:style-name="T182">)</text:span>.</text:p>
      <text:h text:style-name="P148" text:outline-level="2"><text:bookmark-start text:name="__RefHeading__12199_2055606540"/><text:alphabetical-index-mark text:string-value=" "/>Text<text:bookmark-end text:name="__RefHeading__12199_2055606540"/></text:h>
      <text:p text:style-name="P43">Klepneme na buňku a napíšeme text. Text je ve výchozím nastavení zarovnán vlevo. <text:span text:style-name="T8">Buňky mohou obsahovat několik řádků textu. Pokud chceme vytvořit odstavec, stiskneme </text:span><text:span text:style-name="Keystroke"><text:span text:style-name="T8">Ctrl + Enter</text:span></text:span><text:span text:style-name="T8"> a vytvoříme další odstavec.</text:span><text:alphabetical-index-mark text:string-value=" "/></text:p>
      <text:p text:style-name="P101"><text:span text:style-name="T8">V</text:span> <text:span text:style-name="T29">L</text:span><text:span text:style-name="T8">iště vzorců můžeme rozšířit </text:span><text:span text:style-name="Emphasis"><text:span text:style-name="T8">Vstupní </text:span></text:span><text:span text:style-name="Emphasis"><text:span text:style-name="T113">ř</text:span></text:span><text:span text:style-name="Emphasis"><text:span text:style-name="T8">ádek</text:span></text:span>, <text:span text:style-name="T8">pokud chceme zadávat více řádků textu. Klepneme na ikonu </text:span><text:span text:style-name="Strong_20_Emphasis"><text:span text:style-name="T8">Roz</text:span></text:span><text:span text:style-name="Strong_20_Emphasis"><text:span text:style-name="T13">ší</text:span></text:span><text:span text:style-name="Strong_20_Emphasis"><text:span text:style-name="T8">řit vstupní řádku</text:span></text:span><text:span text:style-name="T8">, která se nachází na konci na pravé</text:span><text:span text:style-name="T16"> straně</text:span><text:span text:style-name="T8"> Lišty </text:span><text:span text:style-name="T113">v</text:span><text:span text:style-name="T8">zorů, a </text:span><text:span text:style-name="Emphasis"><text:span text:style-name="T8">Vstupní </text:span></text:span><text:span text:style-name="Emphasis"><text:span text:style-name="T113">ř</text:span></text:span><text:span text:style-name="Emphasis"><text:span text:style-name="T8">ádek</text:span></text:span><text:span text:style-name="T8"> se stane víceřádkovým</text:span>.</text:p>
      <text:h text:style-name="Heading_20_2" text:outline-level="2"><text:bookmark-start text:name="__RefHeading___Toc69864_292858400"/>Datum a čas<text:bookmark-end text:name="__RefHeading___Toc69864_292858400"/></text:h>
      <text:p text:style-name="P5">Vybereme buňku a zadáme datum nebo čas.</text:p>
      <text:p text:style-name="P5">Jednotlivé části datumu je možné oddělovat tečkou (10.10.2012 nebo 10.10.12), spojovníkem (pouze 10-10) nebo lze použít text (10. říjen 2012).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Změna formátu datumu a času, který Calc používá:</text:p>
      <text:list xml:id="list92049641431933" text:continue-list="list92049262826864" text:style-name="Numbering_20_1">
        <text:list-item text:start-value="1">
          <text:p text:style-name="P203">Vybereme buňku a otevřeme dialogové okno Formát buněk (obrázek <text:sequence-ref text:reference-format="value" text:ref-name="refFigure19">19</text:sequence-ref>).</text:p>
        </text:list-item>
        <text:list-item>
          <text:p text:style-name="P203">Ověříme, zda je vybrána <text:span text:style-name="Emphasis">karta</text:span> <text:span text:style-name="T76">Čísla</text:span>, potom zvolíme <text:span text:style-name="Strong_20_Emphasis">Datum</text:span> nebo <text:span text:style-name="Strong_20_Emphasis">Čas</text:span> ze seznamu <text:span text:style-name="Emphasis">Kategorie</text:span>.</text:p>
        </text:list-item>
        <text:list-item>
          <text:p text:style-name="P223">Požadovaný formát zvolíme v seznamu <text:span text:style-name="Emphasis">Formát</text:span>. Klepneme na <text:span text:style-name="Strong_20_Emphasis">OK</text:span>.</text:p>
        </text:list-item>
      </text:list>
      <text:h text:style-name="P152" text:outline-level="2"><text:bookmark-start text:name="__RefHeading___Toc69866_292858400"/>Pole v <text:span text:style-name="T127">b</text:span>uňce<text:bookmark-end text:name="__RefHeading___Toc69866_292858400"/></text:h>
      <text:p text:style-name="P18">Do buňky můžeme vložit pole spojené s datem, názvem listu nebo názvem dokumentu.</text:p>
      <text:list xml:id="list92050622008917" text:continue-list="list92050356919615" text:style-name="Numbering_20_1">
        <text:list-item text:start-value="1">
          <text:p text:style-name="P209">Vybereme buňky a dvojklikem aktivujeme editační mód.</text:p>
        </text:list-item>
        <text:list-item>
          <text:p text:style-name="P209"><text:span text:style-name="T8">Klepneme pravým tlačítkem myši a vybereme </text:span><text:span text:style-name="Strong_20_Emphasis"><text:span text:style-name="T8">Vložit pole &gt; Datum</text:span></text:span><text:span text:style-name="T8"> nebo </text:span><text:span text:style-name="Strong_20_Emphasis"><text:span text:style-name="T8">Název listu</text:span></text:span><text:span text:style-name="T8"> nebo </text:span><text:span text:style-name="Strong_20_Emphasis"><text:span text:style-name="T17"/></text:span><text:span text:style-name="Strong_20_Emphasis"><text:span text:style-name="T8">Název dokumentu</text:span></text:span> <text:span text:style-name="T8">z místní nabídky.</text:span></text:p>
        </text:list-item>
      </text:list>
      <text:list xml:id="list92050624944906" text:continue-list="list92048910274505" text:style-name="Heading_20_Note">
        <text:list-item>
          <text:p text:style-name="P174">Poznámka</text:p>
        </text:list-item>
      </text:list>
      <text:p text:style-name="P82"><text:span text:style-name="T8"/>Příkaz <text:span text:style-name="Strong_20_Emphasis"><text:span text:style-name="T8">Vložit pole &gt; </text:span></text:span> <text:span text:style-name="Strong_20_Emphasis"><text:span text:style-name="T17">Název dokumentu</text:span></text:span><text:span text:style-name="Strong_20_Emphasis"><text:span text:style-name="T8"/></text:span><text:span text:style-name="T8"> vloží název sešitu, nikoliv název definovaný </text:span>na kartě <text:span text:style-name="Emphasis"><text:span text:style-name="T8">Popis</text:span></text:span><text:span text:style-name="T8"> </text:span><text:span text:style-name="T114"/><text:span text:style-name="T8">v dialogovém okně Vlastnosti souboru.</text:span></text:p>
      <text:list xml:id="list92050266927172" text:continue-list="list92050586116488" text:style-name="Heading_20_Tip">
        <text:list-item>
          <text:p text:style-name="P178">Tip</text:p>
        </text:list-item>
      </text:list>
      <text:p text:style-name="P82"><text:span text:style-name="T8">Pole jsou aktualizována ve chvíli, kdy dojde k uložení sešitu nebo když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F9</text:span></text:span><text:span text:style-name="T8">.</text:span></text:p>
      <text:h text:style-name="P149" text:outline-level="2"><text:bookmark-start text:name="__RefHeading___Toc14990_266939973"/><text:soft-page-break/><text:alphabetical-index-mark text:string-value=" "/>Automatické op<text:span text:style-name="T220">ravy</text:span><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Keystroke"> Ctrl + Z</text:span> anebo ručně prostým přepsáním opravy.</text:p>
      <text:p text:style-name="P5">Pokud chceme nastavení automatických oprav změnit, zvolíme v hlavní nabídce <text:span text:style-name="Strong_20_Emphasis">Nástroje &gt; Nastavení automatických oprav</text:span>, čímž otevřeme dialogové okno Automatické opravy (obrázek <text:sequence-ref text:reference-format="value" text:ref-name="refFigure21">23</text:sequence-ref>).</text:p>
      <text:p text:style-name="Definition_20_Term"><text:bookmark-start text:name="__RefHeading___Toc10507_233684998"/><text:span text:style-name="T130">Karta</text:span> Nahradit<text:bookmark-end text:name="__RefHeading___Toc10507_233684998"/></text:p>
      <text:p text:style-name="Text_20_body_20_indent">Umožňuje upravit tabulku náhrad pro automatické opravy nebo nahrazování slov či zkratek.</text:p>
      <text:p text:style-name="Definition_20_Term"><text:bookmark-start text:name="__RefHeading__4367_651980398"/><text:span text:style-name="T130">Karta</text:span> Výjimky<text:bookmark-end text:name="__RefHeading__4367_651980398"/></text:p>
      <text:p text:style-name="Text_20_body_20_indent">Určíme zkratky nebo kombinace písmen, které se nemají automaticky nahrazo<text:span text:style-name="T130">vat</text:span>.</text:p>
      <text:p text:style-name="Definition_20_Term"><text:bookmark-start text:name="__RefHeading__89804_462712302"/><text:span text:style-name="T130">Karta</text:span> Možnosti<text:bookmark-end text:name="__RefHeading__89804_462712302"/></text:p>
      <text:p text:style-name="Text_20_body_20_indent">Zvolíme možnosti pro funkci automatické opravy chyb při psaní.</text:p>
      <text:p text:style-name="Definition_20_Term"><text:bookmark-start text:name="__RefHeading__4371_651980398"/>Karta Místní <text:span text:style-name="T130">m</text:span>ožnosti<text:span text:style-name="T130"/><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text:span text:style-name="T130">Tlačítko</text:span> Obnovit<text:bookmark-end text:name="__RefHeading___Toc10509_233684998"/></text:p>
      <text:p text:style-name="Text_20_body_20_indent">Obnoví změněné hodnoty zpět na jej<text:span text:style-name="T104">ich předchozí</text:span> hodnoty.</text:p>
      <text:h text:style-name="P169" text:outline-level="3"><text:bookmark-start text:name="__RefHeading___Toc69868_292858400"/>Vypnutí automatických oprav<text:bookmark-end text:name="__RefHeading___Toc69868_292858400"/></text:h>
      <text:p text:style-name="P44">Některé opravy se při zadávání textu použijí až po stisknutí mezerníku. Pokud chceme automatické opravy vypnout, resp. zapnout, zvolíme v hlavní nabídce <text:span text:style-name="Strong_20_Emphasis">Nástroje</text:span> a zrušíme zaškrtnutí, resp. zaškrtneme, volbu <text:span text:style-name="Strong_20_Emphasis">Automatické dokončování</text:span>. <text:span text:style-name="T183">Viz také „</text:span><text:span text:style-name="T183"><text:bookmark-ref text:reference-format="text" text:ref-name="__RefHeading___Toc38740_292858400">Nástroj automatického dokončování</text:bookmark-ref></text:span><text:span text:style-name="T183">“ níže.</text:span></text:p>
      <text:p text:style-name="P69"><draw:frame draw:style-name="fr1" draw:name="Frame16" text:anchor-type="as-char" svg:width="13.963cm" draw:z-index="43"><draw:text-box fo:min-height="8.303cm"><text:p text:style-name="P111"><draw:frame draw:style-name="fr14" draw:name="Image19" text:anchor-type="paragraph" svg:width="13.467cm" style:rel-width="100%" svg:height="8.811cm" style:rel-height="scale" draw:z-index="44"><draw:image xlink:href="Pictures/10000000000001FD0000014D8D7A1CDFFB45F46D.png" xlink:type="simple" xlink:show="embed" xlink:actuate="onLoad" loext:mime-type="image/png"/></draw:frame>Obrázek <text:sequence text:ref-name="refFigure21" text:name="Figure" text:formula="ooow:Figure+1" style:num-format="1">21</text:sequence>: Dialogové okno Automatické opravy</text:p></draw:text-box></draw:frame></text:p>
      <text:h text:style-name="P134"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text:span text:style-name="T233">V</text:span>yplnit, Seznamy <text:span text:style-name="T249">v</text:span>ýběru a možnost zadávat data do více listů stejného sešitu.</text:p>
      <text:h text:style-name="P153" text:outline-level="2"><text:bookmark-start text:name="__RefHeading___Toc38740_292858400"/>Nástroje automatického dokončování<text:bookmark-end text:name="__RefHeading___Toc38740_292858400"/></text:h>
      <text:p text:style-name="P30"><text:span text:style-name="T8">Nástroj</text:span> <text:span text:style-name="T109">Automatického dokončování</text:span><text:span text:style-name="T8"> v programu Calc automaticky dokončuje záznamy podle záznamů ve stejném sloupci. Pokud je text v buňce zvýrazněný, Automatické dokončování může být použito takto:</text:span></text:p>
      <text:list xml:id="list92050196418569" text:continue-list="list92050622008917" text:style-name="Numbering_20_1">
        <text:list-item text:start-value="1">
          <text:p text:style-name="P210"><text:span text:style-name="T8">Pokud chceme přijmout navržené dokončení, stiskneme </text:span><text:span text:style-name="Keystroke"><text:span text:style-name="T8">Enter</text:span></text:span><text:span text:style-name="T8"> nebo </text:span><text:span text:style-name="Keystroke"><text:span text:style-name="T8">F2</text:span></text:span><text:span text:style-name="T8"> nebo klep</text:span><text:span text:style-name="T11">neme </text:span><text:span text:style-name="T8">myší.</text:span></text:p>
        </text:list-item>
        <text:list-item>
          <text:p text:style-name="P210"><text:span text:style-name="T8">Pokud chceme vidět více návrhů pro dokončení, použijeme kombinaci kláves </text:span><text:span text:style-name="Keystroke"><text:span text:style-name="T8">Ctrl</text:span></text:span><text:span text:style-name="T8"> + </text:span><text:span text:style-name="Keystroke"><text:span text:style-name="T8">Tab</text:span></text:span><text:span text:style-name="T8"> pro posun vpřed nebo </text:span><text:span text:style-name="Keystroke"><text:span text:style-name="T8">Ctrl</text:span></text:span><text:span text:style-name="T8"> + </text:span><text:span text:style-name="Keystroke"><text:span text:style-name="T8">Shift</text:span></text:span><text:span text:style-name="T8"> + </text:span><text:span text:style-name="Keystroke"><text:span text:style-name="T8">Tab</text:span></text:span><text:span text:style-name="T8"> pro posun zpět.</text:span></text:p>
        </text:list-item>
        <text:list-item>
          <text:p text:style-name="P210"><text:span text:style-name="T8">Chceme-li zobrazit seznam všech dostupných textů pro automatické dokončování v aktuálním sloupci, stiskneme kombinaci kláves </text:span><text:span text:style-name="Keystroke"><text:span text:style-name="T8">Alt</text:span></text:span><text:span text:style-name="Emphasis"><text:span text:style-name="T8"> + </text:span></text:span><text:span text:style-name="Keystroke"><text:span text:style-name="T8">šipka dolů</text:span></text:span><text:span text:style-name="T8">.</text:span></text:p>
        </text:list-item>
      </text:list>
      <text:p text:style-name="P17">Pokud zadáváme vzorce a používáme znaky, které odpovídají dříve zadaným položkám, zobrazí se tip nápovědy se seznamem deseti naposledy použitých funkcí z Průvodce funkcí, ze všech pojmenovaných oblastí a z obsahu pojmenovaných oblastí. Automatické dokončování ignoruje při zadávání dat velikost písmen.</text:p>
      <text:p text:style-name="P30"><text:span text:style-name="T8">Ve výchozím nastavení je funkce Automatického dokončení v programu Calc aktivní. Pro vypnutí </text:span><text:span text:style-name="T9">této funkce</text:span><text:span text:style-name="T8"> zvolíme</text:span> <text:span text:style-name="Strong_20_Emphasis"><text:span text:style-name="T8"/></text:span><text:span text:style-name="T8"> v </text:span><text:span text:style-name="T10">h</text:span><text:span text:style-name="T8">lavní nabídce Nástroje a zrušíme zaškrtnutí volby </text:span><text:span text:style-name="Strong_20_Emphasis"><text:span text:style-name="T8">Automatické dokončování</text:span></text:span><text:span text:style-name="T8">.</text:span></text:p>
      <text:h text:style-name="P148" text:outline-level="2"><text:bookmark-start text:name="__RefHeading__74124_1365249792"/>Nástroj Vyplnit<text:bookmark-end text:name="__RefHeading__74124_1365249792"/></text:h>
      <text:p text:style-name="P5">Nástroj Vyplnit se používá ke kopírování již existujícího obsahu nebo k vytvoření datové posloupnosti na vybrané oblasti buněk (<text:span text:style-name="T132">viz </text:span>obrázek <text:sequence-ref text:reference-format="value" text:ref-name="refFigure22">22</text:sequence-ref>).</text:p>
      <text:list xml:id="list92049194009841" text:continue-list="list92049641431933" text:style-name="Numbering_20_1">
        <text:list-item text:start-value="1">
          <text:p text:style-name="P203">Vybereme buňku, jejíž obsah chceme kopírovat nebo ze které chceme vytvořit posloupnost.</text:p>
        </text:list-item>
        <text:list-item>
          <text:p text:style-name="P203">Tažením myší se stisknutým tlačítkem nebo klepnutím na poslední buňku výběru se stisknutou klávesou <text:span text:style-name="Keystroke">Shift</text:span> zvolíme oblast, kterou chceme vyplnit.</text:p>
        </text:list-item>
        <text:list-item>
          <text:p text:style-name="P203">Zvolíme v hlavní nabídce <text:span text:style-name="Strong_20_Emphasis">List &gt; Vyplnit buňky</text:span> a vybereme v podnabídce směr pro kopírování nebo vytvoření dat (<text:span text:style-name="Strong_20_Emphasis"><text:span text:style-name="T240">Vyplnit </text:span></text:span><text:span text:style-name="Strong_20_Emphasis">nahoru</text:span>, <text:span text:style-name="Strong_20_Emphasis"><text:span text:style-name="T240">Vyplnit </text:span></text:span><text:span text:style-name="Strong_20_Emphasis">dolů</text:span>, <text:span text:style-name="Strong_20_Emphasis"><text:span text:style-name="T240">Vyplnit </text:span></text:span><text:span text:style-name="Strong_20_Emphasis">vlevo</text:span> nebo <text:span text:style-name="Strong_20_Emphasis"><text:span text:style-name="T240">Vyplnit </text:span></text:span><text:span text:style-name="Strong_20_Emphasis">vpravo</text:span>) nebo <text:span text:style-name="Strong_20_Emphasis"><text:span text:style-name="T240">Vyplnit </text:span></text:span><text:span text:style-name="Strong_20_Emphasis">posloupnost</text:span> <text:span text:style-name="T95">nebo</text:span> <text:span text:style-name="Strong_20_Emphasis"><text:span text:style-name="T240">Vyplnit </text:span></text:span><text:span text:style-name="Strong_20_Emphasis">náhodnými čísly</text:span>.</text:p>
        </text:list-item>
      </text:list>
      <text:p text:style-name="P86">Další možností je použít klávesovou zkratku.</text:p>
      <text:list xml:id="list92050854093286" text:continue-list="list92049194009841" text:style-name="Numbering_20_1">
        <text:list-item text:start-value="1">
          <text:p text:style-name="P220">Vybereme buňku, jejíž obsah chceme kopírovat nebo ze které chceme vytvořit posloupnost.</text:p>
        </text:list-item>
        <text:list-item>
          <text:p text:style-name="P190">Přesuneme kurzor nad čtvereček v pravém dolním rohu buňky. Kurzor změní tvar.</text:p>
        </text:list-item>
        <text:list-item>
          <text:p text:style-name="P190">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63"><text:soft-page-break/><draw:frame draw:style-name="fr2" draw:name="Frame1111" text:anchor-type="as-char" svg:width="7.28cm" draw:z-index="45"><draw:text-box fo:min-height="5.461cm"><text:p text:style-name="Caption"><draw:frame draw:style-name="fr17" draw:name="Image20" text:anchor-type="paragraph" svg:width="7.28cm" svg:height="4.919cm" draw:z-index="46"><draw:image xlink:href="Pictures/1000000000000113000000BA87C69207AED8273B.png" xlink:type="simple" xlink:show="embed" xlink:actuate="onLoad" loext:mime-type="image/png"/></draw:frame>Obrázek <text:sequence text:ref-name="refFigure22" text:name="Figure" text:formula="ooow:Figure+1" style:num-format="1">22</text:sequence>: Použití nástroje Vyplnit</text:p></draw:text-box></draw:frame></text:p>
      <text:h text:style-name="P165" text:outline-level="3"><text:bookmark-start text:name="__RefHeading__89806_462712302"/>Vyplňování posloupnosti dat<text:bookmark-end text:name="__RefHeading__89806_462712302"/></text:h>
      <text:p text:style-name="P5">Pokud zvolíme <text:span text:style-name="Strong_20_Emphasis">List &gt; Vyplnit buňky &gt; </text:span><text:span text:style-name="Strong_20_Emphasis"><text:span text:style-name="T233">Vyplnit </text:span></text:span><text:span text:style-name="Strong_20_Emphasis">posloupnost</text:span>, otevře se dialogové okno Vyplnit posloupnost (obrázek <text:sequence-ref text:reference-format="value" text:ref-name="refFigure23">23</text:sequence-ref>). V něm můžeme zvolit požadovaný typ posloupnosti.</text:p>
      <text:p text:style-name="Figure"><draw:frame draw:style-name="fr1" draw:name="Frame17" text:anchor-type="as-char" svg:width="9.343cm" draw:z-index="47"><draw:text-box fo:min-height="8.315cm"><text:p text:style-name="P112"><draw:frame draw:style-name="fr9" draw:name="Image46" text:anchor-type="paragraph" svg:width="9.206cm" style:rel-width="100%" svg:height="7.777cm" style:rel-height="scale" draw:z-index="48"><draw:image xlink:href="Pictures/100000000000015C00000126895C28E23327D5CF.png" xlink:type="simple" xlink:show="embed" xlink:actuate="onLoad" loext:mime-type="image/png"/></draw:frame>Obrázek <text:sequence text:ref-name="refFigure23" text:name="Figure" text:formula="ooow:Figure+1" style:num-format="1">23</text:sequence>: Dialogové okno Vyplnit posloupnost</text:p></draw:text-box></draw:frame></text:p>
      <text:h text:style-name="P165" text:outline-level="3"><text:bookmark-start text:name="__RefHeading__30429_1380607024"/>Definování posloupnosti<text:bookmark-end text:name="__RefHeading__30429_1380607024"/></text:h>
      <text:p text:style-name="P94"><text:span text:style-name="T240">Pokud označíme </text:span>možnost <text:span text:style-name="Strong_20_Emphasis"><text:span text:style-name="T240">Automatické vyplnění</text:span></text:span> <text:span text:style-name="T240">v dialogovém okně Vyplnit posloupnost, zadáme text do</text:span> pole<text:span text:style-name="Emphasis"><text:span text:style-name="T240"> Počáteční hodnota</text:span></text:span> <text:span text:style-name="T240">a klepneme na </text:span><text:span text:style-name="Strong_20_Emphasis"><text:span text:style-name="T240">OK</text:span></text:span><text:span text:style-name="T240">. Calc provede kontrolu, jestli některý z předdefinovaných Řazených seznamů neobsahuje zadaný text. Pokud existuje řazený seznam obsahující zadaný text, Calc jej použije a vyplní tímto </text:span><text:span text:style-name="T241">řazeným </text:span><text:span text:style-name="T240">seznamem buňky. V hlavní nabídce zvolíme </text:span><text:span text:style-name="Strong_20_Emphasis"><text:span text:style-name="T240">Nástroje &gt; Možnosti &gt; LibreOffice Calc &gt; Řazené seznamy</text:span></text:span>,<text:span text:style-name="T240"> </text:span><text:span text:style-name="T241">čímž zobrazíme </text:span><text:span text:style-name="T100">naše</text:span><text:span text:style-name="T241"> aktuálně definované řazené seznamy.</text:span></text:p>
      <text:p text:style-name="P93">Chceme-li definovat vlastní <text:span text:style-name="T242">řazený seznam</text:span>, <text:span text:style-name="T243">který budeme později používat pro</text:span><text:span text:style-name="T242"> </text:span>vyplňování posloupností:</text:p>
      <text:list xml:id="list92050727213657" text:continue-list="list92050854093286" text:style-name="Numbering_20_1">
        <text:list-item text:start-value="1">
          <text:p text:style-name="P203">V hlavní nabídce zvolíme <text:span text:style-name="Strong_20_Emphasis">Nástroje &gt; Možnosti &gt; LibreOffice Calc &gt; Řazené seznamy</text:span>, čímž otevřeme dialogové okno Řazené seznamy (obrázek <text:sequence-ref text:reference-format="value" text:ref-name="refFigure24">24</text:sequence-ref>). V tomto okně se v poli <text:span text:style-name="Emphasis">Seznamy</text:span> zobrazují již definované seznamy, v poli <text:span text:style-name="Emphasis">Položky</text:span> pak vidíme jednotlivé prvky vybraného seznamu.</text:p>
        </text:list-item>
      </text:list>
      <text:p text:style-name="P71"><text:soft-page-break/><draw:frame draw:style-name="fr1" draw:name="Frame18" text:anchor-type="as-char" svg:width="17.006cm" draw:z-index="49"><draw:text-box fo:min-height="7.518cm"><text:p text:style-name="Caption"><draw:frame draw:style-name="fr14" draw:name="Image23" text:anchor-type="paragraph" svg:width="17cm" style:rel-width="100%" svg:height="9.412cm" style:rel-height="scale" draw:z-index="50"><draw:image xlink:href="Pictures/10000000000002B00000017D858BD243D45D6544.png" xlink:type="simple" xlink:show="embed" xlink:actuate="onLoad" loext:mime-type="image/png"/></draw:frame>Obrázek <text:sequence text:ref-name="refFigure24" text:name="Figure" text:formula="ooow:Figure+1" style:num-format="1">24</text:sequence>: Dialogové okno Řazené seznamy</text:p></draw:text-box></draw:frame></text:p>
      <text:list xml:id="list92050044798067" text:continue-numbering="true" text:style-name="Numbering_20_1">
        <text:list-item>
          <text:p text:style-name="P211">Klepneme na tlačítko <text:span text:style-name="Strong_20_Emphasis">Nový</text:span>, čímž se  <text:span text:style-name="Emphasis">Položky</text:span> vyčistí.</text:p>
        </text:list-item>
        <text:list-item>
          <text:p text:style-name="P211">Položky nového seznamu napíšeme do pole <text:span text:style-name="Emphasis">Položky</text:span> (jednu do každého řádku).</text:p>
        </text:list-item>
        <text:list-item>
          <text:p text:style-name="P21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alphabetical-index-mark text:string-value="seznamy výběru" text:key1="vkládání dat, Calc"/></text:p>
        </text:list-item>
      </text:list>
      <text:h text:style-name="P154" text:outline-level="2"><text:bookmark-start text:name="__RefHeading___Toc14992_266939973"/><text:span text:style-name="T131">S</text:span>eznamy výběru<text:bookmark-end text:name="__RefHeading___Toc14992_266939973"/></text:h>
      <text:p text:style-name="P5">Seznamy výběru jsou dostupné pouze pro text a jejich použití je omezeno jen na text, který již byl zadán do stejného sloupce.</text:p>
      <text:list xml:id="list92049692481293" text:continue-list="list92050044798067" text:style-name="Numbering_20_1">
        <text:list-item text:start-value="1">
          <text:p text:style-name="P203">Vybereme buňku ve sloupci nebo řádku, který obsahuje buňky s textovými položkami.</text:p>
        </text:list-item>
        <text:list-item>
          <text:p text:style-name="P203">Klepneme pravým tlačítkem myši a zvolíme z místní nabídky <text:span text:style-name="Strong_20_Emphasis">Seznam výběru</text:span> nebo <text:span text:style-name="T234">stiskneme </text:span><text:span text:style-name="Keystroke"><text:span text:style-name="T234">Alt + šipka dolů</text:span></text:span>. Otevře se rozbalovací seznam, ve kterém se nacházejí všechny textové položky z daného sloupce.</text:p>
        </text:list-item>
        <text:list-item>
          <text:p text:style-name="P203">Klepneme na požadovanou položku, která se následně vloží do buňky.</text:p>
        </text:list-item>
      </text:list>
      <text:h text:style-name="P142" text:outline-level="1"><text:bookmark-start text:name="__RefHeading___Toc14994_266939973"/><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92049870751284" text:continue-list="list92049692481293" text:style-name="Numbering_20_1">
        <text:list-item text:start-value="1">
          <text:p text:style-name="P203">V hlavní nabídce zvolíme <text:span text:style-name="Strong_20_Emphasis"><text:span text:style-name="T34">Úpravy &gt; Vybrat</text:span></text:span><text:span text:style-name="Strong_20_Emphasis"> &gt; Vybrat listy</text:span>, čímž otevřeme dialogové okno Vybrat listy.</text:p>
        </text:list-item>
        <text:list-item>
          <text:p text:style-name="P203">V něm vybereme jednotlivé listy, do kterých chceme data vložit.</text:p>
        </text:list-item>
        <text:list-item>
          <text:p text:style-name="P203">Výběr potvrdíme klepnutím na tlačítko <text:span text:style-name="Strong_20_Emphasis">OK</text:span>, karty listů přitom změní barvu.</text:p>
        </text:list-item>
        <text:list-item>
          <text:p text:style-name="P203">Údaje zadáme do buněk prvního z vybraných listů, přitom se vloží i do všech ostatních.</text:p>
        </text:list-item>
      </text:list>
      <text:list xml:id="list92049114920955" text:continue-list="list1207726429" text:style-name="Heading_20_Caution">
        <text:list-item>
          <text:p text:style-name="Heading_20_Caution"><text:soft-page-break/>Upozornění</text:p>
        </text:list-item>
      </text:list>
      <text:p text:style-name="P74">Tato metoda bez upozornění přepíše všechny údaje, které již jsou v příslušných buňkách na ostatních vybraných listech. Po vložení společných dat proto nesmíme zapomenout výběr listů zrušit, aby se další zadávaná data vkládala jen do jednoho<text:span text:style-name="T55"/> listu.</text:p>
      <text:h text:style-name="P143"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text:span text:style-name="T46">můžeme chtít</text:span>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31">Podle toho, jakou platnost nastavíme, <text:span text:style-name="T46"/>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se nachází v kapitole 2, Zadávání, úprava a formátování dat – <text:span text:style-name="T133"/> v příručce <text:span text:style-name="Emphasis"><text:span text:style-name="T133">Calc Guide</text:span></text:span>.</text:p>
      <text:h text:style-name="P134"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48" text:outline-level="2"><text:bookmark-start text:name="__RefHeading__74132_1365249792"/><text:alphabetical-index-mark text:string-value="odstraňování dat z buňky" text:key1="úprava dat, Calc"/>Mazání dat<text:bookmark-end text:name="__RefHeading__74132_1365249792"/></text:h>
      <text:h text:style-name="P165" text:outline-level="3"><text:bookmark-start text:name="__RefHeading__8877_141864493"/>Mazání pouze dat<text:bookmark-end text:name="__RefHeading__8877_141864493"/></text:h>
      <text:p text:style-name="P5"><text:span text:style-name="T185">Pokud chceme smazat pouze d</text:span>ata <text:span text:style-name="T185">v buňce nebo oblasti buněk</text:span> a nechceme smazat formát buňky, <text:span text:style-name="T185">vybereme </text:span>buňk<text:span text:style-name="T185">y</text:span> a stiskneme klávesu <text:span text:style-name="Keystroke">Delete</text:span>.</text:p>
      <text:p text:style-name="Text_20_body"><text:span text:style-name="T77"/><text:span text:style-name="T185">Pokud chceme úplně smazat buňky, sloupce nebo řádky, více informací najdeme na straně </text:span><text:span text:style-name="T185"><text:bookmark-ref text:reference-format="page" text:ref-name="__RefHeading__30909_1380607024">19</text:bookmark-ref></text:span><text:span text:style-name="T185">.</text:span></text:p>
      <text:h text:style-name="P165" text:outline-level="3"><text:bookmark-start text:name="__RefHeading__8879_141864493"/>Mazání dat a formátování<text:bookmark-end text:name="__RefHeading__8879_141864493"/></text:h>
      <text:p text:style-name="P86">Data a formátování se dají z buňky smazat současně.</text:p>
      <text:list xml:id="list92049657917205" text:continue-list="list92049870751284" text:style-name="Numbering_20_1">
        <text:list-item text:start-value="1">
          <text:p text:style-name="P203">Označíme buňku nebo oblast buněk.</text:p>
        </text:list-item>
        <text:list-item>
          <text:p text:style-name="P199">Stiskneme klávesu <text:span text:style-name="Keystroke">Backspace</text:span> nebo klepneme pravým tlačítkem na <text:span text:style-name="T186">buňku </text:span>a v místní nabídce <text:span text:style-name="T78">vybereme</text:span> <text:span text:style-name="Strong_20_Emphasis"><text:span text:style-name="T149">Vymazat</text:span></text:span><text:span text:style-name="Strong_20_Emphasis"> obsah</text:span> <text:span text:style-name="T186">nebo</text:span> v hlavní nabídce <text:span text:style-name="T8">zvolíme</text:span> <text:span text:style-name="Strong_20_Emphasis"><text:span text:style-name="T17">List</text:span></text:span><text:span text:style-name="Strong_20_Emphasis"><text:span text:style-name="T8"> &gt; </text:span></text:span><text:span text:style-name="Strong_20_Emphasis"><text:span text:style-name="T17">Vymazat</text:span></text:span><text:span text:style-name="Strong_20_Emphasis"><text:span text:style-name="T8"> </text:span></text:span><text:span text:style-name="Strong_20_Emphasis"><text:span text:style-name="T17">buňky</text:span></text:span><text:span text:style-name="Strong_20_Emphasis"><text:span text:style-name="T8"/></text:span><text:span text:style-name="T8"/>. </text:p>
        </text:list-item>
        <text:list-item>
          <text:p text:style-name="P199"><text:span text:style-name="T186">V</text:span> dialogovém okně Smazat obsah (obrázek <text:sequence-ref text:reference-format="value" text:ref-name="refFigure25">25</text:sequence-ref>) zvolíme požadované možnosti nebo vybereme <text:span text:style-name="Strong_20_Emphasis">Smazat </text:span><text:span text:style-name="Strong_20_Emphasis"><text:span text:style-name="T166">v</text:span></text:span><text:span text:style-name="Strong_20_Emphasis">še</text:span>.</text:p>
        </text:list-item>
        <text:list-item>
          <text:p text:style-name="P212">Klikneme na <text:span text:style-name="Strong_20_Emphasis">OK</text:span>.</text:p>
        </text:list-item>
      </text:list>
      <text:p text:style-name="Figure"><text:soft-page-break/><draw:frame draw:style-name="fr1" draw:name="Frame20" text:anchor-type="as-char" svg:width="7.939cm" draw:z-index="51"><draw:text-box fo:min-height="5.343cm"><draw:frame draw:style-name="fr19" draw:name="Image8" text:anchor-type="frame" svg:x="0.132cm" svg:y="0.153cm" svg:width="7.807cm" svg:height="4.551cm" draw:z-index="52"><draw:image xlink:href="Pictures/1000000000000127000000ACA035702EA36E1871.png" xlink:type="simple" xlink:show="embed" xlink:actuate="onLoad" loext:mime-type="image/png"/></draw:frame><text:p text:style-name="Caption">Obrázek <text:sequence text:ref-name="refFigure25" text:name="Figure" text:formula="ooow:Figure+1" style:num-format="1">25</text:sequence>: Dialogové okno Smazat obsah</text:p></draw:text-box></draw:frame></text:p>
      <text:h text:style-name="Heading_20_2" text:outline-level="2"><text:bookmark-start text:name="__RefHeading___Toc10900_4170719853"/>Nahrazování dat<text:bookmark-end text:name="__RefHeading___Toc10900_4170719853"/></text:h>
      <text:p text:style-name="P98">Chceme-li odstranit stávající data a vložit nová, vybereme buňku a nová data zadáme. <text:span text:style-name="T186">Původní</text:span> data buňky budou nahrazena novými daty, původní formátování <text:span text:style-name="T78"/>se však zachová.</text:p>
      <text:p text:style-name="P5"><text:bookmark-start text:name="__RefHeading__74136_1365249792"/>Druhou možností je vybrat buňku a klepnout na Liště vzorců do <text:span text:style-name="Emphasis">Vstupního </text:span><text:span text:style-name="Emphasis"><text:span text:style-name="T96">ř</text:span></text:span><text:span text:style-name="Emphasis">ádku</text:span><text:span text:style-name="T96"> </text:span>(obrázek <text:sequence-ref text:reference-format="value" text:ref-name="refFigure2">2</text:sequence-ref><text:s/> na straně <text:sequence-ref text:reference-format="page" text:ref-name="refFigure2">8</text:sequence-ref>), následně pomocí dvojkliku označit všechna data v buňce a zadat data nová.<text:bookmark-end text:name="__RefHeading__74136_1365249792"/></text:p>
      <text:h text:style-name="P148"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změnu textu „Prodej ve 2. kvartálu“  na text „Nárůst prodeje v kvartálu můžeme provést takto:</text:p>
      <text:h text:style-name="P165" text:outline-level="3"><text:bookmark-start text:name="__RefHeading__16303_141864493"/>Pomocí klávesnice<text:bookmark-end text:name="__RefHeading__16303_141864493"/></text:h>
      <text:list xml:id="list92050934381035" text:continue-list="list92049657917205" text:style-name="Numbering_20_1">
        <text:list-item text:start-value="1">
          <text:p text:style-name="P203"><text:span text:style-name="T244">Jestliže používáme raději klávesnici pro změnu dat v buňkách s minimálním používáním myši, pak si zapneme volbu </text:span><text:span text:style-name="Strong_20_Emphasis"><text:span text:style-name="T244">Nástroje &gt; Možnosti &gt; LibreOffice Calc &gt; Obecné &gt; Stisk klávesy Enter přepne režim úprav</text:span></text:span><text:span text:style-name="T244">. Tato změna způsobí, že kdykoliv k</text:span>lepneme na buňku, abychom ji vybrali, <text:span text:style-name="T244">přepne se buňka automaticky do režimu úprav</text:span>. <text:span text:style-name="T244">Další možností je stisknout klávesu </text:span><text:span text:style-name="Keystroke"><text:span text:style-name="T244">F2</text:span></text:span><text:span text:style-name="T244">, abychom přepnuli buňku do režimu úprav. </text:span></text:p>
        </text:list-item>
        <text:list-item>
          <text:p text:style-name="P203">Použijeme kurzorové šipky, abychom si kurzor nastavili na místo, kam chceme zadávat v buňce nová data. Potom stiskneme klávesu <text:span text:style-name="Keystroke">Delete</text:span> nebo <text:span text:style-name="Keystroke">Backspace</text:span>, abychom smazali nechtěná data, než budeme zadávat data nová.</text:p>
        </text:list-item>
        <text:list-item>
          <text:p text:style-name="P203">Když skončíme s <text:span text:style-name="T187">úpravou</text:span>, stiskneme klávesu <text:span text:style-name="Keystroke">Enter</text:span> a <text:span text:style-name="T79">uložíme</text:span> změny v buňce.</text:p>
        </text:list-item>
      </text:list>
      <text:h text:style-name="P165" text:outline-level="3"><text:bookmark-start text:name="__RefHeading__16305_141864493"/>Pomocí myši<text:bookmark-end text:name="__RefHeading__16305_141864493"/></text:h>
      <text:list xml:id="list92049157911006" text:continue-list="list92050196418569" text:style-name="Numbering_20_1">
        <text:list-item text:start-value="1">
          <text:p text:style-name="P203">Poklepeme na buňku, čímž ji vybereme a umístíme do ní kurzor. <text:span text:style-name="T244">M</text:span><text:span text:style-name="T101">ůžeme</text:span><text:span text:style-name="T244"> také v hlavní nabídce zvolit </text:span><text:span text:style-name="Strong_20_Emphasis"><text:span text:style-name="T244">Úpravy &gt; Režim úpravy buňky</text:span></text:span><text:span text:style-name="T244"/><text:span text:style-name="T107"/> <text:span text:style-name="T244">a přepneme buňku do režimu úprav.</text:span></text:p>
        </text:list-item>
        <text:list-item>
          <text:p text:style-name="P221">Provedeme jednu z následujících možností:</text:p>
        </text:list-item>
      </text:list>
      <text:list xml:id="list92050308209820" text:continue-list="list92049769372902" text:style-name="List_20_1">
        <text:list-item>
          <text:p text:style-name="P186">Kurzor přemístíme v buňce tam, kam chceme začít zadávat nová data.</text:p>
        </text:list-item>
        <text:list-item>
          <text:p text:style-name="P186">Nejprve klepnutím vybereme buňku, <text:span text:style-name="T188">potom p</text:span>řesuneme kurzor do <text:span text:style-name="Emphasis">Vstupního </text:span><text:span text:style-name="Emphasis"><text:span text:style-name="T234">ř</text:span></text:span><text:span text:style-name="Emphasis">ádku</text:span> na <text:span text:style-name="T234">L</text:span>iště vzorců <text:span text:style-name="T188">a</text:span> klepneme na místě, kde chceme začít u<text:span text:style-name="T80">pravovat</text:span> data v buňce.</text:p>
        </text:list-item>
      </text:list>
      <text:list xml:id="list92049242953263" text:continue-list="list92049157911006" text:style-name="Numbering_20_1">
        <text:list-item>
          <text:p text:style-name="P203">Po ukončení úprav klepneme na jinou buňku, čímž se změny <text:span text:style-name="T79">uloží</text:span>.</text:p>
        </text:list-item>
      </text:list>
      <text:h text:style-name="Heading_20_3" text:outline-level="3"><text:bookmark-start text:name="__RefHeading___Toc69870_292858400"/>Funkce Vložit jinak<text:bookmark-end text:name="__RefHeading___Toc69870_292858400"/></text:h>
      <text:p text:style-name="P45"><text:span text:style-name="T111"/><text:span text:style-name="T8">Pokud chceme kopírovat text, čísla nebo vzorce do cílové buňky nebo oblasti buněk:</text:span></text:p>
      <text:list xml:id="list92049863717976" text:continue-list="list92049242953263" text:style-name="Numbering_20_1">
        <text:list-item text:start-value="1">
          <text:p text:style-name="P213">Vybereme zdrojovou buňku nebo oblast buněk a zkopírujeme data.</text:p>
        </text:list-item>
        <text:list-item>
          <text:p text:style-name="P213">Vybereme cílovou buňku nebo oblast buněk.</text:p>
        </text:list-item>
        <text:list-item>
          <text:p text:style-name="Numbering_20_1"><text:span text:style-name="T8">Na cílovou buňku nebo oblast buněk klepneme pravým tlačítkem myši, vybereme </text:span><text:span text:style-name="Strong_20_Emphasis"><text:span text:style-name="T8">Vložit </text:span></text:span><text:span text:style-name="Strong_20_Emphasis"><text:span text:style-name="T17">jinak</text:span></text:span><text:span text:style-name="T8"> z lokální nabídky a zvolíme </text:span>příkaz <text:span text:style-name="Strong_20_Emphasis"><text:span text:style-name="T20">Neformátovaný text</text:span></text:span><text:span text:style-name="T20">, </text:span><text:span text:style-name="Strong_20_Emphasis"><text:span text:style-name="T8">Text</text:span></text:span><text:span text:style-name="T8">, </text:span><text:span text:style-name="Strong_20_Emphasis"><text:span text:style-name="T8">Číslo</text:span></text:span><text:span text:style-name="T8"> nebo </text:span><text:span text:style-name="Strong_20_Emphasis"><text:span text:style-name="T8">Vzorec</text:span></text:span><text:span text:style-name="T8">.</text:span></text:p>
          <text:p text:style-name="P213"><text:soft-page-break/><text:span text:style-name="T20">Nebo můžeme použít položku </text:span><text:span text:style-name="T111"/><text:span text:style-name="T20"/>z hlavní nabídky <text:span text:style-name="Strong_20_Emphasis"><text:span text:style-name="T20">Úpravy &gt; Vložit jinak</text:span></text:span><text:span text:style-name="T20"/>.</text:p>
        </text:list-item>
      </text:list>
      <text:p text:style-name="P45"><text:span text:style-name="T8">Můžeme </text:span><text:span text:style-name="T20">také </text:span><text:span text:style-name="T8">použít funkci Vložit jinak pro vložení do jiné buňky vybrané části dat z původní buňky nebo oblasti buněk, např. formát dat nebo výsledek vzorce.  </text:span><text:span text:style-name="T20">Provedeme to následovně:</text:span></text:p>
      <text:list xml:id="list92050476868952" text:continue-list="list92049863717976" text:style-name="Numbering_20_1">
        <text:list-item text:start-value="1">
          <text:p text:style-name="Numbering_20_1">Vybereme buňku nebo oblast buněk.</text:p>
        </text:list-item>
        <text:list-item>
          <text:p text:style-name="Numbering_20_1"><text:span text:style-name="T8"/>V hlavní nabídce zvolíme <text:span text:style-name="Strong_20_Emphasis"><text:span text:style-name="T8">Úpravy &gt; Kopírovat</text:span></text:span><text:span text:style-name="T8"/> <text:span text:style-name="T30">nebo stiskneme </text:span><text:span text:style-name="Keystroke"><text:span text:style-name="T30">Ctrl + C</text:span></text:span><text:span text:style-name="T30"/> <text:span text:style-name="T18">nebo</text:span> <text:span text:style-name="T8">klepneme pravým tlačítkem myši a vybereme </text:span><text:span text:style-name="Strong_20_Emphasis">příkaz <text:span text:style-name="T8">Kopírovat</text:span></text:span><text:span text:style-name="T8"> z lokální nabídky.</text:span></text:p>
        </text:list-item>
        <text:list-item>
          <text:p text:style-name="Numbering_20_1">Vybereme cílovou buňku nebo oblast buněk.</text:p>
        </text:list-item>
        <text:list-item>
          <text:p text:style-name="Numbering_20_1"><text:span text:style-name="T8"/>V hlavní nabídce zvolíme <text:span text:style-name="Strong_20_Emphasis"><text:span text:style-name="T8">Úpravy &gt; Vložit jinak &gt; Vložit jinak</text:span></text:span><text:span text:style-name="T8"> </text:span><text:span text:style-name="T115"/><text:span text:style-name="T8">nebo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V</text:span></text:span><text:span text:style-name="T8"> nebo klepneme pravým tlačítkem myši a vybereme </text:span><text:span text:style-name="Strong_20_Emphasis"><text:span text:style-name="T8">Vložit jinak &gt; Vložit jinak</text:span></text:span><text:span text:style-name="T8"> z místní nabídky. Ve všech případech se otevře dialogové okno Vložit jinak (</text:span><text:span text:style-name="T19">obrázek </text:span><text:span text:style-name="T8"><text:sequence-ref text:reference-format="value" text:ref-name="refFigure26">26</text:sequence-ref></text:span><text:span text:style-name="T8">).</text:span></text:p>
        </text:list-item>
        <text:list-item>
          <text:p text:style-name="Numbering_20_1"><text:span text:style-name="T8">Zvolíme možnosti pro </text:span><text:span text:style-name="Emphasis"><text:span text:style-name="T8">Výběr, Operace, Možnosti</text:span></text:span><text:span text:style-name="T8"> a </text:span><text:span text:style-name="Emphasis"><text:span text:style-name="T8">Posunout </text:span></text:span><text:span text:style-name="Emphasis"><text:span text:style-name="T28">b</text:span></text:span><text:span text:style-name="Emphasis"><text:span text:style-name="T8">uňky</text:span></text:span><text:span text:style-name="T8">.</text:span></text:p>
        </text:list-item>
        <text:list-item>
          <text:p text:style-name="Numbering_20_1"><text:span text:style-name="T8">Klepnutím </text:span>na tlačítko <text:span text:style-name="Strong_20_Emphasis"><text:span text:style-name="T8">OK</text:span></text:span><text:span text:style-name="T8"> vložíme data do cílové buňky nebo oblasti buněk a zavřeme dialogové okno.</text:span></text:p>
        </text:list-item>
      </text:list>
      <text:p text:style-name="P70"><draw:frame draw:style-name="fr1" draw:name="Fig.15" text:anchor-type="as-char" svg:width="7.805cm" draw:z-index="53"><draw:text-box fo:min-height="10.509cm"><text:p text:style-name="P116"><draw:frame draw:style-name="fr18" draw:name="Image17" text:anchor-type="paragraph" svg:width="7.805cm" style:rel-width="100%" svg:height="9.915cm" style:rel-height="scale" draw:z-index="54"><draw:image xlink:href="Pictures/1000000000000127000001ADA7C7C898C32F0AA4.png" xlink:type="simple" xlink:show="embed" xlink:actuate="onLoad" loext:mime-type="image/png"/></draw:frame>Obrázek <text:sequence text:ref-name="refFigure26" text:name="Figure" text:formula="ooow:Figure+1" style:num-format="1">26</text:sequence>: Dialogové okno Vložit jinak</text:p></draw:text-box></draw:frame></text:p>
      <text:h text:style-name="P134" text:outline-level="1"><text:bookmark-start text:name="__RefHeading__74138_1365249792"/>Formátování dat<text:bookmark-end text:name="__RefHeading__74138_1365249792"/></text:h>
      <text:list xml:id="list92049249530001" text:continue-list="list92050624944906" text:style-name="Heading_20_Note">
        <text:list-item>
          <text:p text:style-name="P175">Poznámka</text:p>
        </text:list-item>
      </text:list>
      <text:p text:style-name="P82">Všechna nastavení popsaná v této části lze také nastavit jako součást stylu buňky. Více informací se nachází v kapitole 4 – Použití stylů a šablon <text:span text:style-name="T189">v příručce</text:span> <text:span text:style-name="Emphasis">Průvodce programem Calc</text:span>.</text:p>
      <text:h text:style-name="P148"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65" text:outline-level="3"><text:bookmark-start text:name="__RefHeading__30431_1380607024"/><text:soft-page-break/>Automatické zalamování<text:bookmark-end text:name="__RefHeading__30431_1380607024"/></text:h>
      <text:p text:style-name="P5">Pokud chceme víceřádkový text v buňce zalomit automaticky, můžeme použít následující způsoby:</text:p>
      <text:p text:style-name="Text_20_body"><text:span text:style-name="Strong_20_Emphasis">Způsob 1</text:span></text:p>
      <text:list xml:id="list92050910819279" text:continue-list="list92050934381035" text:style-name="Numbering_20_1">
        <text:list-item text:start-value="1">
          <text:p text:style-name="P203">Klepneme pravým tlačítkem myši na buňku a v místní nabídce <text:span text:style-name="T234">zvolíme </text:span><text:span text:style-name="Strong_20_Emphasis"><text:span text:style-name="T234">Formát buněk</text:span></text:span><text:span text:style-name="T234"/>, čímž otevřeme dialogové okno Formát buněk.</text:p>
        </text:list-item>
        <text:list-item>
          <text:p text:style-name="P203"><text:span text:style-name="T81">N</text:span>a kartě <text:span text:style-name="Emphasis">Zarovnání</text:span> (obrázek <text:sequence-ref text:reference-format="value" text:ref-name="refFigure27">27</text:sequence-ref>) <text:span text:style-name="T189">v</text:span> části <text:span text:style-name="Emphasis">Vlastnosti</text:span> vybereme <text:span text:style-name="Strong_20_Emphasis">Automaticky zalomit text</text:span> a klepneme na <text:span text:style-name="Strong_20_Emphasis">OK</text:span>.</text:p>
        </text:list-item>
      </text:list>
      <text:p text:style-name="Figure"><draw:frame draw:style-name="fr1" draw:name="Frame21" text:anchor-type="as-char" svg:width="14.956cm" draw:z-index="55"><draw:text-box fo:min-height="10.245cm"><text:p text:style-name="P113"><draw:frame draw:style-name="fr17" draw:name="Image25" text:anchor-type="paragraph" svg:width="14.956cm" svg:height="10.88cm" draw:z-index="56"><draw:image xlink:href="Pictures/100000000000026B000001C10EDDCD91B0C1E28B.png" xlink:type="simple" xlink:show="embed" xlink:actuate="onLoad" loext:mime-type="image/png"/></draw:frame>Obrázek <text:sequence text:ref-name="refFigure27" text:name="Figure" text:formula="ooow:Figure+1" style:num-format="1">27</text:sequence>: Dialogové okno Formát buněk – <text:span text:style-name="T230">karta</text:span> Zarovnání</text:p></draw:text-box></draw:frame></text:p>
      <text:p text:style-name="Text_20_body"><text:span text:style-name="Strong_20_Emphasis">Způsob 2</text:span></text:p>
      <text:list xml:id="list92049503886259" text:continue-list="list92050910819279" text:style-name="Numbering_20_1">
        <text:list-item text:start-value="1">
          <text:p text:style-name="P203">Vybereme buňku.</text:p>
        </text:list-item>
        <text:list-item>
          <text:p text:style-name="P203">N<text:span text:style-name="T189">a kartě Vlastnosti </text:span><text:span text:style-name="T105"/>v <text:span text:style-name="T189">postranní liště</text:span> <text:span text:style-name="T189">otevřeme</text:span> panel Zarovnání <text:span text:style-name="T220">(obrázek </text:span><text:span text:style-name="T220"><text:sequence-ref text:reference-format="value" text:ref-name="refFigure28">28</text:sequence-ref></text:span><text:span text:style-name="T220">)</text:span>.</text:p>
        </text:list-item>
        <text:list-item>
          <text:p text:style-name="P203">Zaškrtneme možnost <text:span text:style-name="Strong_20_Emphasis">Zalomit text</text:span>, změna se projeví okamžitě.</text:p>
        </text:list-item>
      </text:list>
      <text:p text:style-name="P63"><draw:frame draw:style-name="fr3" draw:name="Frame393" text:anchor-type="as-char" svg:width="7.198cm" draw:z-index="57"><draw:text-box fo:min-height="4.981cm"><text:p text:style-name="Caption"><draw:frame draw:style-name="fr11" draw:name="Image302" text:anchor-type="paragraph" svg:width="7.001cm" svg:height="4.81cm" draw:z-index="58"><draw:image xlink:href="Pictures/100000000000010B000000D32385BAA56CD57081.png" xlink:type="simple" xlink:show="embed" xlink:actuate="onLoad" loext:mime-type="image/png"/></draw:frame>Obrázek <text:sequence text:ref-name="refFigure28" text:name="Figure" text:formula="ooow:Figure+1" style:num-format="1">28</text:sequence>: Zalomení textu</text:p></draw:text-box></draw:frame></text:p>
      <text:h text:style-name="P165" text:outline-level="3"><text:bookmark-start text:name="__RefHeading__9373_1843988802"/><text:soft-page-break/>Ruční zalomení textu<text:bookmark-end text:name="__RefHeading__9373_1843988802"/></text:h>
      <text:p text:style-name="P15">Když chceme zalomit text v buňce ručně, stiskneme během psaní v buňce kombinaci kláves <text:span text:style-name="Keystroke">Ctrl + Enter</text:span>. Když text upravujeme, nejprve na buňku poklepeme a pak kurzor umístíme tam, kde chceme řádek zalomit. Ve <text:span text:style-name="Emphasis"><text:span text:style-name="T234">V</text:span></text:span><text:span text:style-name="Emphasis">stupním řádku</text:span> na <text:span text:style-name="T234">P</text:span>anelu vzorců <text:span text:style-name="T250">můžeme také</text:span> stisknout <text:span text:style-name="Keystroke">Shift + Enter</text:span>.</text:p>
      <text:p text:style-name="P46">Když text v buňce zalomíme ručně, změní se výška řádku, <text:span text:style-name="T190">ale</text:span><text:span text:style-name="T8"> šířka buňky se nezmění a text může přesahovat přes její okraj. Šířku buňky musíme změnit ručně nebo přemístit zalomení řádku.</text:span></text:p>
      <text:h text:style-name="P148" text:outline-level="2"><text:bookmark-start text:name="__RefHeading__74142_1365249792"/>Zmenšení textu podle velikosti buňky<text:bookmark-end text:name="__RefHeading__74142_1365249792"/></text:h>
      <text:p text:style-name="P46">Velikost písma textu v buňce lze automaticky přizpůsobit velikosti buňky. Chceme-li to provést, zaškrtneme možnost <text:span text:style-name="Strong_20_Emphasis">Zmenšit podle velikosti buňky</text:span> v oddíle <text:span text:style-name="Emphasis">Vlastnosti</text:span> na <text:span text:style-name="Emphasis">kartě</text:span> <text:span text:style-name="T96">Zarovnání</text:span> v <text:span text:style-name="T190"/>dialogovém okně Formát buněk (obrázek <text:sequence-ref text:reference-format="value" text:ref-name="refFigure27">27</text:sequence-ref>).</text:p>
      <text:h text:style-name="Heading_20_2" text:outline-level="2"><text:bookmark-start text:name="__RefHeading___Toc69872_292858400"/>Sloučení buněk<text:bookmark-end text:name="__RefHeading___Toc69872_292858400"/></text:h>
      <text:p text:style-name="P19">Můžeme vybrat sousedící buňky a sloučit je do jedné takto:</text:p>
      <text:list xml:id="list92048972210659" text:continue-list="list92050476868952" text:style-name="Numbering_20_1">
        <text:list-item text:start-value="1">
          <text:p text:style-name="P214">Vybereme oblast sousedících buněk, které chceme<text:span text:style-name="T254"/> sloučit.</text:p>
        </text:list-item>
        <text:list-item>
          <text:p text:style-name="P214">Klepneme <text:span text:style-name="T21">p</text:span><text:span text:style-name="T8">ravým tlačítkem myši na vybrané buňky a z lokální nabídky zvolíme </text:span><text:span text:style-name="Strong_20_Emphasis"><text:span text:style-name="T8">Sloučit buňky</text:span></text:span><text:span text:style-name="T8"> nebo </text:span>v hlavní nabídce zvolíme <text:span text:style-name="Strong_20_Emphasis"><text:span text:style-name="T8">Formát &gt; Sloučit </text:span></text:span><text:span text:style-name="Strong_20_Emphasis"><text:span text:style-name="T28">b</text:span></text:span><text:span text:style-name="Strong_20_Emphasis"><text:span text:style-name="T8">uňky &gt; Sloučit </text:span></text:span><text:span text:style-name="Strong_20_Emphasis"><text:span text:style-name="T28">b</text:span></text:span><text:span text:style-name="Strong_20_Emphasis"><text:span text:style-name="T8">uňky</text:span></text:span><text:span text:style-name="T8"> nebo </text:span><text:span text:style-name="Strong_20_Emphasis"><text:span text:style-name="T8">Sloučit buňky a zarovnat na střed</text:span></text:span><text:span text:style-name="T8"> nebo klepneme na ikonu </text:span><text:span text:style-name="Strong_20_Emphasis"><text:span text:style-name="T8">Sloučit buňky a zarovnat na střed</text:span></text:span><text:span text:style-name="T8"> na nástrojové liště Formátování. Použití funkce </text:span><text:span text:style-name="Strong_20_Emphasis"><text:span text:style-name="T8">Sloučit buňky a zarovnat na střed</text:span></text:span><text:span text:style-name="T8"> zarovná na střed jakýkoliv obsah buněk.</text:span></text:p>
        </text:list-item>
        <text:list-item>
          <text:p text:style-name="P214"><text:span text:style-name="T8">Pokud buňky obsahují nějaká data, </text:span><text:span text:style-name="T21">zobrazí se dialogové okno (obrázek </text:span><text:span text:style-name="T21"><text:sequence-ref text:reference-format="value" text:ref-name="refFigure29">29</text:sequence-ref></text:span><text:span text:style-name="T21">) nabízející možnosti přesunutí nebo skrytí dat ve slučovaných buňkách. Vybereme si jednu z možností a k</text:span><text:span text:style-name="T8">lepneme na tlačítko </text:span><text:span text:style-name="Strong_20_Emphasis"><text:span text:style-name="T22">OK</text:span></text:span><text:span text:style-name="T22">.</text:span></text:p>
        </text:list-item>
      </text:list>
      <text:list xml:id="list92049823092437" text:continue-list="list92049249530001" text:style-name="Heading_20_Note">
        <text:list-header>
          <text:p text:style-name="P132"><draw:frame draw:style-name="fr1" draw:name="Frame12" text:anchor-type="as-char" svg:width="8.207cm" draw:z-index="59"><draw:text-box fo:min-height="5.519cm"><text:p text:style-name="Caption"><draw:frame draw:style-name="fr16" draw:name="Image26" text:anchor-type="paragraph" svg:x="0cm" svg:y="0cm" svg:width="7.41cm" svg:height="5.001cm" draw:z-index="60"><draw:image xlink:href="Pictures/10000201000001800000010FD9AB312A2D86CDF8.png" xlink:type="simple" xlink:show="embed" xlink:actuate="onLoad" loext:mime-type="image/png"/></draw:frame>Obrázek <text:sequence text:ref-name="refFigure29" text:name="Figure" text:formula="ooow:Figure+1" style:num-format="1">29</text:sequence>: <text:span text:style-name="T191">Možnosti sloučení pro buňky s daty</text:span></text:p></draw:text-box></draw:frame></text:p>
        </text:list-header>
      </text:list>
      <text:list xml:id="list92050240869435" text:continue-list="list92049114920955" text:style-name="Heading_20_Caution">
        <text:list-item>
          <text:p text:style-name="Heading_20_Caution">Upozornění</text:p>
        </text:list-item>
      </text:list>
      <text:p text:style-name="P83">Sloučení buněk může způsobit chyby výpočtu ve vzorcích v tabulce.</text:p>
      <text:h text:style-name="P155" text:outline-level="2"><text:bookmark-start text:name="__RefHeading___Toc3498_208225428"/>Rozdělování <text:span text:style-name="T190">buněk</text:span><text:bookmark-end text:name="__RefHeading___Toc3498_208225428"/></text:h>
      <text:p text:style-name="P19">Rozdělit můžeme pouze buňky, které vznikly sloučením několika buněk.</text:p>
      <text:list xml:id="list92050671260660" text:continue-list="list92048972210659" text:style-name="Numbering_20_1">
        <text:list-item text:start-value="1">
          <text:p text:style-name="P214">Vybereme sloučenou buňku.</text:p>
        </text:list-item>
        <text:list-item>
          <text:p text:style-name="P214">V hlavní nabídce <text:span text:style-name="T8">zvolíme </text:span><text:span text:style-name="Strong_20_Emphasis"><text:span text:style-name="T8">Formát &gt; Sloučit </text:span></text:span><text:span text:style-name="Strong_20_Emphasis"><text:span text:style-name="T28">b</text:span></text:span><text:span text:style-name="Strong_20_Emphasis"><text:span text:style-name="T8">uňky &gt; Rozdělit </text:span></text:span><text:span text:style-name="Strong_20_Emphasis"><text:span text:style-name="T28">b</text:span></text:span><text:span text:style-name="Strong_20_Emphasis"><text:span text:style-name="T8">uňky</text:span></text:span><text:span text:style-name="T8"> nebo klepneme pravým tlačítkem myši a </text:span>z lokální nabídky vybereme <text:span text:style-name="Strong_20_Emphasis"><text:span text:style-name="T8">Rozdělit buňky</text:span></text:span><text:span text:style-name="T8"> nebo klepneme na ikonu </text:span><text:span text:style-name="Strong_20_Emphasis"><text:span text:style-name="T8">Sloučit buňky a zarovnat na střed</text:span></text:span><text:span text:style-name="T8"> v nástrojové liště Formátování.</text:span></text:p>
        </text:list-item>
        <text:list-item>
          <text:p text:style-name="P200"><text:soft-page-break/>Data, která jsou v buňce, zůstanou v první buňce. Pokud skryté buňky měly před sloučením nějaký obsah, pak musíme manuálně obsah přesunout do odpovídajících buněk.</text:p>
        </text:list-item>
      </text:list>
      <text:h text:style-name="P148" text:outline-level="2"><text:bookmark-start text:name="__RefHeading__74144_1365249792"/>Formátování čísel<text:bookmark-end text:name="__RefHeading__74144_1365249792"/></text:h>
      <text:p text:style-name="Text_20_body">K formátování buněk můžeme použít několik typů formátů čísel dostupných prostřednictvím ikon na nástrojové liště Formátování. Vybereme buňku a pak klepnutím na příslušnou ikonu změníme formát čísla.</text:p>
      <text:p text:style-name="P92">Více možností a další formáty čísel můžeme nastavit na kartě <text:span text:style-name="Emphasis">Čísla</text:span><text:span text:style-name="T97"/> v dialogovém okně Formát buněk (obrázek <text:sequence-ref text:reference-format="value" text:ref-name="refFigure19">19</text:sequence-ref><text:s/> na straně <text:sequence-ref text:reference-format="page" text:ref-name="refFigure19">25</text:sequence-ref>):</text:p>
      <text:list xml:id="list229655496" text:style-name="List_20_1">
        <text:list-item>
          <text:p text:style-name="P180">K formátování dat můžeme použít kterýkoliv typ dat ze seznamu <text:span text:style-name="Emphasis">Kategorie</text:span>.</text:p>
        </text:list-item>
        <text:list-item>
          <text:p text:style-name="P180">Počet desetinných míst a počet úvodních nul<text:span text:style-name="T190"/><text:span text:style-name="T235"/> můžeme nastavit v oddíle <text:span text:style-name="Emphasis">Možnosti</text:span><text:span text:style-name="T235"/>.</text:p>
        </text:list-item>
        <text:list-item>
          <text:p text:style-name="P180">Můžeme zadat vlastní formátovací kód.</text:p>
        </text:list-item>
        <text:list-item>
          <text:p text:style-name="P180">V oddíle <text:span text:style-name="Emphasis">Jazyk</text:span> můžeme zohlednit místní nastavení pro různé formáty, jako například formát datumu či symbol měny.</text:p>
        </text:list-item>
      </text:list>
      <text:p text:style-name="P5">Několik typů formátů čísla je k dispozici také na <text:span text:style-name="T217">p</text:span>ostranní liště v panelu Formát čísla na kartě Vlastnosti. Pokud klepneme na tlačítko <text:span text:style-name="Strong_20_Emphasis">Další možnosti</text:span>, otevře se dialogové okno Formát buněk.</text:p>
      <text:h text:style-name="P148" text:outline-level="2"><text:bookmark-start text:name="__RefHeading__5592_984566268"/>Formátování písma a textu v buňkách<text:bookmark-end text:name="__RefHeading__5592_984566268"/></text:h>
      <text:list xml:id="list92050117910757" text:continue-list="list92050266927172" text:style-name="Heading_20_Tip">
        <text:list-item>
          <text:p text:style-name="Heading_20_Tip">Tip</text:p>
        </text:list-item>
      </text:list>
      <text:p text:style-name="P85">Pro zachování konzistence v tabulce používejme styly buněk, kdykoliv je to možné.</text:p>
      <text:p text:style-name="P5">Pokud chceme <text:span text:style-name="T92">manuálně</text:span> vybrat písmo a formát textu pro použití v buňce:</text:p>
      <text:list xml:id="list92049222741602" text:continue-list="list92049503886259"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a v rozbalovacím seznamu zvolíme nové písmo <text:span text:style-name="T216">nebo použijeme pole </text:span><text:span text:style-name="Emphasis"><text:span text:style-name="T216">Název písma</text:span></text:span><text:span text:style-name="T216"> na pane</text:span><text:span text:style-name="T235">lu</text:span><text:span text:style-name="T216"> Znak v kartě Vlastnosti v </text:span><text:span text:style-name="T235">p</text:span><text:span text:style-name="T216">ostranní liště.</text:span></text:p>
        </text:list-item>
        <text:list-item>
          <text:p text:style-name="Numbering_20_1">Klepneme na malý trojúhelník vpravo vedle pole <text:span text:style-name="Emphasis">Velikost písma</text:span><text:span text:style-name="T235"/> na nástrojové liště Formátování a v rozbalovacím seznamu zvolíme velikost písma <text:span text:style-name="T216">nebo použijeme </text:span><text:span text:style-name="Emphasis"><text:span text:style-name="T216">pole Velikost</text:span></text:span> <text:span text:style-name="Emphasis"><text:span text:style-name="T92">písma</text:span></text:span><text:span text:style-name="T216"> na panelu Znak </text:span><text:span text:style-name="T235"/><text:span text:style-name="T216">v kartě Vlastnosti v </text:span><text:span text:style-name="T235">p</text:span><text:span text:style-name="T216">ostranní liště.</text:span></text:p>
        </text:list-item>
        <text:list-item>
          <text:p text:style-name="Numbering_20_1">Další způsoby formátování písma můžeme nastavit pomocí tlačítek <text:span text:style-name="Strong_20_Emphasis">Tučné</text:span>, <text:span text:style-name="Strong_20_Emphasis">Kurzíva</text:span> a <text:span text:style-name="Strong_20_Emphasis">Podtržené</text:span>, které najdeme <text:span text:style-name="T235">na nástrojové liště Formátování, nebo na panelu Znak na kartě Vlastnosti v postranní liště</text:span>.</text:p>
        </text:list-item>
        <text:list-item>
          <text:p text:style-name="Numbering_20_1">Pokud chceme změnit vodorovné zarovnání odstavce, klepneme na jedno ze čtyř tlačítek pro zarovnání (<text:span text:style-name="Strong_20_Emphasis"><text:span text:style-name="T235">Zarovnat </text:span></text:span><text:span text:style-name="Strong_20_Emphasis">vlevo</text:span>, <text:span text:style-name="Strong_20_Emphasis"><text:span text:style-name="T235">Zarovnat </text:span></text:span><text:span text:style-name="Strong_20_Emphasis">na střed</text:span>, <text:span text:style-name="Strong_20_Emphasis"><text:span text:style-name="T235">Zarovnat </text:span></text:span><text:span text:style-name="Strong_20_Emphasis">vpravo</text:span>, <text:span text:style-name="Strong_20_Emphasis">Do bloku</text:span>), které najdeme buď <text:span text:style-name="T235">na nástrojové liště Formátování, nebo na panelu Zarovnání na kartě Vlastnosti v postranní liště</text:span>. Pro více možností zvolíme v hlavním menu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Vodorovné</text:span>.</text:p>
        </text:list-item>
        <text:list-item>
          <text:p text:style-name="Numbering_20_1">Pokud chceme změnit svislé zarovnání textu v buňce, zvolíme v hlavní nabídce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Svislé</text:span>.</text:p>
        </text:list-item>
        <text:list-item>
          <text:p text:style-name="Numbering_20_1">Pokud chceme změnit barvu písma, klepneme na šipku vedle ikony <text:span text:style-name="Strong_20_Emphasis">Barva písma</text:span> <text:span text:style-name="T235">v nástrojové liště Formátování nebo na panelu Znak na kartě Vlastnosti v postranní liště, </text:span>čímž zobrazíme paletu barev a z ní zvolíme požadovanou barvu.</text:p>
        </text:list-item>
        <text:list-item>
          <text:p text:style-name="Numbering_20_1">Pokud chceme určit jazyk buňky, <text:span text:style-name="T92">použijeme</text:span> v dialogovém okně Formátu buněk kartu <text:span text:style-name="Emphasis">Písmo</text:span><text:span text:style-name="T98"/>.</text:p>
        </text:list-item>
        <text:list-item>
          <text:p text:style-name="Numbering_20_1">Další vlastnosti písma můžeme nastavit na kartě <text:span text:style-name="Emphasis">Efekty pro písmo</text:span> v dialogovém okně Formát buněk.</text:p>
        </text:list-item>
      </text:list>
      <text:h text:style-name="P148" text:outline-level="2"><text:bookmark-start text:name="__RefHeading__86660_625523294"/><text:soft-page-break/>Formátování ohraničení buněk<text:bookmark-end text:name="__RefHeading__86660_625523294"/></text:h>
      <text:p text:style-name="P121">Když chceme buňce nebo skupině vybraných buněk nastavit ohraničení, klepneme na ikonu <text:span text:style-name="Strong_20_Emphasis">Ohraničení</text:span> na nástrojové liště Formátování a <text:span text:style-name="T93"/>zvolíme jednu <text:span text:style-name="T93">z</text:span> možností zobrazených v paletě.</text:p>
      <text:p text:style-name="P8">Pokud chceme upravit styl ohraničení, klepneme na ikonu <text:span text:style-name="Strong_20_Emphasis"><text:span text:style-name="T151">Styl</text:span></text:span><text:span text:style-name="Strong_20_Emphasis"> </text:span><text:span text:style-name="Strong_20_Emphasis"><text:span text:style-name="T217">o</text:span></text:span><text:span text:style-name="Strong_20_Emphasis">hraničení</text:span> <text:span text:style-name="T250">na nástrojové liště Formátování </text:span><text:span text:style-name="T33">a vybereme </text:span><text:span text:style-name="T93">styl čáry</text:span><text:span text:style-name="T33"> ze zobrazené palety. Pokud chceme upravit </text:span>barvu ohraničení, <text:span text:style-name="T93">klepneme</text:span> na <text:span text:style-name="T235">šipku na pravé straně </text:span>ikony <text:span text:style-name="Strong_20_Emphasis">Barva ohraničení</text:span> <text:span text:style-name="T250">na nástrojové liště Formátování</text:span><text:span text:style-name="T217"> a vybereme barvu čáry</text:span> ze zobrazené palety.</text:p>
      <text:p text:style-name="P9">Panel Vzhled buňky, který najdeme na kartě Vlastnosti v postranní liště, obsahuje <text:span text:style-name="T217">také </text:span>možnosti pro nastavení ohraničení <text:span text:style-name="T235">b</text:span>uňky, styl <text:span text:style-name="T235">č</text:span>áry a barvu <text:span text:style-name="T235">č</text:span>áry.</text:p>
      <text:p text:style-name="P5">Více nastavení včetně rozestupů mezi okrajem a textem a stylu stínů lze nastavit na kartě <text:span text:style-name="Emphasis">Okraje</text:span><text:span text:style-name="T98"/> v dialogovém okně Formát buněk. Klepnutím na tlačítko <text:span text:style-name="Strong_20_Emphasis">Další možnosti</text:span> na <text:span text:style-name="T93">panelu</text:span> Vzhled buňky nebo klepnutím na volbu <text:span text:style-name="Strong_20_Emphasis">Další </text:span><text:span text:style-name="Strong_20_Emphasis"><text:span text:style-name="T250">možnosti</text:span></text:span> v rozevíracím seznamu stylů čar otevřeme dialogové okno Formát buňky na kartě <text:span text:style-name="Emphasis">Ohraničení</text:span><text:span text:style-name="T99"/>.</text:p>
      <text:p text:style-name="P5">Více informací se nachází v kapitole 4 – Použití stylů a šablon v příručce <text:span text:style-name="T217"/>Průvodce programem <text:span text:style-name="Emphasis">Calc</text:span><text:span text:style-name="Emphasis"><text:span text:style-name="T217"/></text:span>.</text:p>
      <text:list xml:id="list92049773737914" text:continue-list="list92049823092437" text:style-name="Heading_20_Note">
        <text:list-item>
          <text:p text:style-name="P175">Poznámka</text:p>
        </text:list-item>
      </text:list>
      <text:p text:style-name="P7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7">Pokud chceme nastavit barvu pozadí buňky nebo skupiny buněk, klepneme na malou šipku vedle ikony <text:span text:style-name="Strong_20_Emphasis">Barva pozadí</text:span> na nástrojové liště Formátování. Zobrazí se paleta s výběrem barev, podobná paletě Barva písma. Můžeme také použít kartu <text:span text:style-name="Emphasis">Pozadí</text:span> v dialogovém okně Formát buněk. Panel Vzhled buňky na kartě Vlastnosti v postranní liště obsahuje volbu <text:span text:style-name="T236"/>Pozadí s paletou barev. Více informací se nachází v kapitole 4 – Použití stylů a šablon <text:span text:style-name="T217">v</text:span> příručce <text:span text:style-name="Emphasis">Průvodce programem Calc</text:span>.</text:p>
      <text:h text:style-name="P156" text:outline-level="2"><text:bookmark-start text:name="__RefHeading___Toc14185_266939973"/>Formátování výchozího stylu buňky<text:bookmark-end text:name="__RefHeading___Toc14185_266939973"/></text:h>
      <text:p text:style-name="P61"><text:span text:style-name="T218">Pokud chceme buňce nebo skupině buněk přiřadit výchozí styl, klepneme v hlavní nabídce na </text:span><text:span text:style-name="Strong_20_Emphasis"><text:span text:style-name="T218">Styly</text:span></text:span><text:span text:style-name="T218"> </text:span><text:span text:style-name="T103"/><text:span text:style-name="T248">a</text:span><text:span text:style-name="Strong_20_Emphasis"><text:span text:style-name="T248"> </text:span></text:span><text:span text:style-name="T103"/><text:span text:style-name="T218">zobrazí se nabídka výchozích stylů. Výchozí styly mohou být použity nebo upravovány pomocí karty Styly </text:span><text:span text:style-name="T217">v </text:span><text:span text:style-name="T248">p</text:span><text:span text:style-name="T217">ostranní liště</text:span><text:span text:style-name="T218">. Uživatelské styly buňky můžeme vytvářet tak, že klepneme v hlavní nabídce na </text:span><text:span text:style-name="Strong_20_Emphasis"><text:span text:style-name="T218">Styly &gt; Nový styl </text:span></text:span><text:span text:style-name="Strong_20_Emphasis"><text:span text:style-name="T248">z výběru</text:span></text:span><text:span text:style-name="T248"> </text:span>nebo klepneme na ikonu <text:span text:style-name="Strong_20_Emphasis"><text:span text:style-name="T218">Nový styl </text:span></text:span><text:span text:style-name="Strong_20_Emphasis"><text:span text:style-name="T248">z výběru </text:span></text:span><text:span text:style-name="T248">na kartě Styly v postranní liště</text:span><text:span text:style-name="T218">. </text:span><text:span text:style-name="T93">N</text:span><text:span text:style-name="T103">a</text:span><text:span text:style-name="T93">píšeme</text:span><text:span text:style-name="T218"> jméno nového stylu nebo klepneme na existující jméno stylu, abychom existující styl aktualizovali. Používat, mazat nebo upravovat uživatelský styl můžeme v kartě Styly.</text:span></text:p>
      <text:h text:style-name="P134" text:outline-level="1"><text:bookmark-start text:name="__RefHeading__74152_1365249792"/>Automatické formátování buněk<text:bookmark-end text:name="__RefHeading__74152_1365249792"/></text:h>
      <text:h text:style-name="P148" text:outline-level="2"><text:bookmark-start text:name="__RefHeading__10671_1843988802"/>Použití automatického formátování<text:bookmark-end text:name="__RefHeading__10671_1843988802"/></text:h>
      <text:p text:style-name="P86"><text:alphabetical-index-mark text:string-value="Automatický formát" text:key1="formátování, Calc"/><text:alphabetical-index-mark text:string-value="Automatický formát" text:key1="Calc"/>Automatické formátování v programu Calc<text:alphabetical-index-mark text:string-value="Automatický formát, Calc"/> lze použít k rychlému a jednoduchému formátování tabulky (oblasti buněk). To také <text:span text:style-name="T236"/>umožní velmi snadné formátování různých částí listu se stejným vzhledem. Veškeré použité formátování <text:span text:style-name="T99">je</text:span> přímé formátování.</text:p>
      <text:list xml:id="list76245322" text:style-name="Numbering_20_1">
        <text:list-item>
          <text:p text:style-name="P203">Vybereme buňky, které chceme formátovat, a to minimálně v rozsahu tří řádků a sloupců včetně jejich záhlaví.</text:p>
        </text:list-item>
        <text:list-item>
          <text:p text:style-name="P203">V hlavní nabídce zvolíme <text:span text:style-name="Strong_20_Emphasis">Formát &gt; Styly automatického formátu</text:span>, čímž se otevře dialogové okno Automatický formát (obrázek <text:sequence-ref text:reference-format="value" text:ref-name="refFigure30">30</text:sequence-ref>).</text:p>
        </text:list-item>
        <text:list-item>
          <text:p text:style-name="P203"><text:soft-page-break/>V seznamu zvolíme typ a barvu formátování.</text:p>
        </text:list-item>
        <text:list-item>
          <text:p text:style-name="P203">Zvolíme, které formátovací prvky budou při automatickém formátování použity.<text:span text:style-name="T193"/></text:p>
        </text:list-item>
        <text:list-item>
          <text:p text:style-name="P203">Klikneme na <text:span text:style-name="Strong_20_Emphasis">OK</text:span>.</text:p>
        </text:list-item>
      </text:list>
      <text:p text:style-name="Figure"><draw:frame draw:style-name="fr1" draw:name="Frame22" text:anchor-type="as-char" svg:width="14.282cm" draw:z-index="61"><draw:text-box fo:min-height="6.052cm"><text:p text:style-name="P114"><draw:frame draw:style-name="fr9" draw:name="Image5" text:anchor-type="paragraph" svg:width="14.206cm" style:rel-width="100%" svg:height="9.047cm" style:rel-height="scale" draw:z-index="62"><draw:image xlink:href="Pictures/100000000000021900000156B6766F014166DF3A.png" xlink:type="simple" xlink:show="embed" xlink:actuate="onLoad" loext:mime-type="image/png"/></draw:frame>Obrázek <text:sequence text:ref-name="refFigure30" text:name="Figure" text:formula="ooow:Figure+1" style:num-format="1">30</text:sequence>: Dialogové okno Automatický formát</text:p></draw:text-box></draw:frame></text:p>
      <text:h text:style-name="P148" text:outline-level="2"><text:bookmark-start text:name="__RefHeading__10673_1843988802"/>Definování nového automatického formátování<text:bookmark-end text:name="__RefHeading__10673_1843988802"/></text:h>
      <text:p text:style-name="P86">Můžeme definovat vlastní styl automatického formátování, který bude dostupný pro všechny sešity.</text:p>
      <text:list xml:id="list92050113480465" text:continue-list="list92050671260660" text:style-name="Numbering_20_1">
        <text:list-item text:start-value="1">
          <text:p text:style-name="P204">Můžeme přitom zvolit typ dat a písma, velikost písma, ohraničení buněk, pozadí a další.</text:p>
        </text:list-item>
        <text:list-item>
          <text:p text:style-name="P215">Označíme oblast buněk, <text:span text:style-name="T236">minimálně o velikosti 4 × 4 buňky</text:span>.</text:p>
        </text:list-item>
        <text:list-item>
          <text:p text:style-name="P190">V hlavní nabídce zvolíme <text:span text:style-name="Strong_20_Emphasis">Formát &gt; Styly automatického formátu</text:span><text:span text:style-name="Strong_20_Emphasis"><text:span text:style-name="T193"/></text:span>, čímž otevřeme dialogové okno Automatický formát. Klepneme na tlačítko <text:span text:style-name="Strong_20_Emphasis">Přidat</text:span>.</text:p>
        </text:list-item>
        <text:list-item>
          <text:p text:style-name="P190">Do pole <text:span text:style-name="Emphasis">Název</text:span> v dialogovém okně Přidat automatický formát zadáme výstižný název.</text:p>
        </text:list-item>
        <text:list-item>
          <text:p text:style-name="P190">Uložíme kliknutím na <text:span text:style-name="Strong_20_Emphasis">OK</text:span>. Nyní je nový formát dostupný v seznamu <text:span text:style-name="Emphasis">Formát</text:span> v dialogovém okně Automatický formát.</text:p>
        </text:list-item>
      </text:list>
      <text:list xml:id="list92050838914212" text:continue-list="list92049773737914"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Ostatní uživatelé si mohou nový Styl automatického formátu naimportovat tak,<text:span text:style-name="T193"/> že označí celou tabulku v otevřeném sešitě a z této tabulky si vytvoří<text:span text:style-name="T236"/> nový Styl automatického formátu.</text:p>
      <text:h text:style-name="P13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Program Calc obsahuje sadu předdefinovaných témat (stylů) formátování, která můžeme používat ve svých sešite<text:span text:style-name="T193">ch</text:span>. <text:span text:style-name="T82"/>Není možné <text:span text:style-name="T83">do</text:span> programu Calc přidávat nová témata, <text:span text:style-name="T194">ale </text:span>je možné upravit styly tématu <text:span text:style-name="T82">po</text:span> tom, co téma použijeme v našem sešitě. Upravené styly <text:span text:style-name="T83">jsou</text:span> pak použitelné <text:span text:style-name="T194">pouze </text:span>v sešitě, <text:span text:style-name="T83"/>ve kterém byly upraveny.</text:p>
      <text:p text:style-name="Text_20_Body_20_List_20_Intro"><text:soft-page-break/>Jak použít téma na sešit:</text:p>
      <text:list xml:id="list333625068" text:style-name="Numbering_20_1">
        <text:list-item text:start-value="1">
          <text:p text:style-name="P189">V hlavní nabídce <text:span text:style-name="T23">zvolíme </text:span><text:span text:style-name="Strong_20_Emphasis"><text:span text:style-name="T23">Formát &gt; Motiv vzhledu sešitu</text:span></text:span><text:span text:style-name="T23"> nebo k</text:span><text:span text:style-name="T8">lepneme na </text:span>ikonu <text:span text:style-name="Strong_20_Emphasis"><text:span text:style-name="T24">Motiv vzhledu </text:span></text:span><text:span text:style-name="Strong_20_Emphasis"><text:span text:style-name="T8">sešitu</text:span></text:span><text:span text:style-name="T8"> v nástrojové liště Nástroje, čímž otevřeme dialogové okno Výběr motivu vzhledu (</text:span><text:span text:style-name="T25">obrázek </text:span><text:span text:style-name="T8"><text:sequence-ref text:reference-format="value" text:ref-name="refFigure31">31</text:sequence-ref></text:span><text:span text:style-name="T8">).</text:span></text:p>
        </text:list-item>
        <text:list-item>
          <text:p text:style-name="P189">Označíme téma, které chceme použít. <text:span text:style-name="T83"/>Vzhled použitého tématu je okamžitě <text:span text:style-name="T83">viditelný</text:span><text:span text:style-name="T99"> v otevřeném listě</text:span>.</text:p>
        </text:list-item>
        <text:list-item>
          <text:p text:style-name="P189"><text:span text:style-name="T8">Klepneme na tlačítko </text:span><text:span text:style-name="Strong_20_Emphasis"><text:span text:style-name="T8">OK</text:span></text:span><text:span text:style-name="T8">.</text:span></text:p>
        </text:list-item>
        <text:list-item>
          <text:p text:style-name="P189">Nyní můžeme přejít na <text:span text:style-name="T83">kartu</text:span> Styly v <text:span text:style-name="T99">p</text:span><text:span text:style-name="T83">ostranní</text:span> liště, kde lze upravit konkrétní styly. Tyto úpravy nezmění téma, ale mění pouze vzhled otevřeného sešitu<text:span text:style-name="T83"/>. <text:span text:style-name="T8">Více informací o úpravě stylů nalezneme v kapitole </text:span><text:span text:style-name="T112">4</text:span><text:span text:style-name="T8"> – Použití stylů a šablon.</text:span></text:p>
        </text:list-item>
      </text:list>
      <text:list xml:id="list92049788973599" text:continue-list="list92050240869435" text:style-name="Heading_20_Caution">
        <text:list-item>
          <text:p text:style-name="Heading_20_Caution">Upozornění</text:p>
        </text:list-item>
      </text:list>
      <text:p text:style-name="Text_20_Note">Použití nového tématu přes existující téma přepíše všechna dosavadní přizpůsobení novým stylem tématu.</text:p>
      <text:p text:style-name="P63"><draw:frame draw:style-name="fr2" draw:name="Frame217" text:anchor-type="as-char" svg:width="6.53cm" draw:z-index="63"><draw:text-box fo:min-height="8.558cm"><text:p text:style-name="Caption"><draw:frame draw:style-name="fr9" draw:name="Image9" text:anchor-type="paragraph" svg:width="6.403cm" style:rel-width="100%" svg:height="9.656cm" style:rel-height="scale" draw:z-index="64"><draw:image xlink:href="Pictures/10000000000000F20000016DA31C56612646EE68.png" xlink:type="simple" xlink:show="embed" xlink:actuate="onLoad" loext:mime-type="image/png"/></draw:frame>Obrázek <text:sequence text:ref-name="refFigure31" text:name="Figure" text:formula="ooow:Figure+1" style:num-format="1">31</text:sequence>: Dialogové okno Výběr tématu</text:p></draw:text-box></draw:frame></text:p>
      <text:h text:style-name="P134"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Je možné zadat a uspořádat více možností formátování pomocí přiřazených pravidel priority, aby se uspořádala důležitost podmínek, což umožní, aby určité možnosti formátování proběhly před ostatními.</text:p>
      <text:p text:style-name="P47">Podmíněné formátování závisí na používání stylů a funkce Automatický výpočet <text:span text:style-name="T195">(</text:span><text:span text:style-name="Strong_20_Emphasis"><text:span text:style-name="T26">Data &gt; Spočítat &gt; Automatický výpočet</text:span></text:span><text:span text:style-name="T195">)</text:span>, která musí být zapnuta. Více informací se nachází v kapitole 2 – Zadávání, úprava a formátování dat <text:span text:style-name="T195"/><text:span text:style-name="Emphasis"><text:span text:style-name="T195"> v příručce Průvodce programem Calc</text:span></text:span><text:span text:style-name="T195"/><text:span text:style-name="T84"/>.</text:p>
      <text:h text:style-name="Heading_20_1" text:outline-level="1"><text:bookmark-start text:name="__RefHeading___Toc10902_4170719853"/><text:soft-page-break/><text:alphabetical-index-mark text:string-value="skrývání a zobrazování dat" text:key1="Calc"/><text:alphabetical-index-mark text:string-value="skrývání a zobrazování dat, Calc"/>Skrývání a zobrazování dat<text:bookmark-end text:name="__RefHeading___Toc10902_4170719853"/></text:h>
      <text:p text:style-name="P4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span text:style-name="T8"> Pokud budeme chtít skrytý sloupec znovu zobrazit, použijeme obrácený postup a sloupec zobrazíme.</text:span></text:p>
      <text:p text:style-name="P59">Více informací o skrývání a zobrazování dat, včetně toho jak používat souhrny a filtrování se nachází v kapitole 2 – Zadávání, úprava a formátování dat<text:span text:style-name="T195"/> v příručce <text:span text:style-name="Emphasis">Průvodce programem Calc</text:span>.</text:p>
      <text:h text:style-name="P137" text:outline-level="1"><text:bookmark-start text:name="__RefHeading___Toc90942_292858400"/>Filtrování dat<text:bookmark-end text:name="__RefHeading___Toc90942_292858400"/></text:h>
      <text:p text:style-name="P20">Filtr je seznam podmínek, které musí každá položka splňovat, aby mohla být zobrazena. Calc poskytuje tři typy filtrů:</text:p>
      <text:p text:style-name="P50"><text:span text:style-name="Strong_20_Emphasis">Standardní filtr</text:span> <text:span text:style-name="T27">–</text:span> Určuje logické podmínky pro filtrování dat.</text:p>
      <text:p text:style-name="P50"><text:span text:style-name="Strong_20_Emphasis">Automatický filtr</text:span> <text:span text:style-name="T27">–</text:span> Filtruje data podle určitých dat nebo řetězců. Automaticky filtruje vybraný rozsah buněk a vytvoří jednořádkové seznamy, ve kterých si můžete vybrat položky, které chcete zobrazit.</text:p>
      <text:p text:style-name="P50"><text:span text:style-name="Strong_20_Emphasis">Rozšířený filtr</text:span> <text:span text:style-name="T27">–</text:span> Používá kritéria filtru z určených buněk.</text:p>
      <text:p text:style-name="P60">Nastavení a používání filtrů je popsáno v kapitole 2 – Zadávání, úprava a formátování dat v příručce <text:span text:style-name="Emphasis">Průvodce programem Calc</text:span>.</text:p>
      <text:h text:style-name="Heading_20_1" text:outline-level="1"><text:bookmark-start text:name="__RefHeading___Toc21099_244513003"/>Ochrana buňky<text:bookmark-end text:name="__RefHeading___Toc21099_244513003"/></text:h>
      <text:p text:style-name="P90"><text:span text:style-name="T32">Všechny nebo některé buňky v tabulce mohou být chráněny heslem, aby se zabránilo změnám prováděným neautorizovanými uživateli. Tato funkce může být praktická ve chvíli, kdy má do sešitu přístup více uživatelů, ale pouze několik málo z nich </text:span><text:span text:style-name="T85">má</text:span><text:span text:style-name="T32"> povoleno v tomto sešitě upravovat data. </text:span><text:span text:style-name="T200">Chráněné buňky můžeme </text:span><text:span text:style-name="T85">volitelně</text:span><text:span text:style-name="T200"> skrýt.</text:span></text:p>
      <text:p text:style-name="P51"><text:span text:style-name="T200">S využitím </text:span><text:span text:style-name="T201"/>karty <text:span text:style-name="Emphasis"><text:span text:style-name="T201">Ochrana buňky</text:span></text:span><text:span text:style-name="T201"> v dialogovém okně Formát buněk</text:span> <text:span text:style-name="T200">(obrázek </text:span><text:span text:style-name="T200"><text:sequence-ref text:reference-format="value" text:ref-name="refFigure32">32</text:sequence-ref></text:span><text:span text:style-name="T200">) </text:span><text:span text:style-name="T85">můžeme nastavit ochranu buňky a</text:span><text:span text:style-name="T202"> můžeme chráněné buňky skrýt.</text:span> </text:p>
      <text:p text:style-name="Figure"><draw:frame draw:style-name="fr1" draw:name="Frame23" text:anchor-type="as-char" svg:width="15.131cm" draw:z-index="65"><draw:text-box fo:min-height="4.634cm"><text:p text:style-name="P115"><draw:frame draw:style-name="fr9" draw:name="Image28" text:anchor-type="paragraph" svg:width="16.376cm" style:rel-width="100%" svg:height="7.592cm" style:rel-height="scale" draw:z-index="66"><draw:image xlink:href="Pictures/100000000000026B0000011F84899F6093B09E8D.png" xlink:type="simple" xlink:show="embed" xlink:actuate="onLoad" loext:mime-type="image/png"/></draw:frame>Obrázek <text:sequence text:ref-name="refFigure32" text:name="Figure" text:formula="ooow:Figure+1" style:num-format="1">32</text:sequence>: <text:span text:style-name="T231">Karta</text:span> Ochrana buňky v dialogovém okně Formát buněk</text:p></draw:text-box></draw:frame></text:p>
      <text:p text:style-name="P88"><text:soft-page-break/>Když jsou všechny požadované buňky označeny v chráněném nebo nechráněném stavu:</text:p>
      <text:list xml:id="list92050625706738" text:continue-list="list92050113480465" text:style-name="Numbering_20_1">
        <text:list-item text:start-value="1">
          <text:p text:style-name="Numbering_20_1">Přejdeme v hlavní nabídce do <text:span text:style-name="Strong_20_Emphasis">Nástroje &gt; Uzamknout list</text:span> <text:span text:style-name="T247">nebo klepneme pravým tlačítkem na kartě listu a z lokální nabídky zvolíme </text:span><text:span text:style-name="Strong_20_Emphasis"><text:span text:style-name="T247">Uzamknout list</text:span></text:span><text:span text:style-name="T247">.</text:span> Otevře se dialogové okno Uzamknout list (obrázek <text:sequence-ref text:reference-format="value" text:ref-name="refFigure33">33</text:sequence-ref>).</text:p>
        </text:list-item>
        <text:list-item>
          <text:p text:style-name="Numbering_20_1">V něm zvolíme <text:span text:style-name="Strong_20_Emphasis">Uzamknout tento list a obsah uzamčených buněk</text:span>.</text:p>
        </text:list-item>
        <text:list-item>
          <text:p text:style-name="Numbering_20_1">Zadáme a potvrdíme zadané heslo.</text:p>
        </text:list-item>
        <text:list-item>
          <text:p text:style-name="Numbering_20_1">Dle potřeby označíme nebo zrušíme označení v seznamu Možnosti.</text:p>
        </text:list-item>
        <text:list-item>
          <text:p text:style-name="Numbering_20_1">Klikneme na <text:span text:style-name="Strong_20_Emphasis">OK</text:span>.</text:p>
        </text:list-item>
      </text:list>
      <text:p text:style-name="P22">Veškeré buňky, které byly označeny jako chráněné, již nebude možné bez zadání hesla upravovat.</text:p>
      <text:p text:style-name="Figure"><draw:frame draw:style-name="fr1" draw:name="Frame24" text:anchor-type="as-char" svg:width="9.133cm" draw:z-index="67"><draw:text-box fo:min-height="5.997cm"><text:p text:style-name="Caption"><draw:frame draw:style-name="fr15" draw:name="Image31" text:anchor-type="paragraph" svg:width="8.333cm" style:rel-width="100%" svg:height="4.992cm" style:rel-height="scale" draw:z-index="69"><draw:image xlink:href="Pictures/100000000000013B000000F70899D9779740FB84.png" xlink:type="simple" xlink:show="embed" xlink:actuate="onLoad" loext:mime-type="image/png"/></draw:frame>Obrázek <text:sequence text:ref-name="refFigure33" text:name="Figure" text:formula="ooow:Figure+1" style:num-format="1">33</text:sequence>: Dialogové okno Uzamknout list</text:p></draw:text-box></draw:frame></text:p>
      <text:p text:style-name="P120">Uzamčený list má na své kartě ikonu zámku, jak je vidět na obrázku <text:span text:style-name="T7"><text:sequence-ref text:reference-format="value" text:ref-name="refFigure34">34</text:sequence-ref></text:span>.</text:p>
      <text:p text:style-name="P73"><draw:frame draw:style-name="fr1" draw:name="Frame19" text:anchor-type="as-char" svg:width="5.168cm" draw:z-index="70"><draw:text-box fo:min-height="2.582cm"><text:p text:style-name="Caption"><draw:frame draw:style-name="fr14" draw:name="Image7" text:anchor-type="paragraph" svg:width="3.526cm" style:rel-width="100%" svg:height="1.281cm" style:rel-height="scale" draw:z-index="71"><draw:image xlink:href="Pictures/10000201000000ED0000005647424DA1464AC556.png" xlink:type="simple" xlink:show="embed" xlink:actuate="onLoad" loext:mime-type="image/png"/></draw:frame>Obrázek <text:sequence text:ref-name="refFigure34" text:name="Figure" text:formula="ooow:Figure+1" style:num-format="1">34</text:sequence>: <text:span text:style-name="T6">Ikona</text:span> zámku uzamčeného listu</text:p></draw:text-box></draw:frame></text:p>
      <text:p text:style-name="P224"><text:span text:style-name="T246">Případně můžeme zvolit uzamčení </text:span><text:span text:style-name="T247">struktury celého sešit</text:span><text:span text:style-name="T246">u na místo uzamykání jednotlivých buněk nebo jednotlivých listů.</text:span> Tohoto docílíme výběrem <text:span text:style-name="Strong_20_Emphasis"><text:span text:style-name="T246">Nástroje &gt; Uzamknout strukturu sešitu</text:span></text:span><text:span text:style-name="Strong_20_Emphasis"><text:span text:style-name="T247"> v hlavní nabídce</text:span></text:span><text:span text:style-name="T246">. </text:span><text:span text:style-name="T102">Tato volba umožňuje </text:span><text:span text:style-name="T247"/><text:span text:style-name="T102">chránit sešit</text:span><text:span text:style-name="T247"> proti přidávání, mazání, přesouvání nebo přejmenovávání listů. Volitelně můžeme také zadat heslo pomocí dialogového okna Uzamknout strukturu sešitu. </text:span></text:p>
      <text:h text:style-name="P134"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9">Více informací o tom, jak třídit záznamy, a o možnostech třídění, najdeme v kapitole 2 – Zadávání, úprava a formátování dat <text:span text:style-name="T86">v </text:span>příručce <text:span text:style-name="Emphasis"><text:span text:style-name="T86">Průvodce programem Calc</text:span></text:span>.</text:p>
      <text:p text:style-name="P91"><text:soft-page-break/>Pokud chceme seřadit buňky v sešitě, <text:span text:style-name="T203">použijeme dialogové okno Řadit</text:span>:</text:p>
      <text:list xml:id="list92049730563258" text:continue-list="list92049222741602" text:style-name="Numbering_20_1">
        <text:list-item text:start-value="1">
          <text:p text:style-name="P216">Vybereme buňky, které chceme seřadit.</text:p>
        </text:list-item>
        <text:list-item>
          <text:p text:style-name="P216">V hlavní nabídce zvolíme <text:span text:style-name="Strong_20_Emphasis">Data &gt; Řadit</text:span> <text:span text:style-name="T236">nebo klepneme na ikonu </text:span><text:span text:style-name="Strong_20_Emphasis"><text:span text:style-name="T236">Řadit</text:span></text:span><text:span text:style-name="T236"> ve standardní nástrojové liště. V obou případech </text:span>se otevře dialogové okno Řadit (obrázek <text:sequence-ref text:reference-format="value" text:ref-name="refFigure35">35</text:sequence-ref>).</text:p>
        </text:list-item>
        <text:list-item>
          <text:p text:style-name="P216"><text:span text:style-name="T236">Na </text:span>kartě <text:span text:style-name="Emphasis"><text:span text:style-name="T236">Seřadit podle</text:span></text:span> <text:span text:style-name="T236">v</text:span>ybereme kritéria řazení z rozbalovacích seznamů. Položky této nabídky závisejí na vybraných buňkách.</text:p>
        </text:list-item>
        <text:list-item>
          <text:p text:style-name="P216">Vybereme buď vzestupné řazení (A–Z, <text:span text:style-name="T236">0</text:span>–9), nebo sestupné řazení (Z–A, 9–<text:span text:style-name="T236">0</text:span>).</text:p>
        </text:list-item>
        <text:list-item>
          <text:p text:style-name="P202">Na kartě <text:span text:style-name="Emphasis">Možnosti</text:span> nastavíme volby pro řazení podle potřeby.</text:p>
        </text:list-item>
        <text:list-item>
          <text:p text:style-name="P216">Klepneme na <text:span text:style-name="Strong_20_Emphasis">OK</text:span>. Data se v sešitě seřadí.</text:p>
        </text:list-item>
      </text:list>
      <text:p text:style-name="Figure"><draw:frame draw:style-name="fr1" draw:name="Frame25" text:anchor-type="as-char" svg:width="14.243cm" draw:z-index="72"><draw:text-box fo:min-height="6.634cm"><text:p text:style-name="Caption"><draw:frame draw:style-name="fr8" draw:name="Image38" text:anchor-type="paragraph" svg:width="13.995cm" style:rel-width="100%" svg:height="7.585cm" style:rel-height="scale" draw:z-index="73"><draw:image xlink:href="Pictures/100000000000021100000158ED9FC77D712CA6B6.png" xlink:type="simple" xlink:show="embed" xlink:actuate="onLoad" loext:mime-type="image/png"/></draw:frame>Obrázek <text:sequence text:ref-name="refFigure35" text:name="Figure" text:formula="ooow:Figure+1" style:num-format="1">35</text:sequence>: Dialogové okno Řadit, <text:span text:style-name="T250">karta Řadit podle</text:span></text:p></draw:text-box></draw:frame></text:p>
      <text:h text:style-name="Heading_20_1" text:outline-level="1"><text:bookmark-start text:name="__RefHeading___Toc21101_244513003"/>Komentáře buňky<text:bookmark-end text:name="__RefHeading___Toc21101_244513003"/></text:h>
      <text:p text:style-name="P13">Komentáře jsou malé poznámky a texty, které mohou sloužit jako připomínka nebo upozornění pro uživatele. Komentář není považován za část sešitu pro výpočty nebo pro účely tisku a zobrazí se pouze tehdy, když myší přejedeme nad konkrétní buňku, která obsahuje komentář.</text:p>
      <text:p text:style-name="P14">Nejjednodušší způsob, jak vložit komentář, je klepnout pravým tlačítkem myši na požadovanou buňku a vybrat příkaz <text:span text:style-name="Strong_20_Emphasis">Vložit komentář</text:span> z <text:span text:style-name="T203">l</text:span>okální <text:span text:style-name="T203">n</text:span>abídky. Případně <text:span text:style-name="T203">můžeme </text:span>zvolit <text:span text:style-name="Strong_20_Emphasis">Vložit &gt; Komentář</text:span> z hlavní nabídky <text:span text:style-name="T203">nebo</text:span> <text:span text:style-name="T203">použijeme</text:span> <text:span text:style-name="Keystroke">Ctrl + Alt + C</text:span> nebo klepneme na ikonu <text:span text:style-name="Strong_20_Emphasis"><text:span text:style-name="T236">Vložit </text:span></text:span><text:span text:style-name="Strong_20_Emphasis"><text:span text:style-name="T203">komentář</text:span></text:span>, která se nachází ve <text:span text:style-name="T203">s</text:span>tandardní <text:span text:style-name="T203">n</text:span>ástrojové liště.</text:p>
      <text:p text:style-name="P52">Ve výchozím nastavení zůstávají komentáře skryté a zobrazí se pouze při najetí myši na buňku s komentářem. Buňky, které obsahují komentáře, jsou v pravém horním rohu označeny červeným obdélníčkem. Chceme-li přepnout viditelnost komentářů, zvolíme <text:span text:style-name="Strong_20_Emphasis">Zobrazit &gt; Komentáře</text:span> <text:span text:style-name="T108">v</text:span> hlavní nabídce.</text:p>
      <text:p text:style-name="P52"><text:span text:style-name="T204">Více informací najdeme v kapitole 11 – Sdílení a prohlížení se</text:span><text:span text:style-name="T256">š</text:span><text:span text:style-name="T204">itů v příručce </text:span><text:span text:style-name="Emphasis"><text:span text:style-name="T204">Průvodce programem Calc</text:span></text:span><text:span text:style-name="T204">.</text:span></text:p>
      <text:h text:style-name="P134" text:outline-level="1"><text:bookmark-start text:name="__RefHeading__14677_1458129930"/>Použití vzorců a funkcí<text:bookmark-end text:name="__RefHeading__14677_1458129930"/></text:h>
      <text:p text:style-name="P5"><text:span text:style-name="T204">V</text:span><text:span text:style-name="T87"/> sešitě můžeme potřebovat použí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text:soft-page-break/>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157" text:outline-level="2"><text:bookmark-start text:name="__RefHeading___Toc14187_266939973"/>Tvorba vzorců<text:bookmark-end text:name="__RefHeading___Toc14187_266939973"/></text:h>
      <text:p text:style-name="P7"><text:span text:style-name="T255">Funkce a vzorce lze zadat přímo do </text:span><text:span text:style-name="T250">Ř</text:span><text:span text:style-name="T255">ádku vzorců nebo pomocí funkce </text:span><text:span text:style-name="T205">P</text:span><text:span text:style-name="T255">růvodce </text:span><text:span text:style-name="T205">f</text:span><text:span text:style-name="T255">unkcí. Pokud chceme spustit </text:span><text:span text:style-name="T237">Průvodce funkcí</text:span><text:span text:style-name="T255">, klepneme na ikonu </text:span><text:span text:style-name="Strong_20_Emphasis"><text:span text:style-name="T255">Průvodce funkcí</text:span></text:span><text:span text:style-name="T255">, kterou najdeme vpravo od </text:span><text:span text:style-name="Emphasis"><text:span text:style-name="T255">Pole </text:span></text:span><text:span text:style-name="Emphasis"><text:span text:style-name="T236">n</text:span></text:span><text:span text:style-name="Emphasis"><text:span text:style-name="T255">ázvu</text:span></text:span><text:span text:style-name="T255"> </text:span><text:span text:style-name="T250">nebo zvolíme </text:span><text:span text:style-name="Strong_20_Emphasis"><text:span text:style-name="T250">Vložit &gt; Funkce</text:span></text:span><text:span text:style-name="T250"> </text:span><text:span text:style-name="T108">v</text:span><text:span text:style-name="T250"> hlavní nabídce nebo stiskneme </text:span><text:span text:style-name="Keystroke"><text:span text:style-name="T250">Ctrl + F2</text:span></text:span><text:span text:style-name="T255">.</text:span></text:p>
      <text:p text:style-name="P24">Uvnitř <text:span text:style-name="T236">P</text:span>růvodce <text:span text:style-name="T236">f</text:span>unkcí můžeme vyhledávat, vybírat ze seznamu a vybírat funkce podle kategorií. Můžeme se také rozhodnout pro úplné dokončení funkce pomocí průvodce, namísto toho, abychom museli zadávat úplné vzorce do <text:span text:style-name="T236">ř</text:span>ádku vzorců.</text:p>
      <text:p text:style-name="P25">Každá funkce, pokud je zvolena, zobrazí svůj stručný popis a použitelnou syntaxi. Zobrazí se také dialogová okna, ve kterých můžeme zadat informace požadované danou funkcí a okno výsledků, které zobrazí výsledek ze zadaných dat.</text:p>
      <text:list xml:id="list92050669532611" text:continue-list="list92050838914212" text:style-name="Heading_20_Note">
        <text:list-item>
          <text:p text:style-name="P176">Poznámka</text:p>
        </text:list-item>
      </text:list>
      <text:p text:style-name="P77">Rychlá alternativa k <text:span text:style-name="T250">P</text:span>růvodci <text:span text:style-name="T250">f</text:span>unkcí <text:span text:style-name="T205">je karta </text:span><text:span text:style-name="T57">Funkce</text:span><text:span text:style-name="T205"> v </text:span>postranní liště, k<text:span text:style-name="T56">de</text:span> <text:span text:style-name="T56">můžeme</text:span> funkce rychle vybírat ze seznamu a filtrovat dle kategorií. <text:span text:style-name="T205">Tato</text:span> karta nabízí stručné vysvětlení funkce a její syntaxe, ale nenabízí hledání nebo zadávání dat, jako je tomu v<text:span text:style-name="T56"> případě</text:span> plnohodnotného průvodce.</text:p>
      <text:p text:style-name="P23">Podrobnější úvod do syntaxe vzorců a použití <text:span text:style-name="T236">P</text:span>růvodce <text:span text:style-name="T236">f</text:span>unkcí se najdeme v kapitole 7 – <text:span text:style-name="T205">Použití </text:span>vzorců a funkcí <text:span text:style-name="T205">v</text:span> příručce <text:span text:style-name="Emphasis">Průvodce programem Calc</text:span>.</text:p>
      <text:p text:style-name="Figure"><draw:frame draw:style-name="fr1" draw:name="Frame26" text:anchor-type="as-char" svg:width="13.192cm" draw:z-index="74"><draw:text-box fo:min-height="10.936cm"><text:p text:style-name="Caption"><draw:frame draw:style-name="fr13" draw:name="Image29" text:anchor-type="paragraph" svg:y="0cm" svg:width="13.192cm" svg:height="10.488cm" draw:z-index="75"><draw:image xlink:href="Pictures/100000000000030B000002C5CF17E9978A473B57.png" xlink:type="simple" xlink:show="embed" xlink:actuate="onLoad" loext:mime-type="image/png"/></draw:frame>Obrázek <text:sequence text:ref-name="refFigure36" text:name="Figure" text:formula="ooow:Figure+1" style:num-format="1">36</text:sequence>: Průvodce funkcí</text:p></draw:text-box></draw:frame></text:p>
      <text:h text:style-name="P134" text:outline-level="1"><text:bookmark-start text:name="__RefHeading__14679_1458129930"/><text:soft-page-break/>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3">Více informací o nástrojích pro analýzu dat v programu Calc najdeme v kapitole 9 – Analýza dat <text:span text:style-name="T206">v</text:span> příručce <text:span text:style-name="Emphasis">Průvodce programem Calc</text:span>.</text:p>
      <text:h text:style-name="P138" text:outline-level="1"><text:bookmark-start text:name="__RefHeading___Toc14189_266939973"/>Kontingenční tabulky a kontingenční grafy<text:bookmark-end text:name="__RefHeading___Toc14189_266939973"/></text:h>
      <text:p text:style-name="P6">Jedním z nejužitečnějších nástrojů pro analýzu dat je <text:span text:style-name="T207">k</text:span>ontingenční <text:span text:style-name="T207">t</text:span>abulka. <text:span text:style-name="T207"/>To je způsob, jak uspořádat, manipulovat a shrnout velké množství dat, aby je bylo mnohem snazší číst a porozumět jim, a zároveň umožní zodpovídat různé otázky týkající se<text:span text:style-name="T88"/> tabulky <text:span text:style-name="T207">n</text:span>ebo pivotovat data v tabulce. Pomocí <text:span text:style-name="T207"/><text:span text:style-name="T208">k</text:span>ontingenční <text:span text:style-name="T208">t</text:span>abulky můžeme zobrazit různé souhrny zdrojových dat, zobrazit detaily v oblastech, které nás zajímají a vytvářet sestavy. <text:span text:style-name="T88"/><text:span text:style-name="T209">Můžeme </text:span><text:span text:style-name="T207">také </text:span><text:span text:style-name="T209">vytvořit kontingenční graf, ve kterém graficky zobrazíme data z kontingenční tabulky.</text:span></text:p>
      <text:p text:style-name="P7">Například řekněme, že máme tabulku obsahující seznam darů pro různé charitativní organizace, které vybrala skupina pracovníků v různých měsících, ale zajímá nás pouze to, kolik každý pracovník vybral celkem. <text:span text:style-name="T88">M</text:span>ohli bychom tuto částku vypočítat manuálně pomocí třídění a možností formátování, které nabízí program Calc. Nebo můžeme vytvořit kontingenční tabulku, abychom mohli data jednodušeji uspořádat a číst.</text:p>
      <text:p text:style-name="P6"><text:span text:style-name="T210">Pokud chceme otevřít dialogové okno pro vytvoření kontingenční tabulky, zvolíme </text:span><text:span text:style-name="Strong_20_Emphasis"><text:span text:style-name="T210">Data &gt; Kontingenční tabulka &gt; </text:span></text:span><text:span text:style-name="Strong_20_Emphasis"><text:span text:style-name="T150">Vložit nebo upravit</text:span></text:span><text:span text:style-name="T210"> v hlavní nabídce </text:span><text:span text:style-name="T250">nebo klepneme na ikonu </text:span><text:span text:style-name="Strong_20_Emphasis"><text:span text:style-name="T250">Vložit nebo upravit kontingenční tabulku</text:span></text:span><text:span text:style-name="T250"/> <text:span text:style-name="T108">na</text:span> <text:span text:style-name="T250">standardní liště nástrojů</text:span><text:span text:style-name="T210">. Dialogové okno Rozvržení kontingenční tabulky navrhne záhlaví sloupců z vybraných nezpracovaných dat a vloží je do části </text:span><text:span text:style-name="Emphasis"><text:span text:style-name="T210">Dostupná pole</text:span></text:span><text:span text:style-name="T210">. Odtud můžeme přetáhnout požadované informace do polí pro sloupec, řádek, </text:span><text:span text:style-name="T99">data </text:span><text:span text:style-name="T105">nebo filtr</text:span><text:span text:style-name="T210">, abychom je uspořádali podle požadavků, a </text:span><text:span text:style-name="T88">klepnutím</text:span><text:span text:style-name="T210"> </text:span>na <text:span text:style-name="Strong_20_Emphasis"><text:span text:style-name="T210">OK</text:span></text:span><text:span text:style-name="T210"> zobrazíme výsledky.</text:span></text:p>
      <text:p text:style-name="P62"><text:span text:style-name="T238">Pokud chceme zvolit nové informace, které chceme zobrazit, nebo pokud chceme změnit rozložení existujících informací, otevřeme místní nabídku klepnutím pravým tlačítkem myši kdekoli v existující kontingenční tabulce a vybereme volbu </text:span><text:span text:style-name="Strong_20_Emphasis"><text:span text:style-name="T164">Vlastnosti</text:span></text:span><text:span text:style-name="T238">. </text:span><text:span text:style-name="T105">Ke stejnému dialogovému oknu se také </text:span><text:span text:style-name="T210">můžeme </text:span><text:span text:style-name="T105">dostat</text:span><text:span text:style-name="T210"/><text:span text:style-name="T250"> pomocí volby </text:span><text:span text:style-name="Strong_20_Emphasis"><text:span text:style-name="T210">Data &gt; Kontingenční tabulka &gt; </text:span></text:span><text:span text:style-name="Strong_20_Emphasis"><text:span text:style-name="T150">Vložit nebo upravit</text:span></text:span><text:span text:style-name="T210"> </text:span><text:span text:style-name="T108">z</text:span><text:span text:style-name="T210"> hlavní nabídky </text:span><text:span text:style-name="T250">nebo klepnutím na ikonu </text:span><text:span text:style-name="Strong_20_Emphasis"><text:span text:style-name="T250">Vložit nebo upravit kontingenční tabulku</text:span></text:span><text:span text:style-name="T250">, </text:span><text:span text:style-name="T108">kterou </text:span><text:span text:style-name="T250">najdeme na standardní nástrojové liště</text:span>.</text:p>
      <text:p text:style-name="P54">Podrobnější <text:span text:style-name="T88"/>vysvětlení kontingenčních tabulek <text:span text:style-name="T207">a předpokladů nutných pro jejich použití</text:span> najdeme v kapitole 8 – <text:span text:style-name="T236">Použití </text:span>kontingenčních tabulek <text:span text:style-name="T207">v příručce </text:span><text:span text:style-name="Emphasis"><text:span text:style-name="T207">Průvodce programem Calc</text:span></text:span>.</text:p>
      <text:h text:style-name="Heading_20_2" text:outline-level="2"><text:bookmark-start text:name="__RefHeading___Toc6319_13048540801111"/>Kontingenční grafy<text:bookmark-end text:name="__RefHeading___Toc6319_13048540801111"/></text:h>
      <text:p text:style-name="P6"><text:span text:style-name="T211">Pokud chceme získat rychlou vizuální reprezentaci dat obsažených v kontingenční tabulce, </text:span><text:span text:style-name="T207">můžeme vygenerovat </text:span><text:span text:style-name="T211"/><text:span text:style-name="T207">k</text:span><text:span text:style-name="T211">ontingenční </text:span><text:span text:style-name="T207">g</text:span><text:span text:style-name="T211">raf. Funkčně jsou kontingenční grafy totožné s běžnými grafy s výjimkou dvou klíčových oblastí. Za prvé se při změně dat v kontingenční tabulce se kontingenční graf automaticky upraví. </text:span><text:span text:style-name="T88">Za </text:span><text:span text:style-name="T211">druhé </text:span><text:span text:style-name="T207">zahrnuje</text:span><text:span text:style-name="T211"> </text:span><text:span text:style-name="T236">t</text:span><text:span text:style-name="T211">lačítka </text:span><text:span text:style-name="T236">p</text:span><text:span text:style-name="T211">olí – grafické prvky, které umožňují filtrovat obsah kontingenční tabulky přímo v samotném kontingenčním grafu.</text:span></text:p>
      <text:p text:style-name="P55">Další informace o <text:span text:style-name="T207">k</text:span>ontingenčních <text:span text:style-name="T207">g</text:span>rafech a <text:span text:style-name="T207">g</text:span>rafech obecně najdeme v kapitole 3 – <text:span text:style-name="T236">Tvorba </text:span>grafů a v kapitole 8 – <text:span text:style-name="T236">Použití </text:span>kontingenčních tabulek <text:span text:style-name="T207">v </text:span>příručce <text:span text:style-name="Emphasis">Průvodce programem Calc</text:span>.</text:p>
      <text:h text:style-name="P134" text:outline-level="1"><text:bookmark-start text:name="__RefHeading__74166_1365249792"/><text:soft-page-break/>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ejí v kapitole 10 – Tisk, exportování, odesílání <text:span text:style-name="T207">a podepisování </text:span><text:span text:style-name="T236">dokumentů</text:span>). Některé detaily<text:span text:style-name="T99"/> tisku v programu Calc se však liší. A to zejména při přípravě tisku.</text:p>
      <text:p text:style-name="P62"><text:span text:style-name="T250">Poté, co nadefinujeme oblasti tisku, naformátují se tyto oblasti pomocí automatického zalomení stránek. Pokud chceme zobrazit konce stránek, zvolíme v hlavní nabídce </text:span><text:span text:style-name="Strong_20_Emphasis"><text:span text:style-name="T250">Zobrazit &gt; Zalomení stránky</text:span></text:span><text:span text:style-name="T250"/><text:span text:style-name="T108"/><text:span text:style-name="T250"/><text:span text:style-name="T105"/><text:span text:style-name="T250">.</text:span></text:p>
      <text:h text:style-name="P148" text:outline-level="2"><text:bookmark-start text:name="__RefHeading__74172_1365249792"/><text:alphabetical-index-mark text:string-value="oblasti tisku, Calc"/>Oblasti tisku<text:bookmark-end text:name="__RefHeading__74172_1365249792"/></text:h>
      <text:p text:style-name="P56">Oblasti tisku mají několik využití, například tisk stanovené části dat nebo tisk vybraných řádků nebo sloupců na každé stránce. Další informace o použití tiskového rozsahu najdeme v kapitole 6 – Tisk, exportování, odesílání <text:span text:style-name="T212">a podepisování </text:span><text:span text:style-name="T214">v příručce </text:span><text:span text:style-name="Emphasis"><text:span text:style-name="T214">Průvodce programem Calc</text:span></text:span>.</text:p>
      <text:h text:style-name="P165" text:outline-level="3"><text:bookmark-start text:name="__RefHeading__30435_1380607024"/><text:bookmark text:name="SC_EDIT_RID_SCDLG_AREAS_ED_PRINTAREA"/><text:bookmark text:name="SC_LISTBOX_RID_SCDLG_AREAS_LB_PRINTAREA"/>Definování oblasti tisku<text:bookmark-end text:name="__RefHeading__30435_1380607024"/></text:h>
      <text:p text:style-name="P86">Když chceme definovat novou oblast tisku nebo upravit existující:</text:p>
      <text:list xml:id="list92051179662041" text:continue-list="list92050625706738" text:style-name="Numbering_20_1">
        <text:list-item text:start-value="1">
          <text:p text:style-name="P203">Vybereme oblast buněk, která má být v oblasti tisku zahrnuta.</text:p>
        </text:list-item>
        <text:list-item>
          <text:p text:style-name="P203">V hlavní nabídce zvolíme <text:span text:style-name="Strong_20_Emphasis">Formát &gt; Oblasti tisku &gt; Definovat</text:span>. <text:span text:style-name="T212">Automatická z</text:span>alomení stránek jsou viditelná na obrazovce.</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2">Přepnout </text:span></text:span><text:span text:style-name="Strong_20_Emphasis">náhled</text:span> tisku <text:span text:style-name="T212">na standardní nástrojové liště</text:span>. <text:span text:style-name="T89">Calc</text:span> zobrazí <text:span text:style-name="T212">pouze</text:span> ty buňky, které se nacházejí v oblasti tisku.</text:p>
        </text:list-item>
      </text:list>
      <text:h text:style-name="P165" text:outline-level="3"><text:bookmark-start text:name="__RefHeading__74174_1365249792"/>Přidávání k oblasti tisku<text:bookmark-end text:name="__RefHeading__74174_1365249792"/></text:h>
      <text:p text:style-name="P86">Po nadefinování oblasti tisku do ní můžeme přidat další buňky tak, že vytvoříme novou oblast tisku. Takto můžeme z listu vytisknout několik nesouvislých oblastí.</text:p>
      <text:list xml:id="list92049854285375" text:continue-list="list92051179662041" text:style-name="Numbering_20_1">
        <text:list-item text:start-value="1">
          <text:p text:style-name="P203">Po definování oblasti tisku vybereme novou oblast buněk, kterou chceme přidat.</text:p>
        </text:list-item>
        <text:list-item>
          <text:p text:style-name="P203">Další buňky oblasti tisku přidáme volbou <text:span text:style-name="Strong_20_Emphasis">Formát &gt; Oblast tisku &gt; Přidat</text:span> v hlavní nabídce. Čáry rozdělující list na stránky již na obrazovce nebudou viditelné.</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3">Přepnout </text:span></text:span><text:span text:style-name="Strong_20_Emphasis">náhled tisku</text:span> <text:span text:style-name="T108">na</text:span><text:span text:style-name="T239"> standardní nástrojové liště</text:span>. LibreOffice jednotlivé oblasti tisku zobrazí jako oddělené stránky.</text:p>
        </text:list-item>
      </text:list>
      <text:list xml:id="list92049132469758" text:continue-list="list92050669532611" text:style-name="Heading_20_Note">
        <text:list-item>
          <text:p text:style-name="Heading_20_Note">Poznámka</text:p>
        </text:list-item>
      </text:list>
      <text:p text:style-name="P75">Přidaná oblast tisku se vytiskne jako samostatná stránka, a to i v případě, pokud jsou obě oblasti na stejném listě.</text:p>
      <text:h text:style-name="P170"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Strong_20_Emphasis">Formát &gt; Oblasti tisku &gt; </text:span><text:span text:style-name="Strong_20_Emphasis"><text:span text:style-name="T165">Odstranit</text:span></text:span>. Po odstranění oblasti tisku se na obrazovce zobrazí výchozí čáry znázorňující zalomení stránek.</text:p>
      <text:h text:style-name="P165"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Strong_20_Emphasis">Formát &gt; Oblasti tisku &gt; Upravit</text:span>. Tím otevřeme dialogové okno Upravit oblasti tisku, kde lze oblasti definovat.</text:p>
      <text:h text:style-name="P148" text:outline-level="2"><text:bookmark-start text:name="__RefHeading__21748_508553458"/><text:soft-page-break/>Možnosti tisku<text:bookmark-end text:name="__RefHeading__21748_508553458"/></text:h>
      <text:p text:style-name="P86">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201">V hlavní nabídce zvolíme <text:span text:style-name="Strong_20_Emphasis">Formát &gt; Stránka</text:span>. Otevře se dialogové okno Styl stránky (obrázek <text:sequence-ref text:reference-format="value" text:ref-name="refFigure37">37</text:sequence-ref>).</text:p>
        </text:list-item>
        <text:list-item>
          <text:p text:style-name="P201">V něm vybereme kartu <text:span text:style-name="Emphasis">List</text:span>, kde nastavíme jednotlivé možnosti dle svých potřeb. Klepneme na <text:span text:style-name="Strong_20_Emphasis">OK</text:span>.</text:p>
        </text:list-item>
      </text:list>
      <text:p text:style-name="P72"><draw:frame draw:style-name="fr1" draw:name="Frame2" text:anchor-type="as-char" svg:width="14cm" draw:z-index="76"><draw:text-box fo:min-height="9.245cm"><text:p text:style-name="Caption"><draw:frame draw:style-name="fr12" draw:name="graphics13" text:anchor-type="paragraph" svg:width="14cm" style:rel-width="100%" svg:height="8.758cm" style:rel-height="scale" draw:z-index="78"><draw:image xlink:href="Pictures/10000000000002E20000023E96116B17FE52BA26.png" xlink:type="simple" xlink:show="embed" xlink:actuate="onLoad" loext:mime-type="image/png"/></draw:frame>Obrázek <text:sequence text:ref-name="refFigure37" text:name="Figure" text:formula="ooow:Figure+1" style:num-format="1">37</text:sequence>: Dialogové okno Styl stránky – karta Stránka</text:p></draw:text-box></draw:frame></text:p>
      <text:h text:style-name="P148"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92051018264511" text:continue-list="list92049730563258" text:style-name="Numbering_20_1">
        <text:list-item text:start-value="1">
          <text:p text:style-name="P203">V hlavní nabídce zvolíme <text:span text:style-name="Strong_20_Emphasis">Formát &gt; Oblasti tisku &gt; Upravit</text:span> a otevře se dialogové okno Upravit oblasti tisku (obrázek <text:sequence-ref text:reference-format="value" text:ref-name="refFigure38">38</text:sequence-ref>).</text:p>
        </text:list-item>
        <text:list-item>
          <text:p text:style-name="P203">V poli <text:span text:style-name="Emphasis">Opakovat řádky</text:span> zadáme identifikátory <text:span text:style-name="Emphasis"><text:span text:style-name="T239">ř</text:span></text:span><text:span text:style-name="Emphasis">ádku</text:span>. Pokud chceme například opakovat řádky 1 a 2, zadáme $1:$2. Tímto se automaticky změní hodnota v rozbalovacím seznamu <text:span text:style-name="Emphasis">Opakovat </text:span><text:span text:style-name="Emphasis"><text:span text:style-name="T239">ř</text:span></text:span><text:span text:style-name="Emphasis">ádky </text:span>z hodnoty <text:span text:style-name="Strong_20_Emphasis">- žádné -</text:span> <text:s/>na<text:span text:style-name="Strong_20_Emphasis"> - definované uživatelem -</text:span>.</text:p>
        </text:list-item>
        <text:list-item>
          <text:p text:style-name="P203">V poli <text:span text:style-name="Emphasis">Opakovat </text:span><text:span text:style-name="Emphasis"><text:span text:style-name="T239">s</text:span></text:span><text:span text:style-name="Emphasis">loupce</text:span> zadáme identifikátory sloupce. Pokud chceme například opakovat sloupec A, zadáme $A. Tím se automaticky změní hodnota rozbalovacího seznamu <text:span text:style-name="Emphasis">Opakovat</text:span> <text:span text:style-name="Emphasis"><text:span text:style-name="T250">s</text:span></text:span><text:span text:style-name="Emphasis">loupce</text:span> z hodnoty <text:span text:style-name="Strong_20_Emphasis">- žádné -</text:span> na hodnotu <text:span text:style-name="Strong_20_Emphasis">- definované uživatelem -</text:span>.</text:p>
        </text:list-item>
        <text:list-item>
          <text:p text:style-name="P203">Klikneme na <text:span text:style-name="Strong_20_Emphasis">OK</text:span>.</text:p>
        </text:list-item>
      </text:list>
      <text:p text:style-name="P56">Další informace o úpravě oblastí tisku najdeme v kapitole 6 – Tisk, exportování, odesílání a podepisování <text:span text:style-name="T90">v příručce </text:span><text:span text:style-name="Emphasis"><text:span text:style-name="T90">Průvodce programem Calc</text:span></text:span>. </text:p>
      <text:p text:style-name="Figure"><text:soft-page-break/><draw:frame draw:style-name="fr1" draw:name="Frame27" text:anchor-type="as-char" svg:width="15.249cm" draw:z-index="37"><draw:text-box fo:min-height="4.477cm"><text:p text:style-name="Caption"><draw:frame draw:style-name="fr11" draw:name="graphics6" text:anchor-type="paragraph" svg:width="15.249cm" svg:height="4.03cm" draw:z-index="77"><draw:image xlink:href="Pictures/1000000000000340000000DC966AE6012CE86464.png" xlink:type="simple" xlink:show="embed" xlink:actuate="onLoad" loext:mime-type="image/png"/></draw:frame>Obrázek <text:sequence text:ref-name="refFigure38" text:name="Figure" text:formula="ooow:Figure+1" style:num-format="1">38</text:sequence>: Dialogové okno Upravit oblasti tisku</text:p></draw:text-box></draw:frame></text:p>
      <text:h text:style-name="P148" text:outline-level="2"><text:bookmark-start text:name="__RefHeading__74178_1365249792"/>Zalomení stránky<text:bookmark-end text:name="__RefHeading__74178_1365249792"/></text:h>
      <text:p text:style-name="P5">Přestože definování rozsahu tisku může být výkonným nástrojem, může být někdy nutné manuálně upravit výtisk z programu Calc pomocí ručního zalomení stránky. Ručnízalomení pomáhá zajistit, aby se data<text:span text:style-name="T90"/> vytiskla se správnou velikostí a orientací <text:span text:style-name="T90"/>vzhledem k nastavení stránky. Vodorovné zalomení stránky můžeme vložit nad aktivní buňku, svislé vlevo od aktivní buňky.</text:p>
      <text:p text:style-name="P56">Další informace o ruční úpravě zalomení najdeme v kapitole 6 – Tisk, exportování, odesílání a podepisování <text:span text:style-name="T214">v příručce </text:span><text:span text:style-name="Emphasis"><text:span text:style-name="T214">Průvodce programem Calc</text:span></text:span>.</text:p>
      <text:h text:style-name="P165"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86">Když chceme zalomení stránky vložit:</text:p>
      <text:list xml:id="list1207280552" text:style-name="Numbering_20_1">
        <text:list-item text:start-value="1">
          <text:p text:style-name="P203">Přejdeme do buňky, od které má začít nová strana.</text:p>
        </text:list-item>
        <text:list-item>
          <text:p text:style-name="P203">V hlavní nabídce zvolíme <text:span text:style-name="Strong_20_Emphasis"><text:span text:style-name="T165">List</text:span></text:span><text:span text:style-name="Strong_20_Emphasis"> &gt; </text:span><text:span text:style-name="Strong_20_Emphasis"><text:span text:style-name="T239">Vložit </text:span></text:span><text:span text:style-name="Strong_20_Emphasis">zalomení stránky</text:span>.</text:p>
        </text:list-item>
        <text:list-item>
          <text:p text:style-name="P203">Výběrem položky <text:span text:style-name="Strong_20_Emphasis">Zalomení řádku</text:span> vytvoříme zalomení stránky nad vybranou buňkou. Výběrem položky <text:span text:style-name="Strong_20_Emphasis">Zalomení sloupce</text:span> vytvoříme zalomení stránky vlevo od vybrané buňky.</text:p>
        </text:list-item>
      </text:list>
      <text:h text:style-name="P165" text:outline-level="3"><text:bookmark-start text:name="__RefHeading__30443_1380607024"/>Mazání odstranění<text:bookmark-end text:name="__RefHeading__30443_1380607024"/></text:h>
      <text:p text:style-name="P86">Když chceme zalomení stránky odstranit:</text:p>
      <text:list xml:id="list1712358424" text:style-name="Numbering_20_1">
        <text:list-item text:start-value="1">
          <text:p text:style-name="P203">Přejdeme do buňky, která následuje za zalomením, které chceme odstranit.</text:p>
        </text:list-item>
        <text:list-item>
          <text:p text:style-name="P203">V hlavní nabídce zvolíme <text:span text:style-name="Strong_20_Emphasis"><text:span text:style-name="T165">List</text:span></text:span><text:span text:style-name="Strong_20_Emphasis"> &gt; Smazat zalomení stránky</text:span>.</text:p>
        </text:list-item>
        <text:list-item>
          <text:p text:style-name="P217">Podle potřeby vybereme položku <text:span text:style-name="Strong_20_Emphasis">Zalomení řádku</text:span> nebo <text:span text:style-name="Strong_20_Emphasis">Zalomení sloupce</text:span>.</text:p>
        </text:list-item>
      </text:list>
      <text:list xml:id="list92049305591432" text:continue-list="list92049132469758" text:style-name="Heading_20_Note">
        <text:list-item>
          <text:p text:style-name="P175">Poznámka</text:p>
        </text:list-item>
      </text:list>
      <text:p text:style-name="P74">Na jediné stránce může být několik ručních zalomení řádků a sloupců. Když je chceme odstranit všechna, je třeba tak provést po jednom.</text:p>
      <text:h text:style-name="P164" text:outline-level="2"><text:bookmark-start text:name="__RefHeading__74180_1365249792"/>Záhlaví a zápatí<text:bookmark-end text:name="__RefHeading__74180_1365249792"/></text:h>
      <text:p text:style-name="P56"><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Další informace o nastavení a definování záhlaví a zápatí najdeme v kapitole 6 – Tisk, exportování, odesílání a podepisování <text:span text:style-name="T90">v příručce </text:span><text:span text:style-name="Emphasis"><text:span text:style-name="T90">Průvodce programem Calc</text:span></text:span><text:span text:style-name="T90">.</text:span></text:p>
      <text:p text:style-name="P56">Záhlaví a zápatí jsou přiřazena ke stylu stránky. V jednom sešitě můžeme použít více než jeden styl stránky a přiřadit rozdílné styly různým listům. Více informací o stylech stránky <text:span text:style-name="T214">v programu Calc</text:span> nalezneme v kapitole 4 – Použití stylů a <text:span text:style-name="T37">šablon</text:span> <text:span text:style-name="T214">v příručce </text:span><text:span text:style-name="Emphasis"><text:span text:style-name="T214">Průvodce programem Calc</text:span></text:span>.</text:p>
      <text:h text:style-name="P165" text:outline-level="3"><text:bookmark-start text:name="__RefHeading__30445_1380607024"/><text:soft-page-break/>Nastavení záhlaví nebo zápatí<text:bookmark-end text:name="__RefHeading__30445_1380607024"/></text:h>
      <text:p text:style-name="P86">Když chceme nastavit záhlaví nebo zápatí:</text:p>
      <text:list xml:id="list880894385" text:style-name="Numbering_20_1">
        <text:list-item text:start-value="1">
          <text:p text:style-name="P203"><text:span text:style-name="T91">Přejdeme</text:span> na list, kterému chceme nastavit záhlaví nebo zápatí.</text:p>
        </text:list-item>
        <text:list-item>
          <text:p text:style-name="P203">V hlavní nabídce zvolíme <text:span text:style-name="Strong_20_Emphasis">Formát &gt; Stránka</text:span>. Otevře se dialogové okno Styl stránky (obrázek <text:sequence-ref text:reference-format="value" text:ref-name="refFigure39">39</text:sequence-ref>) <text:span text:style-name="T215">a</text:span> vybereme <text:span text:style-name="T214"/>kartu <text:span text:style-name="Emphasis">Záhlaví</text:span> nebo <text:span text:style-name="Emphasis">Zápatí</text:span> <text:span text:style-name="T215">(obrázek </text:span><text:span text:style-name="T215"><text:sequence-ref text:reference-format="value" text:ref-name="refFigure39">39</text:sequence-ref></text:span><text:span text:style-name="T215">)</text:span>.</text:p>
        </text:list-item>
        <text:list-item>
          <text:p text:style-name="P203">Zaškrtneme <text:span text:style-name="Strong_20_Emphasis">Záhlaví zapnuto</text:span> nebo <text:span text:style-name="Strong_20_Emphasis">Zápatí zapnuto</text:span>.</text:p>
        </text:list-item>
        <text:list-item>
          <text:p text:style-name="P203">Pokud chceme mít stejné záhlaví nebo zápatí na všech vytištěných stránkách, zaškrtneme volbu <text:span text:style-name="Strong_20_Emphasis">Stejný obsah </text:span><text:span text:style-name="Strong_20_Emphasis"><text:span text:style-name="T250">na </text:span></text:span><text:span text:style-name="Strong_20_Emphasis">levých </text:span><text:span text:style-name="Strong_20_Emphasis"><text:span text:style-name="T214">a </text:span></text:span><text:span text:style-name="Strong_20_Emphasis">pravých </text:span><text:span text:style-name="Strong_20_Emphasis"><text:span text:style-name="T214">stránkách</text:span></text:span>.</text:p>
        </text:list-item>
        <text:list-item>
          <text:p text:style-name="P203">Na tomto místě také můžeme nastavit okraje, mezery a výšku záhlaví nebo zápatí. Můžeme také zaškrtnout pole <text:span text:style-name="Strong_20_Emphasis">Automatická úprava výšky</text:span>, kterým se nastaví automatická výška záhlaví nebo zápatí.</text:p>
        </text:list-item>
        <text:list-item>
          <text:p text:style-name="P203">Pokud chceme změnit vzhled záhlaví nebo zápatí, klepneme na tlačítko <text:span text:style-name="Strong_20_Emphasis">Více</text:span>. Otevře se dialogové okno <text:span text:style-name="T214">O</text:span>hraničení / <text:span text:style-name="T214">P</text:span>ozadí.</text:p>
        </text:list-item>
        <text:list-item>
          <text:p text:style-name="P203">Obsah, který se má v záhlaví nebo zápatí zobrazit, jako například číslo stránky, datum a podobně, nastavíme v dialogovém <text:span text:style-name="Strong_20_Emphasis">okně</text:span> <text:span text:style-name="T91">Záhlaví (nebo Zápatí)</text:span>, které se objeví po klepnutí na tlačítko Upravit.</text:p>
        </text:list-item>
      </text:list>
      <text:p text:style-name="Figure"><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741981EA3FD67159.png" xlink:type="simple" xlink:show="embed" xlink:actuate="onLoad" loext:mime-type="image/png"/></draw:frame>Obrázek <text:sequence text:ref-name="refFigure39" text:name="Figure" text:formula="ooow:Figure+1" style:num-format="1">39</text:sequence>: <text:span text:style-name="T232">Karta</text:span> Záhlaví v dialogovém okně Styl stránky</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48</text:page-number><text:s/><text:span text:style-name="MT2">| </text:span><text:chapter text:display="name" text:outline-level="1">Tisk</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5 Začínáme s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5 Začínáme s programem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22T21:58:01.407000000</meta:creation-date>
    <meta:editing-duration>P0D</meta:editing-duration>
    <meta:editing-cycles>1</meta:editing-cycles>
    <meta:generator>LibreOffice/6.4.0.3$Windows_X86_64 LibreOffice_project/b0a288ab3d2d4774cb44b62f04d5d28733ac6df8</meta:generator>
    <dc:title>Kapitola 5 Začínáme s programem Calc</dc:title>
    <meta:document-statistic meta:table-count="3" meta:image-count="40" meta:object-count="0" meta:page-count="49" meta:paragraph-count="908" meta:word-count="14527" meta:character-count="81156" meta:non-whitespace-character-count="67530"/>
    <meta:template xlink:type="simple" xlink:actuate="onRequest" xlink:title="LibreOffice_6.0_Chapter_Template" xlink:href="../../../Documents/AppData/Roaming/LibreOffice/4/user/template/LibreOffice/LO_6.0_Chapter_Template.ott" meta:date="2018-05-18T16:58:07.217000000"/>
  </office:meta>
</office:document-meta>
</file>